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B17B76B9.png"/>
  <manifest:file-entry manifest:media-type="image/png" manifest:full-path="Pictures/100002010000001000000010F520EFBD.png"/>
  <manifest:file-entry manifest:media-type="image/png" manifest:full-path="Pictures/100002010000001000000010384D0A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none" draw:fill-color="#ffffff" draw:textarea-horizontal-align="left" draw:textarea-vertical-align="top" draw:auto-grow-height="false" fo:min-height="0cm" fo:min-width="0cm" fo:padding-left="0.45cm" draw:shadow="hidden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86cm"/>
    </style:style>
    <style:style style:name="gr9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2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1pt" fo:font-style="italic"/>
    </style:style>
    <style:style style:name="P8" style:family="paragraph">
      <style:paragraph-properties fo:margin-left="0cm" fo:margin-right="0cm" fo:text-indent="0cm"/>
      <style:text-properties fo:font-size="11pt" fo:font-style="italic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text-align="end"/>
      <style:text-properties fo:font-size="11pt" fo:font-style="italic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1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4.011cm" svg:height="3.095cm" svg:x="24.772cm" svg:y="-6.315cm">
          <draw:text-box>
            <text:p text:style-name="P1"><text:span text:style-name="T1">id: INT</text:span></text:p>
            <text:p text:style-name="P1"><text:span text:style-name="T1">login: VARCHAR</text:span></text:p>
            <text:p text:style-name="P1"><text:span text:style-name="T1">password: VARCH</text:span></text:p>
            <text:p text:style-name="P1"><text:span text:style-name="T1">admin: TINYINT</text:span></text:p>
            <text:p text:style-name="P1"><text:span text:style-name="T1">external_id: INT</text:span></text:p>
            <text:p text:style-name="P1"><text:span text:style-name="T1">aktivan: TINYINT</text:span></text:p>
          </draw:text-box>
        </draw:frame>
        <draw:custom-shape draw:style-name="gr2" draw:text-style-name="P2" draw:layer="layout" svg:width="0.519cm" svg:height="2.973cm" svg:x="28.19cm" svg:y="-6.2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72cm" svg:height="3.416cm" svg:x="24.751cm" svg:y="-6.226cm" svg:viewBox="0 0 3773 3417" svg:d="m0 4c0 939 0 1877 0 2816 0 298 314 597 628 597 839 0 1677 0 2516 0 314 0 629-299 629-597 0-939 0-1877 0-2816 0-9-3772-1-3773 0z">
          <text:p text:style-name="P6"/>
        </draw:path>
        <draw:path draw:style-name="gr4" draw:text-style-name="P5" draw:layer="layout" svg:width="3.773cm" svg:height="0.777cm" svg:x="24.75cm" svg:y="-7cm" svg:viewBox="0 0 3774 778" svg:d="m3774 778c0-389-315-778-629-778-839 0-1678 0-2517 0-314 0-628 389-628 778 0 0 0 0 3774 0z">
          <text:p text:style-name="P4"><text:span text:style-name="T2">auth</text:span></text:p>
        </draw:path>
        <draw:frame draw:style-name="gr5" draw:text-style-name="P2" draw:layer="layout" svg:width="0.3cm" svg:height="0.3cm" svg:x="24.882cm" svg:y="-5.992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24.882cm" svg:y="-5.542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24.882cm" svg:y="-5.056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24.882cm" svg:y="-4.57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24.882cm" svg:y="-1.84cm">
          <draw:image xlink:href="Pictures/100002010000001000000010B17B76B9.png" xlink:type="simple" xlink:show="embed" xlink:actuate="onLoad">
            <text:p text:style-name="P6"/>
          </draw:image>
        </draw:frame>
        <draw:frame draw:style-name="gr1" draw:layer="layout" svg:width="4.1cm" svg:height="6.887cm" svg:x="18.479cm" svg:y="0.314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email: VARCHAR</text:span></text:p>
            <text:p text:style-name="P1"><text:span text:style-name="T1">brindexa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srednja_skola: VA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treba_brisati: TINY</text:span></text:p>
          </draw:text-box>
        </draw:frame>
        <draw:custom-shape draw:style-name="gr2" draw:text-style-name="P2" draw:layer="layout" svg:width="0.519cm" svg:height="6.757cm" svg:x="21.861cm" svg:y="0.493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49cm" svg:height="7.968cm" svg:x="18.25cm" svg:y="0.327cm" svg:viewBox="0 0 3750 7969" svg:d="m1 5c0 1269-1 5888-1 7157 0 403 312 807 624 807 834 0 1666 0 2500 0 312 0 626-407 626-811 0-1268 0-5884 0-7153 0-12-3749 0-3749 0z">
          <text:p text:style-name="P6"/>
        </draw:path>
        <draw:path draw:style-name="gr4" draw:text-style-name="P5" draw:layer="layout" svg:width="3.761cm" svg:height="0.777cm" svg:x="18.25cm" svg:y="-0.448cm" svg:viewBox="0 0 3762 778" svg:d="m3762 778c0-389-314-778-627-778-836 0-1673 0-2509 0-313 0-626 389-626 778 0 0 0 0 3762 0z">
          <text:p text:style-name="P4"><text:span text:style-name="T2">osoba</text:span></text:p>
        </draw:path>
        <draw:frame draw:style-name="gr5" draw:text-style-name="P2" draw:layer="layout" svg:width="0.3cm" svg:height="0.3cm" svg:x="18.37cm" svg:y="0.56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7cm" svg:y="1.01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7cm" svg:y="1.496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7cm" svg:y="1.982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7cm" svg:y="2.45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7cm" svg:y="2.917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7cm" svg:y="3.411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7cm" svg:y="3.897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7cm" svg:y="4.383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7cm" svg:y="4.851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7cm" svg:y="5.318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7cm" svg:y="5.811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7cm" svg:y="6.683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73cm" svg:y="6.269cm">
          <draw:image xlink:href="Pictures/100002010000001000000010F520EFBD.png" xlink:type="simple" xlink:show="embed" xlink:actuate="onLoad">
            <text:p text:style-name="P6"/>
          </draw:image>
        </draw:frame>
        <draw:frame draw:style-name="gr1" draw:layer="layout" svg:width="4.138cm" svg:height="1.673cm" svg:x="24.864cm" svg:y="2.775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kratki_naziv: VARC</text:span></text:p>
          </draw:text-box>
        </draw:frame>
        <draw:custom-shape draw:style-name="gr2" draw:text-style-name="P2" draw:layer="layout" svg:width="0.519cm" svg:height="1.964cm" svg:x="28.353cm" svg:y="2.877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48cm" svg:height="2.237cm" svg:x="24.751cm" svg:y="2.774cm" svg:viewBox="0 0 3749 2238" svg:d="m0 2c0 616 0 1230 0 1845 0 195 312 391 624 391 834 0 1666 0 2500 0 312 0 625-196 625-391 0-615 0-1229 0-1845 0-5-3748 0-3749 0z">
          <text:p text:style-name="P6"/>
        </draw:path>
        <draw:path draw:style-name="gr4" draw:text-style-name="P5" draw:layer="layout" svg:width="3.749cm" svg:height="0.777cm" svg:x="24.75cm" svg:y="2cm" svg:viewBox="0 0 3750 778" svg:d="m3750 778c0-389-313-778-625-778-834 0-1667 0-2501 0-312 0-624 389-624 778 0 0 0 0 3750 0z">
          <text:p text:style-name="P4"><text:span text:style-name="T2">kanton</text:span></text:p>
        </draw:path>
        <draw:frame draw:style-name="gr5" draw:text-style-name="P2" draw:layer="layout" svg:width="0.3cm" svg:height="0.3cm" svg:x="24.882cm" svg:y="3.008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24.882cm" svg:y="3.458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24.882cm" svg:y="3.944cm">
          <draw:image xlink:href="Pictures/100002010000001000000010B17B76B9.png" xlink:type="simple" xlink:show="embed" xlink:actuate="onLoad">
            <text:p text:style-name="P6"/>
          </draw:image>
        </draw:frame>
        <draw:frame draw:style-name="gr1" draw:text-style-name="P7" draw:layer="layout" svg:width="1.67cm" svg:height="0.683cm" svg:x="22.25cm" svg:y="4.25cm">
          <draw:text-box>
            <text:p text:style-name="P6"><text:span text:style-name="T3">kanton</text:span></text:p>
          </draw:text-box>
        </draw:frame>
        <draw:frame draw:style-name="gr1" draw:text-style-name="P7" draw:layer="layout" svg:width="0.803cm" svg:height="0.683cm" svg:x="24cm" svg:y="3.012cm">
          <draw:text-box>
            <text:p text:style-name="P6"><text:span text:style-name="T3">id</text:span></text:p>
          </draw:text-box>
        </draw:frame>
        <draw:line draw:style-name="gr6" draw:text-style-name="P2" draw:layer="layout" svg:x1="24.459cm" svg:y1="3.94cm" svg:x2="24.459cm" svg:y2="3.575cm">
          <text:p text:style-name="P6"/>
        </draw:line>
        <draw:line draw:style-name="gr6" draw:text-style-name="P2" draw:layer="layout" svg:x1="22.226cm" svg:y1="4.444cm" svg:x2="22.226cm" svg:y2="4.079cm">
          <text:p text:style-name="P6"/>
        </draw:line>
        <draw:line draw:style-name="gr6" draw:text-style-name="P2" draw:layer="layout" svg:x1="24.464cm" svg:y1="3.743cm" svg:x2="24.738cm" svg:y2="3.585cm">
          <text:p text:style-name="P6"/>
        </draw:line>
        <draw:line draw:style-name="gr6" draw:text-style-name="P2" draw:layer="layout" svg:x1="24.459cm" svg:y1="3.748cm" svg:x2="24.747cm" svg:y2="3.902cm">
          <text:p text:style-name="P6"/>
        </draw:line>
        <draw:frame draw:style-name="gr1" draw:layer="layout" svg:width="3.973cm" svg:height="1.199cm" svg:x="24.919cm" svg:y="7.825cm">
          <draw:text-box>
            <text:p text:style-name="P1"><text:span text:style-name="T1">osoba: INT</text:span></text:p>
            <text:p text:style-name="P1"><text:span text:style-name="T1">privilegija: VARCH</text:span></text:p>
          </draw:text-box>
        </draw:frame>
        <draw:custom-shape draw:style-name="gr2" draw:text-style-name="P2" draw:layer="layout" svg:width="0.519cm" svg:height="1.886cm" svg:x="28.337cm" svg:y="7.94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72cm" svg:height="2.237cm" svg:x="24.679cm" svg:y="7.837cm" svg:viewBox="0 0 3773 2238" svg:d="m0 2c0 616 0 1230 0 1845 0 195 314 391 628 391 839 0 1677 0 2516 0 314 0 629-196 629-391 0-615 0-1229 0-1845 0-5-3772 0-3773 0z">
          <text:p text:style-name="P6"/>
        </draw:path>
        <draw:path draw:style-name="gr4" draw:text-style-name="P5" draw:layer="layout" svg:width="3.773cm" svg:height="0.777cm" svg:x="24.678cm" svg:y="7.063cm" svg:viewBox="0 0 3774 778" svg:d="m3774 778c0-389-315-778-629-778-839 0-1678 0-2517 0-314 0-628 389-628 778 0 0 0 0 3774 0z">
          <text:p text:style-name="P4"><text:span text:style-name="T2">privilegije</text:span></text:p>
        </draw:path>
        <draw:frame draw:style-name="gr5" draw:text-style-name="P2" draw:layer="layout" svg:width="0.3cm" svg:height="0.3cm" svg:x="24.81cm" svg:y="8.521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24.816cm" svg:y="8.088cm">
          <draw:image xlink:href="Pictures/100002010000001000000010F520EFBD.png" xlink:type="simple" xlink:show="embed" xlink:actuate="onLoad">
            <text:p text:style-name="P6"/>
          </draw:image>
        </draw:frame>
        <draw:line draw:style-name="gr6" draw:text-style-name="P2" draw:layer="layout" svg:x1="24.75cm" svg:y1="9cm" svg:x2="23cm" svg:y2="9cm">
          <text:p text:style-name="P6"/>
        </draw:line>
        <draw:line draw:style-name="gr6" draw:text-style-name="P2" draw:layer="layout" svg:x1="23cm" svg:y1="9cm" svg:x2="23cm" svg:y2="7.5cm">
          <text:p text:style-name="P6"/>
        </draw:line>
        <draw:line draw:style-name="gr6" draw:text-style-name="P2" draw:layer="layout" svg:x1="23cm" svg:y1="7.5cm" svg:x2="22cm" svg:y2="7.5cm">
          <text:p text:style-name="P6"/>
        </draw:line>
        <draw:frame draw:style-name="gr1" draw:text-style-name="P7" draw:layer="layout" svg:width="0.803cm" svg:height="0.683cm" svg:x="22.25cm" svg:y="7.5cm">
          <draw:text-box>
            <text:p text:style-name="P6"><text:span text:style-name="T3">id</text:span></text:p>
          </draw:text-box>
        </draw:frame>
        <draw:line draw:style-name="gr6" draw:text-style-name="P2" draw:layer="layout" svg:x1="22.297cm" svg:y1="7.689cm" svg:x2="22.297cm" svg:y2="7.324cm">
          <text:p text:style-name="P6"/>
        </draw:line>
        <draw:line draw:style-name="gr6" draw:text-style-name="P2" draw:layer="layout" svg:x1="22.292cm" svg:y1="7.492cm" svg:x2="22.018cm" svg:y2="7.334cm">
          <text:p text:style-name="P6"/>
        </draw:line>
        <draw:line draw:style-name="gr6" draw:text-style-name="P2" draw:layer="layout" svg:x1="22.297cm" svg:y1="7.497cm" svg:x2="22.009cm" svg:y2="7.651cm">
          <text:p text:style-name="P6"/>
        </draw:line>
        <draw:frame draw:style-name="gr1" draw:layer="layout" svg:width="4.198cm" svg:height="4.043cm" svg:x="18.479cm" svg:y="13.414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studij: INT</text:span></text:p>
            <text:p text:style-name="P1"><text:span text:style-name="T1">semestar: INT</text:span></text:p>
            <text:p text:style-name="P1"><text:span text:style-name="T1">obavezan: TINYINT</text:span></text:p>
            <text:p text:style-name="P1"><text:span text:style-name="T1">akademska_godina</text:span></text:p>
            <text:p text:style-name="P1"><text:span text:style-name="T1">tippredmeta: INT</text:span></text:p>
            <text:p text:style-name="P1"><text:span text:style-name="T1">ects: FLOAT</text:span></text:p>
          </draw:text-box>
        </draw:frame>
        <draw:custom-shape draw:style-name="gr2" draw:text-style-name="P2" draw:layer="layout" svg:width="0.543cm" svg:height="6.757cm" svg:x="21.897cm" svg:y="12.429cm">
          <text:p text:style-name="P6"/>
          <draw:enhanced-geometry svg:viewBox="0 0 21600 21600" draw:type="rectangle" draw:enhanced-path="M 0 0 L 21600 0 21600 21600 0 21600 0 0 Z N"/>
        </draw:custom-shape>
        <draw:path draw:style-name="gr4" draw:text-style-name="P5" draw:layer="layout" svg:width="3.773cm" svg:height="0.777cm" svg:x="18.238cm" svg:y="12.652cm" svg:viewBox="0 0 3774 778" svg:d="m3774 778c0-389-315-778-629-778-839 0-1678 0-2517 0-314 0-628 389-628 778 0 0 0 0 3774 0z">
          <text:p text:style-name="P4"><text:span text:style-name="T2">ponudakursa</text:span></text:p>
        </draw:path>
        <draw:frame draw:style-name="gr5" draw:text-style-name="P2" draw:layer="layout" svg:width="0.3cm" svg:height="0.3cm" svg:x="18.37cm" svg:y="13.66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7cm" svg:y="15.082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7cm" svg:y="15.55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7cm" svg:y="16.997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73cm" svg:y="14.112cm">
          <draw:image xlink:href="Pictures/100002010000001000000010F520EFBD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73cm" svg:y="14.593cm">
          <draw:image xlink:href="Pictures/100002010000001000000010F520EFBD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73cm" svg:y="16.031cm">
          <draw:image xlink:href="Pictures/100002010000001000000010F520EFBD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73cm" svg:y="16.512cm">
          <draw:image xlink:href="Pictures/100002010000001000000010F520EFBD.png" xlink:type="simple" xlink:show="embed" xlink:actuate="onLoad">
            <text:p text:style-name="P6"/>
          </draw:image>
        </draw:frame>
        <draw:path draw:style-name="gr3" draw:text-style-name="P3" draw:layer="layout" svg:width="3.772cm" svg:height="4.553cm" svg:x="18.25cm" svg:y="13.446cm" svg:viewBox="0 0 3773 4554" svg:d="m0 5c0 1251 0 2502 0 3753 0 398 314 796 628 796 839 0 1677 0 2516 0 314 0 629-398 629-796 0-1251 0-2502 0-3753 0-11-3772-1-3773 0z">
          <text:p text:style-name="P6"/>
        </draw:path>
        <draw:frame draw:style-name="gr1" draw:layer="layout" svg:width="4.138cm" svg:height="2.147cm" svg:x="25.391cm" svg:y="19.449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institucija: INT</text:span></text:p>
            <text:p text:style-name="P1"><text:span text:style-name="T1">kratki_naziv: VARC</text:span></text:p>
          </draw:text-box>
        </draw:frame>
        <draw:custom-shape draw:style-name="gr2" draw:text-style-name="P2" draw:layer="layout" svg:width="0.519cm" svg:height="1.964cm" svg:x="28.809cm" svg:y="19.564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72cm" svg:height="2.237cm" svg:x="25.151cm" svg:y="19.461cm" svg:viewBox="0 0 3773 2238" svg:d="m0 2c0 616 0 1230 0 1845 0 195 314 391 628 391 839 0 1677 0 2516 0 314 0 629-196 629-391 0-615 0-1229 0-1845 0-5-3772 0-3773 0z">
          <text:p text:style-name="P6"/>
        </draw:path>
        <draw:path draw:style-name="gr4" draw:text-style-name="P5" draw:layer="layout" svg:width="3.773cm" svg:height="0.777cm" svg:x="25.15cm" svg:y="18.687cm" svg:viewBox="0 0 3774 778" svg:d="m3774 778c0-389-315-778-629-778-839 0-1678 0-2517 0-314 0-628 389-628 778 0 0 0 0 3774 0z">
          <text:p text:style-name="P4"><text:span text:style-name="T2">predmet</text:span></text:p>
        </draw:path>
        <draw:frame draw:style-name="gr5" draw:text-style-name="P2" draw:layer="layout" svg:width="0.3cm" svg:height="0.3cm" svg:x="25.282cm" svg:y="19.695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25.282cm" svg:y="20.145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25.282cm" svg:y="21.093cm">
          <draw:image xlink:href="Pictures/100002010000001000000010B17B76B9.png" xlink:type="simple" xlink:show="embed" xlink:actuate="onLoad">
            <text:p text:style-name="P6"/>
          </draw:image>
        </draw:frame>
        <draw:line draw:style-name="gr6" draw:text-style-name="P2" draw:layer="layout" svg:x1="24.872cm" svg:y1="20.778cm" svg:x2="24.872cm" svg:y2="20.413cm">
          <text:p text:style-name="P6"/>
        </draw:line>
        <draw:line draw:style-name="gr6" draw:text-style-name="P2" draw:layer="layout" svg:x1="24.877cm" svg:y1="20.581cm" svg:x2="25.151cm" svg:y2="20.423cm">
          <text:p text:style-name="P6"/>
        </draw:line>
        <draw:line draw:style-name="gr6" draw:text-style-name="P2" draw:layer="layout" svg:x1="24.872cm" svg:y1="20.586cm" svg:x2="25.16cm" svg:y2="20.74cm">
          <text:p text:style-name="P6"/>
        </draw:line>
        <draw:frame draw:style-name="gr5" draw:text-style-name="P2" draw:layer="layout" svg:width="0.3cm" svg:height="0.3cm" svg:x="25.292cm" svg:y="20.65cm">
          <draw:image xlink:href="Pictures/100002010000001000000010F520EFBD.png" xlink:type="simple" xlink:show="embed" xlink:actuate="onLoad">
            <text:p text:style-name="P6"/>
          </draw:image>
        </draw:frame>
        <draw:line draw:style-name="gr6" draw:text-style-name="P2" draw:layer="layout" svg:x1="25.142cm" svg:y1="20.584cm" svg:x2="24.136cm" svg:y2="20.584cm">
          <text:p text:style-name="P6"/>
        </draw:line>
        <draw:line draw:style-name="gr6" draw:text-style-name="P2" draw:layer="layout" svg:x1="24.136cm" svg:y1="20.584cm" svg:x2="24.141cm" svg:y2="17.362cm">
          <text:p text:style-name="P6"/>
        </draw:line>
        <draw:line draw:style-name="gr6" draw:text-style-name="P2" draw:layer="layout" svg:x1="24.141cm" svg:y1="17.335cm" svg:x2="22.019cm" svg:y2="17.34cm">
          <text:p text:style-name="P6"/>
        </draw:line>
        <draw:frame draw:style-name="gr1" draw:text-style-name="P7" draw:layer="layout" svg:width="1.56cm" svg:height="0.683cm" svg:x="23.19cm" svg:y="9.067cm">
          <draw:text-box>
            <text:p text:style-name="P6"><text:span text:style-name="T3">osoba</text:span></text:p>
          </draw:text-box>
        </draw:frame>
        <draw:frame draw:style-name="gr1" draw:text-style-name="P7" draw:layer="layout" svg:width="1.933cm" svg:height="0.683cm" svg:x="22.125cm" svg:y="17.301cm">
          <draw:text-box>
            <text:p text:style-name="P6"><text:span text:style-name="T3">predmet</text:span></text:p>
          </draw:text-box>
        </draw:frame>
        <draw:frame draw:style-name="gr1" draw:text-style-name="P7" draw:layer="layout" svg:width="0.803cm" svg:height="0.683cm" svg:x="24.11cm" svg:y="19.951cm">
          <draw:text-box>
            <text:p text:style-name="P6"><text:span text:style-name="T3">id</text:span></text:p>
          </draw:text-box>
        </draw:frame>
        <draw:custom-shape draw:style-name="gr2" draw:text-style-name="P2" draw:layer="layout" svg:width="0.519cm" svg:height="1.964cm" svg:x="34.809cm" svg:y="19.564cm">
          <text:p text:style-name="P6"/>
          <draw:enhanced-geometry svg:viewBox="0 0 21600 21600" draw:type="rectangle" draw:enhanced-path="M 0 0 L 21600 0 21600 21600 0 21600 0 0 Z N"/>
        </draw:custom-shape>
        <draw:path draw:style-name="gr4" draw:text-style-name="P5" draw:id="id3" draw:layer="layout" svg:width="3.773cm" svg:height="0.777cm" svg:x="31.15cm" svg:y="18.687cm" svg:viewBox="0 0 3774 778" svg:d="m3774 778c0-389-315-778-629-778-839 0-1678 0-2517 0-314 0-628 389-628 778 0 0 0 0 3774 0z">
          <text:p text:style-name="P4"><text:span text:style-name="T2">institucija</text:span></text:p>
        </draw:path>
        <draw:frame draw:style-name="gr5" draw:text-style-name="P2" draw:layer="layout" svg:width="0.3cm" svg:height="0.3cm" svg:x="31.282cm" svg:y="19.695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1.282cm" svg:y="20.145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1.282cm" svg:y="21.093cm">
          <draw:image xlink:href="Pictures/100002010000001000000010B17B76B9.png" xlink:type="simple" xlink:show="embed" xlink:actuate="onLoad">
            <text:p text:style-name="P6"/>
          </draw:image>
        </draw:frame>
        <draw:line draw:style-name="gr6" draw:text-style-name="P2" draw:layer="layout" svg:x1="30.872cm" svg:y1="20.778cm" svg:x2="30.872cm" svg:y2="20.413cm">
          <text:p text:style-name="P6"/>
        </draw:line>
        <draw:line draw:style-name="gr6" draw:text-style-name="P2" draw:layer="layout" svg:x1="30.877cm" svg:y1="20.581cm" svg:x2="31.151cm" svg:y2="20.423cm">
          <text:p text:style-name="P6"/>
        </draw:line>
        <draw:line draw:style-name="gr6" draw:text-style-name="P2" draw:layer="layout" svg:x1="30.872cm" svg:y1="20.586cm" svg:x2="31.16cm" svg:y2="20.74cm">
          <text:p text:style-name="P6"/>
        </draw:line>
        <draw:frame draw:style-name="gr5" draw:text-style-name="P2" draw:layer="layout" svg:width="0.3cm" svg:height="0.3cm" svg:x="31.292cm" svg:y="20.65cm">
          <draw:image xlink:href="Pictures/100002010000001000000010F520EFBD.png" xlink:type="simple" xlink:show="embed" xlink:actuate="onLoad">
            <text:p text:style-name="P6"/>
          </draw:image>
        </draw:frame>
        <draw:frame draw:style-name="gr1" draw:layer="layout" svg:width="4.138cm" svg:height="2.147cm" svg:x="31.391cm" svg:y="19.45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roditelj: INT</text:span></text:p>
            <text:p text:style-name="P1"><text:span text:style-name="T1">kratki_naziv: VARC</text:span></text:p>
          </draw:text-box>
        </draw:frame>
        <draw:custom-shape draw:style-name="gr2" draw:text-style-name="P2" draw:layer="layout" svg:width="0.519cm" svg:height="1.964cm" svg:x="34.809cm" svg:y="19.565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72cm" svg:height="2.237cm" svg:x="31.151cm" svg:y="19.461cm" svg:viewBox="0 0 3773 2238" svg:d="m0 2c0 616 0 1230 0 1845 0 195 314 391 628 391 839 0 1677 0 2516 0 314 0 629-196 629-391 0-615 0-1229 0-1845 0-5-3772 0-3773 0z">
          <text:p text:style-name="P6"/>
        </draw:path>
        <draw:line draw:style-name="gr6" draw:text-style-name="P2" draw:layer="layout" svg:x1="31.137cm" svg:y1="20.584cm" svg:x2="28.905cm" svg:y2="20.583cm">
          <text:p text:style-name="P6"/>
        </draw:line>
        <draw:line draw:style-name="gr6" draw:text-style-name="P2" draw:layer="layout" svg:x1="35.416cm" svg:y1="20.99cm" svg:x2="34.923cm" svg:y2="20.99cm">
          <text:p text:style-name="P6"/>
        </draw:line>
        <draw:line draw:style-name="gr6" draw:text-style-name="P2" draw:layer="layout" svg:x1="35.416cm" svg:y1="19.79cm" svg:x2="34.922cm" svg:y2="19.79cm">
          <text:p text:style-name="P6"/>
        </draw:line>
        <draw:line draw:style-name="gr6" draw:text-style-name="P2" draw:layer="layout" svg:x1="35.416cm" svg:y1="19.79cm" svg:x2="35.416cm" svg:y2="20.99cm">
          <text:p text:style-name="P6"/>
        </draw:line>
        <draw:frame draw:style-name="gr1" draw:text-style-name="P7" draw:layer="layout" svg:width="2.098cm" svg:height="0.683cm" svg:x="28.904cm" svg:y="20.491cm">
          <draw:text-box>
            <text:p text:style-name="P6"><text:span text:style-name="T3">institucija</text:span></text:p>
          </draw:text-box>
        </draw:frame>
        <draw:frame draw:style-name="gr1" draw:text-style-name="P7" draw:layer="layout" svg:width="0.803cm" svg:height="0.683cm" svg:x="30.211cm" svg:y="19.952cm">
          <draw:text-box>
            <text:p text:style-name="P6"><text:span text:style-name="T3">id</text:span></text:p>
          </draw:text-box>
        </draw:frame>
        <draw:frame draw:style-name="gr1" draw:text-style-name="P7" draw:layer="layout" svg:width="0.803cm" svg:height="0.683cm" svg:x="34.911cm" svg:y="19.152cm">
          <draw:text-box>
            <text:p text:style-name="P6"><text:span text:style-name="T3">id</text:span></text:p>
          </draw:text-box>
        </draw:frame>
        <draw:frame draw:style-name="gr1" draw:text-style-name="P7" draw:layer="layout" svg:width="1.645cm" svg:height="0.683cm" svg:x="34.911cm" svg:y="20.952cm">
          <draw:text-box>
            <text:p text:style-name="P6"><text:span text:style-name="T3">roditelj</text:span></text:p>
          </draw:text-box>
        </draw:frame>
        <draw:frame draw:style-name="gr1" draw:layer="layout" svg:width="3.961cm" svg:height="2.147cm" svg:x="24.892cm" svg:y="11.249cm">
          <draw:text-box>
            <text:p text:style-name="P1"><text:span text:style-name="T1">student: INT</text:span></text:p>
            <text:p text:style-name="P1"><text:span text:style-name="T1">studij: INT</text:span></text:p>
            <text:p text:style-name="P1"><text:span text:style-name="T1">semestar: INT</text:span></text:p>
            <text:p text:style-name="P1"><text:span text:style-name="T1">akademska_godin</text:span></text:p>
          </draw:text-box>
        </draw:frame>
        <draw:custom-shape draw:style-name="gr2" draw:text-style-name="P2" draw:layer="layout" svg:width="0.519cm" svg:height="1.964cm" svg:x="28.31cm" svg:y="11.364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id="id1" draw:layer="layout" svg:width="3.772cm" svg:height="2.237cm" svg:x="24.652cm" svg:y="11.261cm" svg:viewBox="0 0 3773 2238" svg:d="m0 2c0 616 0 1230 0 1845 0 195 314 391 628 391 839 0 1677 0 2516 0 314 0 629-196 629-391 0-615 0-1229 0-1845 0-5-3772 0-3773 0z">
          <text:p text:style-name="P6"/>
        </draw:path>
        <draw:path draw:style-name="gr4" draw:text-style-name="P5" draw:layer="layout" svg:width="3.773cm" svg:height="0.777cm" svg:x="24.651cm" svg:y="10.487cm" svg:viewBox="0 0 3774 778" svg:d="m3774 778c0-389-315-778-629-778-839 0-1678 0-2517 0-314 0-628 389-628 778 0 0 0 0 3774 0z">
          <text:p text:style-name="P4"><text:span text:style-name="T2">student_studij</text:span></text:p>
        </draw:path>
        <draw:frame draw:style-name="gr5" draw:text-style-name="P2" draw:layer="layout" svg:width="0.3cm" svg:height="0.3cm" svg:x="24.783cm" svg:y="11.495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24.783cm" svg:y="12.45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24.774cm" svg:y="12.931cm">
          <draw:image xlink:href="Pictures/100002010000001000000010F520EFBD.png" xlink:type="simple" xlink:show="embed" xlink:actuate="onLoad">
            <text:p text:style-name="P6"/>
          </draw:image>
        </draw:frame>
        <draw:line draw:style-name="gr6" draw:text-style-name="P2" draw:layer="layout" svg:x1="24.377cm" svg:y1="12.282cm" svg:x2="24.651cm" svg:y2="12.124cm">
          <text:p text:style-name="P6"/>
        </draw:line>
        <draw:line draw:style-name="gr6" draw:text-style-name="P2" draw:layer="layout" svg:x1="24.372cm" svg:y1="12.287cm" svg:x2="24.66cm" svg:y2="12.441cm">
          <text:p text:style-name="P6"/>
        </draw:line>
        <draw:line draw:style-name="gr6" draw:text-style-name="P2" draw:layer="layout" svg:x1="24.471cm" svg:y1="9.199cm" svg:x2="24.471cm" svg:y2="8.834cm">
          <text:p text:style-name="P6"/>
        </draw:line>
        <draw:line draw:style-name="gr6" draw:text-style-name="P2" draw:layer="layout" svg:x1="22.171cm" svg:y1="17.519cm" svg:x2="22.171cm" svg:y2="17.154cm">
          <text:p text:style-name="P6"/>
        </draw:line>
        <draw:frame draw:style-name="gr5" draw:text-style-name="P2" draw:layer="layout" svg:width="0.3cm" svg:height="0.3cm" svg:x="24.783cm" svg:y="11.995cm">
          <draw:image xlink:href="Pictures/100002010000001000000010384D0A63.png" xlink:type="simple" xlink:show="embed" xlink:actuate="onLoad">
            <text:p text:style-name="P6"/>
          </draw:image>
        </draw:frame>
        <draw:line draw:style-name="gr6" draw:text-style-name="P2" draw:layer="layout" svg:x1="21.536cm" svg:y1="8.612cm" svg:x2="21.239cm" svg:y2="8.612cm">
          <text:p text:style-name="P6"/>
        </draw:line>
        <draw:line draw:style-name="gr6" draw:text-style-name="P2" draw:layer="layout" svg:x1="21.54cm" svg:y1="8.713cm" svg:x2="21.239cm" svg:y2="8.713cm">
          <text:p text:style-name="P6"/>
        </draw:line>
        <draw:frame draw:style-name="gr1" draw:layer="layout" svg:width="4.206cm" svg:height="4.043cm" svg:x="31.026cm" svg:y="11.039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zavrsni_semestar:</text:span></text:p>
            <text:p text:style-name="P1"><text:span text:style-name="T1">institucija: INT</text:span></text:p>
            <text:p text:style-name="P1"><text:span text:style-name="T1">kratkinaziv: VARCH</text:span></text:p>
            <text:p text:style-name="P1"><text:span text:style-name="T1">moguc_upis: TINY</text:span></text:p>
            <text:p text:style-name="P1"><text:span text:style-name="T1">tipstudija: INT</text:span></text:p>
            <text:p text:style-name="P1"><text:span text:style-name="T1">preduslov: INT</text:span></text:p>
          </draw:text-box>
        </draw:frame>
        <draw:path draw:style-name="gr4" draw:text-style-name="P5" draw:layer="layout" svg:width="3.749cm" svg:height="0.777cm" svg:x="30.75cm" svg:y="10.25cm" svg:viewBox="0 0 3750 778" svg:d="m3750 778c0-389-313-778-625-778-834 0-1667 0-2501 0-312 0-624 389-624 778 0 0 0 0 3750 0z">
          <text:p text:style-name="P4"><text:span text:style-name="T2">studij</text:span></text:p>
        </draw:path>
        <draw:frame draw:style-name="gr5" draw:text-style-name="P2" draw:layer="layout" svg:width="0.3cm" svg:height="0.3cm" svg:x="30.917cm" svg:y="11.285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917cm" svg:y="12.267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917cm" svg:y="13.175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92cm" svg:y="12.718cm">
          <draw:image xlink:href="Pictures/100002010000001000000010F520EFBD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92cm" svg:y="14.626cm">
          <draw:image xlink:href="Pictures/100002010000001000000010F520EFBD.png" xlink:type="simple" xlink:show="embed" xlink:actuate="onLoad">
            <text:p text:style-name="P6"/>
          </draw:image>
        </draw:frame>
        <draw:custom-shape draw:style-name="gr2" draw:text-style-name="P2" draw:layer="layout" svg:width="0.519cm" svg:height="4.007cm" svg:x="34.444cm" svg:y="11.155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id="id2" draw:layer="layout" svg:width="3.749cm" svg:height="4.591cm" svg:x="30.75cm" svg:y="11.024cm" svg:viewBox="0 0 3750 4592" svg:d="m0 5c0 1262 0 2523 0 3785 0 401 312 802 624 802 834 0 1667 0 2501 0 312 0 625-401 625-802 0-1262 0-2523 0-3785 0-11-3749-1-3750 0z">
          <text:p text:style-name="P6"/>
        </draw:path>
        <draw:frame draw:style-name="gr1" draw:text-style-name="P7" draw:layer="layout" svg:width="0.803cm" svg:height="0.683cm" svg:x="20.518cm" svg:y="8.34cm">
          <draw:text-box>
            <text:p text:style-name="P6"><text:span text:style-name="T3">id</text:span></text:p>
          </draw:text-box>
        </draw:frame>
        <draw:frame draw:style-name="gr1" draw:text-style-name="P7" draw:layer="layout" svg:width="1.78cm" svg:height="0.683cm" svg:x="22.558cm" svg:y="12.34cm">
          <draw:text-box>
            <text:p text:style-name="P6"><text:span text:style-name="T3">student</text:span></text:p>
          </draw:text-box>
        </draw:frame>
        <draw:connector draw:style-name="gr6" draw:text-style-name="P2" draw:layer="layout" svg:x1="28.425cm" svg:y1="12.38cm" svg:x2="30.75cm" svg:y2="13.32cm" draw:start-shape="id1" draw:start-glue-point="1" draw:end-shape="id2" draw:end-glue-point="3">
          <text:p text:style-name="P6"/>
        </draw:connector>
        <draw:line draw:style-name="gr6" draw:text-style-name="P2" draw:layer="layout" svg:x1="28.713cm" svg:y1="12.383cm" svg:x2="28.439cm" svg:y2="12.225cm">
          <text:p text:style-name="P6"/>
        </draw:line>
        <draw:line draw:style-name="gr6" draw:text-style-name="P2" draw:layer="layout" svg:x1="28.718cm" svg:y1="12.388cm" svg:x2="28.43cm" svg:y2="12.542cm">
          <text:p text:style-name="P6"/>
        </draw:line>
        <draw:custom-shape draw:style-name="gr7" draw:text-style-name="P2" draw:layer="layout" svg:width="0.174cm" svg:height="0.174cm" svg:x="28.686cm" svg:y="12.294cm">
          <text:p text:style-name="P6"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frame draw:style-name="gr1" draw:text-style-name="P7" draw:layer="layout" svg:width="1.408cm" svg:height="0.683cm" svg:x="28.388cm" svg:y="12.341cm">
          <draw:text-box>
            <text:p text:style-name="P6"><text:span text:style-name="T3">studij</text:span></text:p>
          </draw:text-box>
        </draw:frame>
        <draw:frame draw:style-name="gr1" draw:text-style-name="P7" draw:layer="layout" svg:width="0.803cm" svg:height="0.683cm" svg:x="29.85cm" svg:y="12.567cm">
          <draw:text-box>
            <text:p text:style-name="P6"><text:span text:style-name="T3">id</text:span></text:p>
          </draw:text-box>
        </draw:frame>
        <draw:line draw:style-name="gr6" draw:text-style-name="P2" draw:layer="layout" svg:x1="30.536cm" svg:y1="13.505cm" svg:x2="30.536cm" svg:y2="13.14cm">
          <text:p text:style-name="P6"/>
        </draw:line>
        <draw:line draw:style-name="gr6" draw:text-style-name="P2" draw:layer="layout" svg:x1="30.436cm" svg:y1="13.506cm" svg:x2="30.436cm" svg:y2="13.141cm">
          <text:p text:style-name="P6"/>
        </draw:line>
        <draw:line draw:style-name="gr6" draw:text-style-name="P2" draw:layer="layout" svg:x1="30.536cm" svg:y1="13.506cm" svg:x2="30.536cm" svg:y2="13.141cm">
          <text:p text:style-name="P6"/>
        </draw:line>
        <draw:line draw:style-name="gr6" draw:text-style-name="P2" draw:layer="layout" svg:x1="35cm" svg:y1="14.45cm" svg:x2="34.5cm" svg:y2="14.45cm">
          <text:p text:style-name="P6"/>
        </draw:line>
        <draw:line draw:style-name="gr6" draw:text-style-name="P2" draw:layer="layout" svg:x1="35cm" svg:y1="13.2cm" svg:x2="34.5cm" svg:y2="13.2cm">
          <text:p text:style-name="P6"/>
        </draw:line>
        <draw:line draw:style-name="gr6" draw:text-style-name="P2" draw:layer="layout" svg:x1="35cm" svg:y1="13.2cm" svg:x2="35cm" svg:y2="14.45cm">
          <text:p text:style-name="P6"/>
        </draw:line>
        <draw:frame draw:style-name="gr1" draw:text-style-name="P7" draw:layer="layout" svg:width="2.034cm" svg:height="0.683cm" svg:x="34.597cm" svg:y="12.524cm">
          <draw:text-box>
            <text:p text:style-name="P6"><text:span text:style-name="T3">tipstudija</text:span></text:p>
          </draw:text-box>
        </draw:frame>
        <draw:frame draw:style-name="gr1" draw:text-style-name="P7" draw:layer="layout" svg:width="2.187cm" svg:height="0.683cm" svg:x="34.563cm" svg:y="14.45cm">
          <draw:text-box>
            <text:p text:style-name="P6"><text:span text:style-name="T3">preduslov</text:span></text:p>
          </draw:text-box>
        </draw:frame>
        <draw:frame draw:style-name="gr5" draw:text-style-name="P2" draw:layer="layout" svg:width="0.3cm" svg:height="0.3cm" svg:x="30.917cm" svg:y="11.807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917cm" svg:y="13.675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917cm" svg:y="14.13cm">
          <draw:image xlink:href="Pictures/100002010000001000000010B17B76B9.png" xlink:type="simple" xlink:show="embed" xlink:actuate="onLoad">
            <text:p text:style-name="P6"/>
          </draw:image>
        </draw:frame>
        <draw:line draw:style-name="gr6" draw:text-style-name="P2" draw:layer="layout" svg:x1="34.717cm" svg:y1="13.371cm" svg:x2="34.717cm" svg:y2="13.006cm">
          <text:p text:style-name="P6"/>
        </draw:line>
        <draw:line draw:style-name="gr6" draw:text-style-name="P2" draw:layer="layout" svg:x1="34.717cm" svg:y1="14.627cm" svg:x2="34.717cm" svg:y2="14.262cm">
          <text:p text:style-name="P6"/>
        </draw:line>
        <draw:line draw:style-name="gr6" draw:text-style-name="P2" draw:layer="layout" svg:x1="29.111cm" svg:y1="20.745cm" svg:x2="29.111cm" svg:y2="20.38cm">
          <text:p text:style-name="P6"/>
        </draw:line>
        <draw:line draw:style-name="gr6" draw:text-style-name="P2" draw:layer="layout" svg:x1="35.071cm" svg:y1="19.99cm" svg:x2="35.071cm" svg:y2="19.625cm">
          <text:p text:style-name="P6"/>
        </draw:line>
        <draw:line draw:style-name="gr6" draw:text-style-name="P2" draw:layer="layout" svg:x1="35.071cm" svg:y1="21.191cm" svg:x2="35.071cm" svg:y2="20.826cm">
          <text:p text:style-name="P6"/>
        </draw:line>
        <draw:connector draw:style-name="gr6" draw:text-style-name="P2" draw:layer="layout" svg:x1="32.625cm" svg:y1="15.616cm" svg:x2="33.037cm" svg:y2="18.687cm" draw:start-shape="id2" draw:start-glue-point="2" draw:end-shape="id3" draw:end-glue-point="0">
          <text:p text:style-name="P6"/>
        </draw:connector>
        <draw:line draw:style-name="gr6" draw:text-style-name="P2" draw:layer="layout" svg:x1="32.823cm" svg:y1="15.937cm" svg:x2="32.526cm" svg:y2="15.937cm">
          <text:p text:style-name="P6"/>
        </draw:line>
        <draw:line draw:style-name="gr6" draw:text-style-name="P2" draw:layer="layout" svg:x1="33.178cm" svg:y1="18.412cm" svg:x2="32.881cm" svg:y2="18.412cm">
          <text:p text:style-name="P6"/>
        </draw:line>
        <draw:line draw:style-name="gr6" draw:text-style-name="P2" draw:layer="layout" svg:x1="33.037cm" svg:y1="18.415cm" svg:x2="32.878cm" svg:y2="18.688cm">
          <text:p text:style-name="P6"/>
        </draw:line>
        <draw:line draw:style-name="gr6" draw:text-style-name="P2" draw:layer="layout" svg:x1="33.037cm" svg:y1="18.415cm" svg:x2="33.196cm" svg:y2="18.688cm">
          <text:p text:style-name="P6"/>
        </draw:line>
        <draw:frame draw:style-name="gr1" draw:text-style-name="P7" draw:layer="layout" svg:width="2.098cm" svg:height="0.683cm" svg:x="30.75cm" svg:y="15.817cm">
          <draw:text-box>
            <text:p text:style-name="P6"><text:span text:style-name="T3">institucija</text:span></text:p>
          </draw:text-box>
        </draw:frame>
        <draw:frame draw:style-name="gr1" draw:text-style-name="P7" draw:layer="layout" svg:width="0.803cm" svg:height="0.683cm" svg:x="32.912cm" svg:y="17.853cm">
          <draw:text-box>
            <text:p text:style-name="P6"><text:span text:style-name="T3">id</text:span></text:p>
          </draw:text-box>
        </draw:frame>
        <draw:line draw:style-name="gr6" draw:text-style-name="P2" draw:layer="layout" svg:x1="22.015cm" svg:y1="14.256cm" svg:x2="30.75cm" svg:y2="14.25cm">
          <text:p text:style-name="P6"/>
        </draw:line>
        <draw:line draw:style-name="gr6" draw:text-style-name="P2" draw:layer="layout" svg:x1="30.467cm" svg:y1="14.449cm" svg:x2="30.467cm" svg:y2="14.084cm">
          <text:p text:style-name="P6"/>
        </draw:line>
        <draw:line draw:style-name="gr6" draw:text-style-name="P2" draw:layer="layout" svg:x1="30.472cm" svg:y1="14.252cm" svg:x2="30.746cm" svg:y2="14.094cm">
          <text:p text:style-name="P6"/>
        </draw:line>
        <draw:line draw:style-name="gr6" draw:text-style-name="P2" draw:layer="layout" svg:x1="30.467cm" svg:y1="14.257cm" svg:x2="30.755cm" svg:y2="14.411cm">
          <text:p text:style-name="P6"/>
        </draw:line>
        <draw:frame draw:style-name="gr1" draw:text-style-name="P7" draw:layer="layout" svg:width="0.803cm" svg:height="0.683cm" svg:x="29.856cm" svg:y="14.252cm">
          <draw:text-box>
            <text:p text:style-name="P6"><text:span text:style-name="T3">id</text:span></text:p>
          </draw:text-box>
        </draw:frame>
        <draw:frame draw:style-name="gr1" draw:text-style-name="P7" draw:layer="layout" svg:width="1.408cm" svg:height="0.683cm" svg:x="22.088cm" svg:y="14.172cm">
          <draw:text-box>
            <text:p text:style-name="P6"><text:span text:style-name="T3">studij</text:span></text:p>
          </draw:text-box>
        </draw:frame>
        <draw:line draw:style-name="gr6" draw:text-style-name="P2" draw:layer="layout" svg:x1="22.171cm" svg:y1="14.45cm" svg:x2="22.171cm" svg:y2="14.085cm">
          <text:p text:style-name="P6"/>
        </draw:line>
        <draw:frame draw:style-name="gr1" draw:layer="layout" svg:width="2.97cm" svg:height="1.199cm" svg:x="16.241cm" svg:y="9.262cm">
          <draw:text-box>
            <text:p text:style-name="P1"><text:span text:style-name="T1">student: INT</text:span></text:p>
            <text:p text:style-name="P1"><text:span text:style-name="T1">predmet: INT</text:span></text:p>
          </draw:text-box>
        </draw:frame>
        <draw:custom-shape draw:style-name="gr2" draw:text-style-name="P2" draw:layer="layout" svg:width="0.519cm" svg:height="1.245cm" svg:x="19.659cm" svg:y="9.377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72cm" svg:height="1.725cm" svg:x="16.001cm" svg:y="9.274cm" svg:viewBox="0 0 3773 1726" svg:d="m0 2c0 475 0 948 0 1423 0 150 314 301 628 301 839 0 1677 0 2516 0 314 0 629-151 629-301 0-475 0-948 0-1423 0-4-3772-1-3773 0z">
          <text:p text:style-name="P6"/>
        </draw:path>
        <draw:path draw:style-name="gr4" draw:text-style-name="P5" draw:layer="layout" svg:width="3.773cm" svg:height="0.777cm" svg:x="16cm" svg:y="8.5cm" svg:viewBox="0 0 3774 778" svg:d="m3774 778c0-389-315-778-629-778-839 0-1678 0-2517 0-314 0-628 389-628 778 0 0 0 0 3774 0z">
          <text:p text:style-name="P4"><text:span text:style-name="T2">student_predmet</text:span></text:p>
        </draw:path>
        <draw:frame draw:style-name="gr5" draw:text-style-name="P2" draw:layer="layout" svg:width="0.3cm" svg:height="0.3cm" svg:x="16.105cm" svg:y="9.492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6.105cm" svg:y="9.992cm">
          <draw:image xlink:href="Pictures/100002010000001000000010384D0A63.png" xlink:type="simple" xlink:show="embed" xlink:actuate="onLoad">
            <text:p text:style-name="P6"/>
          </draw:image>
        </draw:frame>
        <draw:line draw:style-name="gr6" draw:text-style-name="P2" draw:layer="layout" svg:x1="16.75cm" svg:y1="8.5cm" svg:x2="16.75cm" svg:y2="7.5cm">
          <text:p text:style-name="P6"/>
        </draw:line>
        <draw:line draw:style-name="gr6" draw:text-style-name="P2" draw:layer="layout" svg:x1="17.999cm" svg:y1="7.675cm" svg:x2="17.999cm" svg:y2="7.31cm">
          <text:p text:style-name="P6"/>
        </draw:line>
        <draw:line draw:style-name="gr6" draw:text-style-name="P2" draw:layer="layout" svg:x1="17.899cm" svg:y1="7.675cm" svg:x2="17.899cm" svg:y2="7.31cm">
          <text:p text:style-name="P6"/>
        </draw:line>
        <draw:frame draw:style-name="gr1" draw:text-style-name="P7" draw:layer="layout" svg:width="0.803cm" svg:height="0.683cm" svg:x="17.197cm" svg:y="6.817cm">
          <draw:text-box>
            <text:p text:style-name="P6"><text:span text:style-name="T3">id</text:span></text:p>
          </draw:text-box>
        </draw:frame>
        <draw:frame draw:style-name="gr1" draw:text-style-name="P7" draw:layer="layout" svg:width="1.78cm" svg:height="0.683cm" svg:x="16.72cm" svg:y="7.75cm">
          <draw:text-box>
            <text:p text:style-name="P6"><text:span text:style-name="T3">student</text:span></text:p>
          </draw:text-box>
        </draw:frame>
        <draw:line draw:style-name="gr6" draw:text-style-name="P2" draw:layer="layout" svg:x1="16.756cm" svg:y1="8.217cm" svg:x2="16.597cm" svg:y2="8.49cm">
          <text:p text:style-name="P6"/>
        </draw:line>
        <draw:line draw:style-name="gr6" draw:text-style-name="P2" draw:layer="layout" svg:x1="16.749cm" svg:y1="8.215cm" svg:x2="16.915cm" svg:y2="8.49cm">
          <text:p text:style-name="P6"/>
        </draw:line>
        <draw:line draw:style-name="gr6" draw:text-style-name="P2" draw:layer="layout" svg:x1="24.245cm" svg:y1="12.287cm" svg:x2="21.393cm" svg:y2="12.287cm">
          <text:p text:style-name="P6"/>
        </draw:line>
        <draw:line draw:style-name="gr6" draw:text-style-name="P2" draw:layer="layout" svg:x1="21.387cm" svg:y1="12.298cm" svg:x2="21.378cm" svg:y2="8.306cm">
          <text:p text:style-name="P6"/>
        </draw:line>
        <draw:custom-shape draw:style-name="gr7" draw:text-style-name="P2" draw:layer="layout" svg:width="0.174cm" svg:height="0.174cm" svg:x="24.23cm" svg:y="12.19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2" draw:layer="layout" svg:width="0.174cm" svg:height="0.174cm" svg:x="16.658cm" svg:y="8.041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2" draw:layer="layout" svg:x1="17.246cm" svg:y1="11.271cm" svg:x2="17.087cm" svg:y2="10.998cm">
          <text:p text:style-name="P6"/>
        </draw:line>
        <draw:line draw:style-name="gr6" draw:text-style-name="P2" draw:layer="layout" svg:x1="17.239cm" svg:y1="11.273cm" svg:x2="17.405cm" svg:y2="10.998cm">
          <text:p text:style-name="P6"/>
        </draw:line>
        <draw:line draw:style-name="gr6" draw:text-style-name="P2" draw:layer="layout" svg:x1="17.972cm" svg:y1="13.676cm" svg:x2="17.972cm" svg:y2="13.311cm">
          <text:p text:style-name="P6"/>
        </draw:line>
        <draw:line draw:style-name="gr6" draw:text-style-name="P2" draw:layer="layout" svg:x1="17.872cm" svg:y1="13.676cm" svg:x2="17.872cm" svg:y2="13.311cm">
          <text:p text:style-name="P6"/>
        </draw:line>
        <draw:frame draw:style-name="gr1" draw:text-style-name="P7" draw:layer="layout" svg:width="0.803cm" svg:height="0.683cm" svg:x="17.197cm" svg:y="13.5cm">
          <draw:text-box>
            <text:p text:style-name="P6"><text:span text:style-name="T3">id</text:span></text:p>
          </draw:text-box>
        </draw:frame>
        <draw:frame draw:style-name="gr1" draw:text-style-name="P7" draw:layer="layout" svg:width="1.933cm" svg:height="0.683cm" svg:x="17.317cm" svg:y="11.067cm">
          <draw:text-box>
            <text:p text:style-name="P6"><text:span text:style-name="T3">predmet</text:span></text:p>
          </draw:text-box>
        </draw:frame>
        <draw:frame draw:style-name="gr1" draw:layer="layout" svg:width="3.525cm" svg:height="1.673cm" svg:x="13.241cm" svg:y="12.012cm">
          <draw:text-box>
            <text:p text:style-name="P1"><text:span text:style-name="T1">nastavnik: INT</text:span></text:p>
            <text:p text:style-name="P1"><text:span text:style-name="T1">predmet: INT</text:span></text:p>
            <text:p text:style-name="P1"><text:span text:style-name="T1">admin: TINYINT</text:span></text:p>
          </draw:text-box>
        </draw:frame>
        <draw:custom-shape draw:style-name="gr2" draw:text-style-name="P2" draw:layer="layout" svg:width="0.519cm" svg:height="1.245cm" svg:x="16.659cm" svg:y="12.127cm">
          <text:p text:style-name="P6"/>
          <draw:enhanced-geometry svg:viewBox="0 0 21600 21600" draw:type="rectangle" draw:enhanced-path="M 0 0 L 21600 0 21600 21600 0 21600 0 0 Z N"/>
        </draw:custom-shape>
        <draw:path draw:style-name="gr4" draw:text-style-name="P5" draw:layer="layout" svg:width="3.773cm" svg:height="0.777cm" svg:x="13cm" svg:y="11.25cm" svg:viewBox="0 0 3774 778" svg:d="m3774 778c0-389-315-778-629-778-839 0-1678 0-2517 0-314 0-628 389-628 778 0 0 0 0 3774 0z">
          <text:p text:style-name="P4"><text:span text:style-name="T2">nastavnik_predmet</text:span></text:p>
        </draw:path>
        <draw:frame draw:style-name="gr5" draw:text-style-name="P2" draw:layer="layout" svg:width="0.3cm" svg:height="0.3cm" svg:x="13.105cm" svg:y="12.242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3.105cm" svg:y="12.742cm">
          <draw:image xlink:href="Pictures/100002010000001000000010384D0A63.png" xlink:type="simple" xlink:show="embed" xlink:actuate="onLoad">
            <text:p text:style-name="P6"/>
          </draw:image>
        </draw:frame>
        <draw:line draw:style-name="gr6" draw:text-style-name="P2" draw:layer="layout" svg:x1="14.75cm" svg:y1="11.25cm" svg:x2="14.75cm" svg:y2="6.75cm">
          <text:p text:style-name="P6"/>
        </draw:line>
        <draw:line draw:style-name="gr6" draw:text-style-name="P2" draw:layer="layout" svg:x1="14.75cm" svg:y1="6.75cm" svg:x2="18.25cm" svg:y2="6.75cm">
          <text:p text:style-name="P6"/>
        </draw:line>
        <draw:line draw:style-name="gr6" draw:text-style-name="P2" draw:layer="layout" svg:x1="17.971cm" svg:y1="6.927cm" svg:x2="17.971cm" svg:y2="6.562cm">
          <text:p text:style-name="P6"/>
        </draw:line>
        <draw:line draw:style-name="gr6" draw:text-style-name="P2" draw:layer="layout" svg:x1="17.871cm" svg:y1="6.927cm" svg:x2="17.871cm" svg:y2="6.562cm">
          <text:p text:style-name="P6"/>
        </draw:line>
        <draw:frame draw:style-name="gr1" draw:text-style-name="P7" draw:layer="layout" svg:width="0.803cm" svg:height="0.683cm" svg:x="17.197cm" svg:y="6.067cm">
          <draw:text-box>
            <text:p text:style-name="P6"><text:span text:style-name="T3">id</text:span></text:p>
          </draw:text-box>
        </draw:frame>
        <draw:line draw:style-name="gr6" draw:text-style-name="P2" draw:layer="layout" svg:x1="14.753cm" svg:y1="10.988cm" svg:x2="14.594cm" svg:y2="11.261cm">
          <text:p text:style-name="P6"/>
        </draw:line>
        <draw:line draw:style-name="gr6" draw:text-style-name="P2" draw:layer="layout" svg:x1="14.746cm" svg:y1="10.986cm" svg:x2="14.912cm" svg:y2="11.261cm">
          <text:p text:style-name="P6"/>
        </draw:line>
        <draw:line draw:style-name="gr6" draw:text-style-name="P2" draw:layer="layout" svg:x1="14.752cm" svg:y1="14.014cm" svg:x2="14.593cm" svg:y2="13.741cm">
          <text:p text:style-name="P6"/>
        </draw:line>
        <draw:line draw:style-name="gr6" draw:text-style-name="P2" draw:layer="layout" svg:x1="14.745cm" svg:y1="14.016cm" svg:x2="14.911cm" svg:y2="13.741cm">
          <text:p text:style-name="P6"/>
        </draw:line>
        <draw:line draw:style-name="gr6" draw:text-style-name="P2" draw:layer="layout" svg:x1="14.75cm" svg:y1="13.75cm" svg:x2="14.75cm" svg:y2="14.5cm">
          <text:p text:style-name="P6"/>
        </draw:line>
        <draw:line draw:style-name="gr6" draw:text-style-name="P2" draw:layer="layout" svg:x1="14.75cm" svg:y1="14.5cm" svg:x2="18.25cm" svg:y2="14.5cm">
          <text:p text:style-name="P6"/>
        </draw:line>
        <draw:line draw:style-name="gr6" draw:text-style-name="P2" draw:layer="layout" svg:x1="17.972cm" svg:y1="14.72cm" svg:x2="17.972cm" svg:y2="14.355cm">
          <text:p text:style-name="P6"/>
        </draw:line>
        <draw:line draw:style-name="gr6" draw:text-style-name="P2" draw:layer="layout" svg:x1="17.872cm" svg:y1="14.72cm" svg:x2="17.872cm" svg:y2="14.355cm">
          <text:p text:style-name="P6"/>
        </draw:line>
        <draw:frame draw:style-name="gr1" draw:text-style-name="P7" draw:layer="layout" svg:width="0.803cm" svg:height="0.683cm" svg:x="17.25cm" svg:y="14.5cm">
          <draw:text-box>
            <text:p text:style-name="P6"><text:span text:style-name="T3">id</text:span></text:p>
          </draw:text-box>
        </draw:frame>
        <draw:custom-shape draw:style-name="gr7" draw:text-style-name="P2" draw:layer="layout" svg:width="0.174cm" svg:height="0.174cm" svg:x="14.654cm" svg:y="14.016cm">
          <text:p text:style-name="P6"/>
          <draw:enhanced-geometry svg:viewBox="0 0 21600 21600" draw:mirror-vertical="true" draw:glue-points="10800 0 3160 3160 0 10800 3160 18440 10800 21600 18440 18440 21600 10800 18440 3160" draw:text-areas="3200 3200 18400 18400" draw:type="ellipse"/>
        </draw:custom-shape>
        <draw:frame draw:style-name="gr1" draw:text-style-name="P7" draw:layer="layout" svg:width="1.933cm" svg:height="0.683cm" svg:x="14.817cm" svg:y="13.817cm">
          <draw:text-box>
            <text:p text:style-name="P6"><text:span text:style-name="T3">predmet</text:span></text:p>
          </draw:text-box>
        </draw:frame>
        <draw:path draw:style-name="gr3" draw:text-style-name="P3" draw:layer="layout" svg:width="3.772cm" svg:height="1.724cm" svg:x="13.002cm" svg:y="12.025cm" svg:viewBox="0 0 3773 1725" svg:d="m0 2c0 474 0 948 0 1422 0 150 314 301 628 301 839 0 1677 0 2516 0 314 0 629-151 629-301 0-474 0-948 0-1422 0-4-3772-1-3773 0z">
          <text:p text:style-name="P6"/>
        </draw:path>
        <draw:frame draw:style-name="gr1" draw:layer="layout" svg:width="3.766cm" svg:height="1.673cm" svg:x="9.241cm" svg:y="13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predmet: INT</text:span></text:p>
          </draw:text-box>
        </draw:frame>
        <draw:custom-shape draw:style-name="gr2" draw:text-style-name="P2" draw:layer="layout" svg:width="0.519cm" svg:height="1.964cm" svg:x="12.624cm" svg:y="13.877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48cm" svg:height="2.237cm" svg:x="9.001cm" svg:y="13.774cm" svg:viewBox="0 0 3749 2238" svg:d="m0 2c0 616 0 1230 0 1845 0 195 312 391 624 391 834 0 1666 0 2500 0 312 0 625-196 625-391 0-615 0-1229 0-1845 0-5-3748 0-3749 0z">
          <text:p text:style-name="P6"/>
        </draw:path>
        <draw:path draw:style-name="gr4" draw:text-style-name="P5" draw:layer="layout" svg:width="3.749cm" svg:height="0.777cm" svg:x="9cm" svg:y="13cm" svg:viewBox="0 0 3750 778" svg:d="m3750 778c0-389-313-778-625-778-834 0-1667 0-2501 0-312 0-624 389-624 778 0 0 0 0 3750 0z">
          <text:p text:style-name="P4"><text:span text:style-name="T2">labgrupa</text:span></text:p>
        </draw:path>
        <draw:frame draw:style-name="gr5" draw:text-style-name="P2" draw:layer="layout" svg:width="0.3cm" svg:height="0.3cm" svg:x="9.132cm" svg:y="14.008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9.132cm" svg:y="14.458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9.142cm" svg:y="14.963cm">
          <draw:image xlink:href="Pictures/100002010000001000000010F520EFBD.png" xlink:type="simple" xlink:show="embed" xlink:actuate="onLoad">
            <text:p text:style-name="P6"/>
          </draw:image>
        </draw:frame>
        <draw:line draw:style-name="gr6" draw:text-style-name="P2" draw:layer="layout" svg:x1="12.961cm" svg:y1="15.458cm" svg:x2="12.961cm" svg:y2="15.093cm">
          <text:p text:style-name="P6"/>
        </draw:line>
        <draw:line draw:style-name="gr6" draw:text-style-name="P2" draw:layer="layout" svg:x1="12.75cm" svg:y1="15.25cm" svg:x2="18.25cm" svg:y2="15.25cm">
          <text:p text:style-name="P6"/>
        </draw:line>
        <draw:line draw:style-name="gr6" draw:text-style-name="P2" draw:layer="layout" svg:x1="17.97cm" svg:y1="15.443cm" svg:x2="17.97cm" svg:y2="15.078cm">
          <text:p text:style-name="P6"/>
        </draw:line>
        <draw:line draw:style-name="gr6" draw:text-style-name="P2" draw:layer="layout" svg:x1="17.975cm" svg:y1="15.246cm" svg:x2="18.249cm" svg:y2="15.088cm">
          <text:p text:style-name="P6"/>
        </draw:line>
        <draw:line draw:style-name="gr6" draw:text-style-name="P2" draw:layer="layout" svg:x1="17.97cm" svg:y1="15.251cm" svg:x2="18.258cm" svg:y2="15.405cm">
          <text:p text:style-name="P6"/>
        </draw:line>
        <draw:frame draw:style-name="gr1" draw:text-style-name="P7" draw:layer="layout" svg:width="0.803cm" svg:height="0.683cm" svg:x="17.25cm" svg:y="15.15cm">
          <draw:text-box>
            <text:p text:style-name="P6"><text:span text:style-name="T3">id</text:span></text:p>
          </draw:text-box>
        </draw:frame>
        <draw:frame draw:style-name="gr1" draw:text-style-name="P7" draw:layer="layout" svg:width="1.933cm" svg:height="0.683cm" svg:x="12.817cm" svg:y="14.567cm">
          <draw:text-box>
            <text:p text:style-name="P6"><text:span text:style-name="T3">predmet</text:span></text:p>
          </draw:text-box>
        </draw:frame>
        <draw:frame draw:style-name="gr1" draw:layer="layout" svg:width="3.072cm" svg:height="1.199cm" svg:x="8.491cm" svg:y="6.586cm">
          <draw:text-box>
            <text:p text:style-name="P1"><text:span text:style-name="T1">student: INT</text:span></text:p>
            <text:p text:style-name="P1"><text:span text:style-name="T1">labgrupa: INT</text:span></text:p>
          </draw:text-box>
        </draw:frame>
        <draw:custom-shape draw:style-name="gr2" draw:text-style-name="P2" draw:layer="layout" svg:width="0.519cm" svg:height="1.245cm" svg:x="11.337cm" svg:y="6.614cm">
          <text:p text:style-name="P6"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3cm" svg:height="0.3cm" svg:x="8.355cm" svg:y="6.816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8.355cm" svg:y="7.316cm">
          <draw:image xlink:href="Pictures/100002010000001000000010384D0A63.png" xlink:type="simple" xlink:show="embed" xlink:actuate="onLoad">
            <text:p text:style-name="P6"/>
          </draw:image>
        </draw:frame>
        <draw:frame draw:style-name="gr1" draw:text-style-name="P7" draw:layer="layout" svg:width="1.78cm" svg:height="0.683cm" svg:x="10.25cm" svg:y="5.25cm">
          <draw:text-box>
            <text:p text:style-name="P6"><text:span text:style-name="T3">student</text:span></text:p>
          </draw:text-box>
        </draw:frame>
        <draw:line draw:style-name="gr6" draw:text-style-name="P2" draw:layer="layout" svg:x1="10.255cm" svg:y1="5.554cm" svg:x2="10.096cm" svg:y2="5.827cm">
          <text:p text:style-name="P6"/>
        </draw:line>
        <draw:line draw:style-name="gr6" draw:text-style-name="P2" draw:layer="layout" svg:x1="10.248cm" svg:y1="5.552cm" svg:x2="10.414cm" svg:y2="5.827cm">
          <text:p text:style-name="P6"/>
        </draw:line>
        <draw:line draw:style-name="gr6" draw:text-style-name="P2" draw:layer="layout" svg:x1="9.751cm" svg:y1="8.518cm" svg:x2="9.592cm" svg:y2="8.245cm">
          <text:p text:style-name="P6"/>
        </draw:line>
        <draw:line draw:style-name="gr6" draw:text-style-name="P2" draw:layer="layout" svg:x1="9.744cm" svg:y1="8.52cm" svg:x2="9.91cm" svg:y2="8.245cm">
          <text:p text:style-name="P6"/>
        </draw:line>
        <draw:frame draw:style-name="gr1" draw:text-style-name="P7" draw:layer="layout" svg:width="2.013cm" svg:height="0.683cm" svg:x="8.5cm" svg:y="8.567cm">
          <draw:text-box>
            <text:p text:style-name="P6"><text:span text:style-name="T3">labgrupa</text:span></text:p>
          </draw:text-box>
        </draw:frame>
        <draw:frame draw:style-name="gr5" draw:text-style-name="P2" draw:layer="layout" svg:width="0.3cm" svg:height="0.3cm" svg:x="13.107cm" svg:y="13.21cm">
          <draw:image xlink:href="Pictures/100002010000001000000010B17B76B9.png" xlink:type="simple" xlink:show="embed" xlink:actuate="onLoad">
            <text:p text:style-name="P6"/>
          </draw:image>
        </draw:frame>
        <draw:line draw:style-name="gr6" draw:text-style-name="P2" draw:layer="layout" svg:x1="9.75cm" svg:y1="8.25cm" svg:x2="9.75cm" svg:y2="13cm">
          <text:p text:style-name="P6"/>
        </draw:line>
        <draw:custom-shape draw:style-name="gr7" draw:text-style-name="P2" draw:layer="layout" svg:width="0.174cm" svg:height="0.174cm" svg:x="9.653cm" svg:y="8.52cm">
          <text:p text:style-name="P6"/>
          <draw:enhanced-geometry svg:viewBox="0 0 21600 21600" draw:mirror-vertical="true" draw:glue-points="10800 0 3160 3160 0 10800 3160 18440 10800 21600 18440 18440 21600 10800 18440 3160" draw:text-areas="3200 3200 18400 18400" draw:type="ellipse"/>
        </draw:custom-shape>
        <draw:line draw:style-name="gr6" draw:text-style-name="P2" draw:layer="layout" svg:x1="10.25cm" svg:y1="5.25cm" svg:x2="18.25cm" svg:y2="5.25cm">
          <text:p text:style-name="P6"/>
        </draw:line>
        <draw:frame draw:style-name="gr1" draw:text-style-name="P7" draw:layer="layout" svg:width="0.803cm" svg:height="0.683cm" svg:x="17.197cm" svg:y="4.567cm">
          <draw:text-box>
            <text:p text:style-name="P6"><text:span text:style-name="T3">id</text:span></text:p>
          </draw:text-box>
        </draw:frame>
        <draw:line draw:style-name="gr6" draw:text-style-name="P2" draw:layer="layout" svg:x1="9.901cm" svg:y1="12.713cm" svg:x2="9.604cm" svg:y2="12.713cm">
          <text:p text:style-name="P6"/>
        </draw:line>
        <draw:line draw:style-name="gr6" draw:text-style-name="P2" draw:layer="layout" svg:x1="9.905cm" svg:y1="12.814cm" svg:x2="9.604cm" svg:y2="12.814cm">
          <text:p text:style-name="P6"/>
        </draw:line>
        <draw:frame draw:style-name="gr1" draw:text-style-name="P7" draw:layer="layout" svg:width="0.803cm" svg:height="0.683cm" svg:x="9.818cm" svg:y="12.441cm">
          <draw:text-box>
            <text:p text:style-name="P6"><text:span text:style-name="T3">id</text:span></text:p>
          </draw:text-box>
        </draw:frame>
        <draw:frame draw:style-name="gr1" draw:layer="layout" svg:width="4.058cm" svg:height="2.147cm" svg:x="-12.259cm" svg:y="6.262cm">
          <draw:text-box>
            <text:p text:style-name="P1"><text:span text:style-name="T1">student: INT</text:span></text:p>
            <text:p text:style-name="P1"><text:span text:style-name="T1">predmet: INT</text:span></text:p>
            <text:p text:style-name="P1"><text:span text:style-name="T1">ocjena: INT</text:span></text:p>
            <text:p text:style-name="P1"><text:span text:style-name="T1">datum: TIMESTAM</text:span></text:p>
          </draw:text-box>
        </draw:frame>
        <draw:custom-shape draw:style-name="gr2" draw:text-style-name="P2" draw:layer="layout" svg:width="0.519cm" svg:height="1.964cm" svg:x="-8.841cm" svg:y="6.377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72cm" svg:height="2.237cm" svg:x="-12.499cm" svg:y="6.274cm" svg:viewBox="0 0 3773 2238" svg:d="m0 2c0 616 0 1230 0 1845 0 195 314 391 628 391 839 0 1677 0 2516 0 314 0 629-196 629-391 0-615 0-1229 0-1845 0-5-3772 0-3773 0z">
          <text:p text:style-name="P6"/>
        </draw:path>
        <draw:path draw:style-name="gr4" draw:text-style-name="P5" draw:layer="layout" svg:width="3.773cm" svg:height="0.777cm" svg:x="-12.5cm" svg:y="5.5cm" svg:viewBox="0 0 3774 778" svg:d="m3774 778c0-389-315-778-629-778-839 0-1678 0-2517 0-314 0-628 389-628 778 0 0 0 0 3774 0z">
          <text:p text:style-name="P4"><text:span text:style-name="T2">konacna_ocjena</text:span></text:p>
        </draw:path>
        <draw:frame draw:style-name="gr5" draw:text-style-name="P2" draw:layer="layout" svg:width="0.3cm" svg:height="0.3cm" svg:x="-12.368cm" svg:y="6.508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12.368cm" svg:y="7.458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12.368cm" svg:y="7.928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12.368cm" svg:y="7.008cm">
          <draw:image xlink:href="Pictures/100002010000001000000010384D0A63.png" xlink:type="simple" xlink:show="embed" xlink:actuate="onLoad">
            <text:p text:style-name="P6"/>
          </draw:image>
        </draw:frame>
        <draw:line draw:style-name="gr6" draw:text-style-name="P2" draw:layer="layout" svg:x1="1.25cm" svg:y1="3.5cm" svg:x2="18.25cm" svg:y2="3.5cm">
          <text:p text:style-name="P6"/>
        </draw:line>
        <draw:frame draw:style-name="gr1" draw:text-style-name="P7" draw:layer="layout" svg:width="0.803cm" svg:height="0.683cm" svg:x="17.197cm" svg:y="3.465cm">
          <draw:text-box>
            <text:p text:style-name="P6"><text:span text:style-name="T3">id</text:span></text:p>
          </draw:text-box>
        </draw:frame>
        <draw:frame draw:style-name="gr1" draw:text-style-name="P7" draw:layer="layout" svg:width="1.78cm" svg:height="0.683cm" svg:x="-10.53cm" svg:y="4.75cm">
          <draw:text-box>
            <text:p text:style-name="P6"><text:span text:style-name="T3">student</text:span></text:p>
          </draw:text-box>
        </draw:frame>
        <draw:line draw:style-name="gr6" draw:text-style-name="P2" draw:layer="layout" svg:x1="-10.489cm" svg:y1="5.229cm" svg:x2="-10.648cm" svg:y2="5.502cm">
          <text:p text:style-name="P6"/>
        </draw:line>
        <draw:line draw:style-name="gr6" draw:text-style-name="P2" draw:layer="layout" svg:x1="-10.496cm" svg:y1="5.227cm" svg:x2="-10.33cm" svg:y2="5.502cm">
          <text:p text:style-name="P6"/>
        </draw:line>
        <draw:line draw:style-name="gr6" draw:text-style-name="P2" draw:layer="layout" svg:x1="-10.5cm" svg:y1="5.5cm" svg:x2="-10.5cm" svg:y2="1.75cm">
          <text:p text:style-name="P6"/>
        </draw:line>
        <draw:custom-shape draw:style-name="gr7" draw:text-style-name="P2" draw:layer="layout" svg:width="0.174cm" svg:height="0.174cm" svg:x="-10.587cm" svg:y="5.05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2" draw:layer="layout" svg:x1="-10.497cm" svg:y1="8.776cm" svg:x2="-10.656cm" svg:y2="8.503cm">
          <text:p text:style-name="P6"/>
        </draw:line>
        <draw:line draw:style-name="gr6" draw:text-style-name="P2" draw:layer="layout" svg:x1="-10.504cm" svg:y1="8.778cm" svg:x2="-10.338cm" svg:y2="8.503cm">
          <text:p text:style-name="P6"/>
        </draw:line>
        <draw:frame draw:style-name="gr1" draw:text-style-name="P7" draw:layer="layout" svg:width="1.933cm" svg:height="0.683cm" svg:x="-10.433cm" svg:y="8.567cm">
          <draw:text-box>
            <text:p text:style-name="P6"><text:span text:style-name="T3">predmet</text:span></text:p>
          </draw:text-box>
        </draw:frame>
        <draw:line draw:style-name="gr6" draw:text-style-name="P2" draw:layer="layout" svg:x1="-10.5cm" svg:y1="8.5cm" svg:x2="-10.5cm" svg:y2="18.75cm">
          <text:p text:style-name="P6"/>
        </draw:line>
        <draw:custom-shape draw:style-name="gr7" draw:text-style-name="P2" draw:layer="layout" svg:width="0.174cm" svg:height="0.174cm" svg:x="-10.595cm" svg:y="8.778cm">
          <text:p text:style-name="P6"/>
          <draw:enhanced-geometry svg:viewBox="0 0 21600 21600" draw:mirror-vertical="true" draw:glue-points="10800 0 3160 3160 0 10800 3160 18440 10800 21600 18440 18440 21600 10800 18440 3160" draw:text-areas="3200 3200 18400 18400" draw:type="ellipse"/>
        </draw:custom-shape>
        <draw:line draw:style-name="gr6" draw:text-style-name="P2" draw:layer="layout" svg:x1="2.75cm" svg:y1="16.75cm" svg:x2="18.25cm" svg:y2="16.75cm">
          <text:p text:style-name="P6"/>
        </draw:line>
        <draw:frame draw:style-name="gr1" draw:layer="layout" svg:width="3.313cm" svg:height="2.147cm" svg:x="-14.509cm" svg:y="10.512cm">
          <draw:text-box>
            <text:p text:style-name="P1"><text:span text:style-name="T1">ispit: INT</text:span></text:p>
            <text:p text:style-name="P1"><text:span text:style-name="T1">student: INT</text:span></text:p>
            <text:p text:style-name="P1"><text:span text:style-name="T1">ocjena: FLOAT</text:span></text:p>
            <text:p text:style-name="P1"><text:span text:style-name="T1"/></text:p>
          </draw:text-box>
        </draw:frame>
        <draw:custom-shape draw:style-name="gr2" draw:text-style-name="P2" draw:layer="layout" svg:width="0.519cm" svg:height="1.964cm" svg:x="-11.091cm" svg:y="10.627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72cm" svg:height="2.225cm" svg:x="-14.749cm" svg:y="10.524cm" svg:viewBox="0 0 3773 2226" svg:d="m0 2c0 613 0 1224 0 1835 0 194 314 389 628 389 839 0 1677 0 2516 0 314 0 629-195 629-389 0-611 0-1222 0-1835 0-5-3772 0-3773 0z">
          <text:p text:style-name="P6"/>
        </draw:path>
        <draw:path draw:style-name="gr4" draw:text-style-name="P5" draw:layer="layout" svg:width="3.773cm" svg:height="0.777cm" svg:x="-14.75cm" svg:y="9.75cm" svg:viewBox="0 0 3774 778" svg:d="m3774 778c0-389-315-778-629-778-839 0-1678 0-2517 0-314 0-628 389-628 778 0 0 0 0 3774 0z">
          <text:p text:style-name="P4"><text:span text:style-name="T2">ispitocjene</text:span></text:p>
        </draw:path>
        <draw:frame draw:style-name="gr5" draw:text-style-name="P2" draw:layer="layout" svg:width="0.3cm" svg:height="0.3cm" svg:x="-14.618cm" svg:y="10.758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14.618cm" svg:y="11.708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14.618cm" svg:y="11.258cm">
          <draw:image xlink:href="Pictures/100002010000001000000010384D0A63.png" xlink:type="simple" xlink:show="embed" xlink:actuate="onLoad">
            <text:p text:style-name="P6"/>
          </draw:image>
        </draw:frame>
        <draw:frame draw:style-name="gr1" draw:text-style-name="P7" draw:layer="layout" svg:width="1.78cm" svg:height="0.683cm" svg:x="-13.25cm" svg:y="9.067cm">
          <draw:text-box>
            <text:p text:style-name="P6"><text:span text:style-name="T3">student</text:span></text:p>
          </draw:text-box>
        </draw:frame>
        <draw:line draw:style-name="gr6" draw:text-style-name="P2" draw:layer="layout" svg:x1="-13.253cm" svg:y1="9.485cm" svg:x2="-13.412cm" svg:y2="9.758cm">
          <text:p text:style-name="P6"/>
        </draw:line>
        <draw:line draw:style-name="gr6" draw:text-style-name="P2" draw:layer="layout" svg:x1="-13.26cm" svg:y1="9.483cm" svg:x2="-13.094cm" svg:y2="9.758cm">
          <text:p text:style-name="P6"/>
        </draw:line>
        <draw:line draw:style-name="gr6" draw:text-style-name="P2" draw:layer="layout" svg:x1="-13.25cm" svg:y1="9.75cm" svg:x2="-13.25cm" svg:y2="1cm">
          <text:p text:style-name="P6"/>
        </draw:line>
        <draw:custom-shape draw:style-name="gr7" draw:text-style-name="P2" draw:layer="layout" svg:width="0.174cm" svg:height="0.174cm" svg:x="-13.351cm" svg:y="9.309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2" draw:layer="layout" svg:x1="-11.741cm" svg:y1="13.023cm" svg:x2="-11.9cm" svg:y2="12.75cm">
          <text:p text:style-name="P6"/>
        </draw:line>
        <draw:line draw:style-name="gr6" draw:text-style-name="P2" draw:layer="layout" svg:x1="-11.748cm" svg:y1="13.025cm" svg:x2="-11.582cm" svg:y2="12.75cm">
          <text:p text:style-name="P6"/>
        </draw:line>
        <draw:frame draw:style-name="gr1" draw:text-style-name="P7" draw:layer="layout" svg:width="1.192cm" svg:height="0.683cm" svg:x="-11.75cm" svg:y="12.817cm">
          <draw:text-box>
            <text:p text:style-name="P6"><text:span text:style-name="T3">ispit</text:span></text:p>
          </draw:text-box>
        </draw:frame>
        <draw:line draw:style-name="gr6" draw:text-style-name="P2" draw:layer="layout" svg:x1="-11.75cm" svg:y1="12.75cm" svg:x2="-11.75cm" svg:y2="19.25cm">
          <text:p text:style-name="P6"/>
        </draw:line>
        <draw:custom-shape draw:style-name="gr7" draw:text-style-name="P2" draw:layer="layout" svg:width="0.174cm" svg:height="0.174cm" svg:x="-11.839cm" svg:y="13.025cm">
          <text:p text:style-name="P6"/>
          <draw:enhanced-geometry svg:viewBox="0 0 21600 21600" draw:mirror-vertical="true" draw:glue-points="10800 0 3160 3160 0 10800 3160 18440 10800 21600 18440 18440 21600 10800 18440 3160" draw:text-areas="3200 3200 18400 18400" draw:type="ellipse"/>
        </draw:custom-shape>
        <draw:line draw:style-name="gr6" draw:text-style-name="P2" draw:layer="layout" svg:x1="-10.5cm" svg:y1="1.75cm" svg:x2="18.25cm" svg:y2="1.75cm">
          <text:p text:style-name="P6"/>
        </draw:line>
        <draw:line draw:style-name="gr6" draw:text-style-name="P2" draw:layer="layout" svg:x1="17.973cm" svg:y1="1.935cm" svg:x2="17.973cm" svg:y2="1.57cm">
          <text:p text:style-name="P6"/>
        </draw:line>
        <draw:line draw:style-name="gr6" draw:text-style-name="P2" draw:layer="layout" svg:x1="17.873cm" svg:y1="1.935cm" svg:x2="17.873cm" svg:y2="1.57cm">
          <text:p text:style-name="P6"/>
        </draw:line>
        <draw:frame draw:style-name="gr1" draw:text-style-name="P7" draw:layer="layout" svg:width="0.803cm" svg:height="0.683cm" svg:x="17.197cm" svg:y="1.187cm">
          <draw:text-box>
            <text:p text:style-name="P6"><text:span text:style-name="T3">id</text:span></text:p>
          </draw:text-box>
        </draw:frame>
        <draw:frame draw:style-name="gr1" draw:layer="layout" svg:width="4.071cm" svg:height="3.095cm" svg:x="-9.257cm" svg:y="20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predmet: INT</text:span></text:p>
            <text:p text:style-name="P1"><text:span text:style-name="T1">datum: DATE</text:span></text:p>
            <text:p text:style-name="P1"><text:span text:style-name="T1">komponenta: INT</text:span></text:p>
            <text:p text:style-name="P1"><text:span text:style-name="T1">vrijemeobjave: TIM</text:span></text:p>
          </draw:text-box>
        </draw:frame>
        <draw:custom-shape draw:style-name="gr2" draw:text-style-name="P2" draw:layer="layout" svg:width="0.543cm" svg:height="3.253cm" svg:x="-5.839cm" svg:y="20.765cm">
          <text:p text:style-name="P6"/>
          <draw:enhanced-geometry svg:viewBox="0 0 21600 21600" draw:type="rectangle" draw:enhanced-path="M 0 0 L 21600 0 21600 21600 0 21600 0 0 Z N"/>
        </draw:custom-shape>
        <draw:path draw:style-name="gr4" draw:text-style-name="P5" draw:layer="layout" svg:width="3.773cm" svg:height="0.777cm" svg:x="-9.5cm" svg:y="20cm" svg:viewBox="0 0 3774 778" svg:d="m3774 778c0-389-315-778-629-778-839 0-1678 0-2517 0-314 0-628 389-628 778 0 0 0 0 3774 0z">
          <text:p text:style-name="P4"><text:span text:style-name="T2">ispit</text:span></text:p>
        </draw:path>
        <draw:frame draw:style-name="gr5" draw:text-style-name="P2" draw:layer="layout" svg:width="0.3cm" svg:height="0.3cm" svg:x="-9.368cm" svg:y="21.008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9.368cm" svg:y="22.43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9.366cm" svg:y="23.384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17.306cm" svg:y="15.914cm">
          <draw:image xlink:href="Pictures/100002010000001000000010F520EFBD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9.365cm" svg:y="21.941cm">
          <draw:image xlink:href="Pictures/100002010000001000000010F520EFBD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9.363cm" svg:y="22.921cm">
          <draw:image xlink:href="Pictures/100002010000001000000010F520EFBD.png" xlink:type="simple" xlink:show="embed" xlink:actuate="onLoad">
            <text:p text:style-name="P6"/>
          </draw:image>
        </draw:frame>
        <draw:path draw:style-name="gr3" draw:text-style-name="P3" draw:layer="layout" svg:width="3.772cm" svg:height="4.591cm" svg:x="-9.497cm" svg:y="20.774cm" svg:viewBox="0 0 3773 4592" svg:d="m0 5c0 1262 0 2523 0 3785 0 401 314 802 628 802 839 0 1677 0 2516 0 314 0 629-401 629-802 0-1262 0-2523 0-3785 0-11-3772-1-3773 0z">
          <text:p text:style-name="P6"/>
        </draw:path>
        <draw:line draw:style-name="gr6" draw:text-style-name="P2" draw:layer="layout" svg:x1="-7.603cm" svg:y1="19.703cm" svg:x2="-7.9cm" svg:y2="19.703cm">
          <text:p text:style-name="P6"/>
        </draw:line>
        <draw:line draw:style-name="gr6" draw:text-style-name="P2" draw:layer="layout" svg:x1="-7.599cm" svg:y1="19.804cm" svg:x2="-7.9cm" svg:y2="19.804cm">
          <text:p text:style-name="P6"/>
        </draw:line>
        <draw:frame draw:style-name="gr1" draw:text-style-name="P7" draw:layer="layout" svg:width="0.803cm" svg:height="0.683cm" svg:x="-8.553cm" svg:y="19.25cm">
          <draw:text-box>
            <text:p text:style-name="P6"><text:span text:style-name="T3">id</text:span></text:p>
          </draw:text-box>
        </draw:frame>
        <draw:frame draw:style-name="gr1" draw:layer="layout" svg:width="3.482cm" svg:height="2.621cm" svg:x="-17.309cm" svg:y="14.849cm">
          <draw:text-box>
            <text:p text:style-name="P1"><text:span text:style-name="T1">student: INT</text:span></text:p>
            <text:p text:style-name="P1"><text:span text:style-name="T1">predmet: INT</text:span></text:p>
            <text:p text:style-name="P1"><text:span text:style-name="T1">komponenta: IN</text:span></text:p>
            <text:p text:style-name="P1"><text:span text:style-name="T1">bodovi: FLOAT</text:span></text:p>
            <text:p text:style-name="P1"><text:span text:style-name="T1"/></text:p>
          </draw:text-box>
        </draw:frame>
        <draw:custom-shape draw:style-name="gr2" draw:text-style-name="P2" draw:layer="layout" svg:width="0.519cm" svg:height="1.964cm" svg:x="-13.769cm" svg:y="14.865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72cm" svg:height="2.237cm" svg:x="-17.427cm" svg:y="14.762cm" svg:viewBox="0 0 3773 2238" svg:d="m0 2c0 616 0 1230 0 1845 0 195 314 391 628 391 839 0 1677 0 2516 0 314 0 629-196 629-391 0-615 0-1229 0-1845 0-5-3772 0-3773 0z">
          <text:p text:style-name="P6"/>
        </draw:path>
        <draw:path draw:style-name="gr4" draw:text-style-name="P5" draw:layer="layout" svg:width="3.773cm" svg:height="0.777cm" svg:x="-17.428cm" svg:y="13.988cm" svg:viewBox="0 0 3774 778" svg:d="m3774 778c0-389-315-778-629-778-839 0-1678 0-2517 0-314 0-628 389-628 778 0 0 0 0 3774 0z">
          <text:p text:style-name="P4"><text:span text:style-name="T2">komponentebodovi</text:span></text:p>
        </draw:path>
        <draw:frame draw:style-name="gr5" draw:text-style-name="P2" draw:layer="layout" svg:width="0.3cm" svg:height="0.3cm" svg:x="-17.296cm" svg:y="14.996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17.296cm" svg:y="16.402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17.296cm" svg:y="15.496cm">
          <draw:image xlink:href="Pictures/100002010000001000000010384D0A63.png" xlink:type="simple" xlink:show="embed" xlink:actuate="onLoad">
            <text:p text:style-name="P6"/>
          </draw:image>
        </draw:frame>
        <draw:frame draw:style-name="gr1" draw:text-style-name="P7" draw:layer="layout" svg:width="1.78cm" svg:height="0.683cm" svg:x="-15.78cm" svg:y="13.317cm">
          <draw:text-box>
            <text:p text:style-name="P6"><text:span text:style-name="T3">student</text:span></text:p>
          </draw:text-box>
        </draw:frame>
        <draw:line draw:style-name="gr6" draw:text-style-name="P2" draw:layer="layout" svg:x1="-16.002cm" svg:y1="13.727cm" svg:x2="-16.161cm" svg:y2="14cm">
          <text:p text:style-name="P6"/>
        </draw:line>
        <draw:line draw:style-name="gr6" draw:text-style-name="P2" draw:layer="layout" svg:x1="-16.009cm" svg:y1="13.725cm" svg:x2="-15.843cm" svg:y2="14cm">
          <text:p text:style-name="P6"/>
        </draw:line>
        <draw:line draw:style-name="gr6" draw:text-style-name="P2" draw:layer="layout" svg:x1="-16cm" svg:y1="14cm" svg:x2="-16cm" svg:y2="0.25cm">
          <text:p text:style-name="P6"/>
        </draw:line>
        <draw:custom-shape draw:style-name="gr7" draw:text-style-name="P2" draw:layer="layout" svg:width="0.174cm" svg:height="0.174cm" svg:x="-16.1cm" svg:y="13.551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2" draw:layer="layout" svg:x1="-14.744cm" svg:y1="17.271cm" svg:x2="-14.903cm" svg:y2="16.998cm">
          <text:p text:style-name="P6"/>
        </draw:line>
        <draw:line draw:style-name="gr6" draw:text-style-name="P2" draw:layer="layout" svg:x1="-14.751cm" svg:y1="17.273cm" svg:x2="-14.585cm" svg:y2="16.998cm">
          <text:p text:style-name="P6"/>
        </draw:line>
        <draw:frame draw:style-name="gr1" draw:text-style-name="P7" draw:layer="layout" svg:width="1.933cm" svg:height="0.683cm" svg:x="-14.75cm" svg:y="17.25cm">
          <draw:text-box>
            <text:p text:style-name="P6"><text:span text:style-name="T3">predmet</text:span></text:p>
          </draw:text-box>
        </draw:frame>
        <draw:line draw:style-name="gr6" draw:text-style-name="P2" draw:layer="layout" svg:x1="-15.5cm" svg:y1="17cm" svg:x2="-15.5cm" svg:y2="20cm">
          <text:p text:style-name="P6"/>
        </draw:line>
        <draw:frame draw:style-name="gr1" draw:layer="layout" svg:width="4.189cm" svg:height="4.043cm" svg:x="-16.007cm" svg:y="20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gui_naziv: VARCH</text:span></text:p>
            <text:p text:style-name="P1"><text:span text:style-name="T1">kratki_gui_naziv:</text:span></text:p>
            <text:p text:style-name="P1"><text:span text:style-name="T1">tipkomponente: INT</text:span></text:p>
            <text:p text:style-name="P1"><text:span text:style-name="T1">maxbodova: FLOA</text:span></text:p>
            <text:p text:style-name="P1"><text:span text:style-name="T1">prolaz: FLOAT</text:span></text:p>
            <text:p text:style-name="P1"><text:span text:style-name="T1">opcija: VARCHAR</text:span></text:p>
          </draw:text-box>
        </draw:frame>
        <draw:custom-shape draw:style-name="gr2" draw:text-style-name="P2" draw:layer="layout" svg:width="0.543cm" svg:height="5.58cm" svg:x="-12.502cm" svg:y="19.73cm">
          <text:p text:style-name="P6"/>
          <draw:enhanced-geometry svg:viewBox="0 0 21600 21600" draw:type="rectangle" draw:enhanced-path="M 0 0 L 21600 0 21600 21600 0 21600 0 0 Z N"/>
        </draw:custom-shape>
        <draw:path draw:style-name="gr4" draw:text-style-name="P5" draw:layer="layout" svg:width="3.999cm" svg:height="0.777cm" svg:x="-16.25cm" svg:y="20cm" svg:viewBox="0 0 4000 778" svg:d="m4000 778c0-389-334-778-667-778-889 0-1778 0-2667 0-333 0-666 389-666 778 0 0 0 0 4000 0z">
          <text:p text:style-name="P4"><text:span text:style-name="T2">komponenta</text:span></text:p>
        </draw:path>
        <draw:frame draw:style-name="gr5" draw:text-style-name="P2" draw:layer="layout" svg:width="0.3cm" svg:height="0.3cm" svg:x="-16.118cm" svg:y="21.008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16.118cm" svg:y="22.43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16.116cm" svg:y="23.384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16.113cm" svg:y="22.921cm">
          <draw:image xlink:href="Pictures/100002010000001000000010F520EFBD.png" xlink:type="simple" xlink:show="embed" xlink:actuate="onLoad">
            <text:p text:style-name="P6"/>
          </draw:image>
        </draw:frame>
        <draw:path draw:style-name="gr3" draw:text-style-name="P3" draw:layer="layout" svg:width="3.996cm" svg:height="4.475cm" svg:x="-16.247cm" svg:y="20.774cm" svg:viewBox="0 0 3997 4476" svg:d="m0 5c0 1230 0 2459 0 3689 0 391 333 782 665 782 889 0 1777 0 2666 0 332 0 666-391 666-782 0-1230 0-2459 0-3689 0-11-3996-1-3997 0z">
          <text:p text:style-name="P6"/>
        </draw:path>
        <draw:line draw:style-name="gr6" draw:text-style-name="P2" draw:layer="layout" svg:x1="-15.349cm" svg:y1="19.727cm" svg:x2="-15.65cm" svg:y2="19.727cm">
          <text:p text:style-name="P6"/>
        </draw:line>
        <draw:frame draw:style-name="gr8" draw:text-style-name="P8" draw:layer="layout" svg:width="1.386cm" svg:height="0.683cm" svg:x="-16.5cm" svg:y="19.25cm">
          <draw:text-box>
            <text:p text:style-name="P6"><text:span text:style-name="T3">id</text:span></text:p>
          </draw:text-box>
        </draw:frame>
        <draw:frame draw:style-name="gr5" draw:text-style-name="P2" draw:layer="layout" svg:width="0.3cm" svg:height="0.3cm" svg:x="-9.368cm" svg:y="21.486cm">
          <draw:image xlink:href="Pictures/100002010000001000000010B17B76B9.png" xlink:type="simple" xlink:show="embed" xlink:actuate="onLoad">
            <text:p text:style-name="P6"/>
          </draw:image>
        </draw:frame>
        <draw:line draw:style-name="gr6" draw:text-style-name="P2" draw:layer="layout" svg:x1="-14.75cm" svg:y1="19cm" svg:x2="19.5cm" svg:y2="19cm">
          <text:p text:style-name="P6"/>
        </draw:line>
        <draw:frame draw:style-name="gr1" draw:text-style-name="P7" draw:layer="layout" svg:width="0.803cm" svg:height="0.683cm" svg:x="17.25cm" svg:y="16.63cm">
          <draw:text-box>
            <text:p text:style-name="P6"><text:span text:style-name="T3">id</text:span></text:p>
          </draw:text-box>
        </draw:frame>
        <draw:line draw:style-name="gr6" draw:text-style-name="P2" draw:layer="layout" svg:x1="-5.75cm" svg:y1="20.5cm" svg:x2="20.5cm" svg:y2="20.5cm">
          <text:p text:style-name="P6"/>
        </draw:line>
        <draw:line draw:style-name="gr6" draw:text-style-name="P2" draw:layer="layout" svg:x1="20.5cm" svg:y1="20.5cm" svg:x2="20.5cm" svg:y2="18cm">
          <text:p text:style-name="P6"/>
        </draw:line>
        <draw:line draw:style-name="gr6" draw:text-style-name="P2" draw:layer="layout" svg:x1="20.512cm" svg:y1="18.269cm" svg:x2="20.353cm" svg:y2="17.996cm">
          <text:p text:style-name="P6"/>
        </draw:line>
        <draw:line draw:style-name="gr6" draw:text-style-name="P2" draw:layer="layout" svg:x1="20.505cm" svg:y1="18.271cm" svg:x2="20.671cm" svg:y2="17.996cm">
          <text:p text:style-name="P6"/>
        </draw:line>
        <draw:line draw:style-name="gr6" draw:text-style-name="P2" draw:layer="layout" svg:x1="20.661cm" svg:y1="18.27cm" svg:x2="20.367cm" svg:y2="18.27cm">
          <text:p text:style-name="P6"/>
        </draw:line>
        <draw:frame draw:style-name="gr1" draw:text-style-name="P7" draw:layer="layout" svg:width="0.803cm" svg:height="0.683cm" svg:x="20.447cm" svg:y="18.25cm">
          <draw:text-box>
            <text:p text:style-name="P6"><text:span text:style-name="T3">id</text:span></text:p>
          </draw:text-box>
        </draw:frame>
        <draw:line draw:style-name="gr6" draw:text-style-name="P2" draw:layer="layout" svg:x1="-5.389cm" svg:y1="20.89cm" svg:x2="-5.389cm" svg:y2="20.525cm">
          <text:p text:style-name="P6"/>
        </draw:line>
        <draw:frame draw:style-name="gr1" draw:text-style-name="P7" draw:layer="layout" svg:width="1.933cm" svg:height="0.683cm" svg:x="-5.42cm" svg:y="19.967cm">
          <draw:text-box>
            <text:p text:style-name="P6"><text:span text:style-name="T3">predmet</text:span></text:p>
          </draw:text-box>
        </draw:frame>
        <draw:line draw:style-name="gr6" draw:text-style-name="P2" draw:layer="layout" svg:x1="-14.75cm" svg:y1="19cm" svg:x2="-14.75cm" svg:y2="17cm">
          <text:p text:style-name="P6"/>
        </draw:line>
        <draw:line draw:style-name="gr6" draw:text-style-name="P2" draw:layer="layout" svg:x1="-15.505cm" svg:y1="19.724cm" svg:x2="-15.664cm" svg:y2="19.997cm">
          <text:p text:style-name="P6"/>
        </draw:line>
        <draw:line draw:style-name="gr6" draw:text-style-name="P2" draw:layer="layout" svg:x1="-15.506cm" svg:y1="19.731cm" svg:x2="-15.346cm" svg:y2="19.997cm">
          <text:p text:style-name="P6"/>
        </draw:line>
        <draw:line draw:style-name="gr6" draw:text-style-name="P2" draw:layer="layout" svg:x1="-15.327cm" svg:y1="17.271cm" svg:x2="-15.628cm" svg:y2="17.271cm">
          <text:p text:style-name="P6"/>
        </draw:line>
        <draw:frame draw:style-name="gr1" draw:text-style-name="P7" draw:layer="layout" svg:width="2.644cm" svg:height="0.683cm" svg:x="-18cm" svg:y="17.067cm">
          <draw:text-box>
            <text:p text:style-name="P6"><text:span text:style-name="T3">komponenta</text:span></text:p>
          </draw:text-box>
        </draw:frame>
        <draw:line draw:style-name="gr6" draw:text-style-name="P2" draw:layer="layout" svg:x1="-13.25cm" svg:y1="1cm" svg:x2="18.25cm" svg:y2="1cm">
          <text:p text:style-name="P6"/>
        </draw:line>
        <draw:line draw:style-name="gr6" draw:text-style-name="P2" draw:layer="layout" svg:x1="17.971cm" svg:y1="1.192cm" svg:x2="17.971cm" svg:y2="0.827cm">
          <text:p text:style-name="P6"/>
        </draw:line>
        <draw:line draw:style-name="gr6" draw:text-style-name="P2" draw:layer="layout" svg:x1="17.871cm" svg:y1="1.192cm" svg:x2="17.871cm" svg:y2="0.827cm">
          <text:p text:style-name="P6"/>
        </draw:line>
        <draw:frame draw:style-name="gr1" draw:text-style-name="P7" draw:layer="layout" svg:width="0.803cm" svg:height="0.683cm" svg:x="17.197cm" svg:y="0.415cm">
          <draw:text-box>
            <text:p text:style-name="P6"><text:span text:style-name="T3">id</text:span></text:p>
          </draw:text-box>
        </draw:frame>
        <draw:line draw:style-name="gr6" draw:text-style-name="P2" draw:layer="layout" svg:x1="-12.25cm" svg:y1="22.25cm" svg:x2="-9.5cm" svg:y2="22.25cm">
          <text:p text:style-name="P6"/>
        </draw:line>
        <draw:frame draw:style-name="gr5" draw:text-style-name="P2" draw:layer="layout" svg:width="0.3cm" svg:height="0.3cm" svg:x="-16.118cm" svg:y="21.486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16.118cm" svg:y="21.972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16.116cm" svg:y="23.858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16.116cm" svg:y="24.33cm">
          <draw:image xlink:href="Pictures/100002010000001000000010B17B76B9.png" xlink:type="simple" xlink:show="embed" xlink:actuate="onLoad">
            <text:p text:style-name="P6"/>
          </draw:image>
        </draw:frame>
        <draw:line draw:style-name="gr6" draw:text-style-name="P2" draw:layer="layout" svg:x1="-11.966cm" svg:y1="22.442cm" svg:x2="-11.966cm" svg:y2="22.077cm">
          <text:p text:style-name="P6"/>
        </draw:line>
        <draw:line draw:style-name="gr6" draw:text-style-name="P2" draw:layer="layout" svg:x1="-11.971cm" svg:y1="22.245cm" svg:x2="-12.245cm" svg:y2="22.087cm">
          <text:p text:style-name="P6"/>
        </draw:line>
        <draw:line draw:style-name="gr6" draw:text-style-name="P2" draw:layer="layout" svg:x1="-11.966cm" svg:y1="22.25cm" svg:x2="-12.254cm" svg:y2="22.404cm">
          <text:p text:style-name="P6"/>
        </draw:line>
        <draw:line draw:style-name="gr6" draw:text-style-name="P2" draw:layer="layout" svg:x1="-9.7cm" svg:y1="22.452cm" svg:x2="-9.7cm" svg:y2="22.087cm">
          <text:p text:style-name="P6"/>
        </draw:line>
        <draw:frame draw:style-name="gr1" draw:text-style-name="P7" draw:layer="layout" svg:width="0.803cm" svg:height="0.683cm" svg:x="-12.303cm" svg:y="22.317cm">
          <draw:text-box>
            <text:p text:style-name="P6"><text:span text:style-name="T3">id</text:span></text:p>
          </draw:text-box>
        </draw:frame>
        <draw:frame draw:style-name="gr1" draw:text-style-name="P7" draw:layer="layout" svg:width="2.644cm" svg:height="0.683cm" svg:x="-12cm" svg:y="21.5cm">
          <draw:text-box>
            <text:p text:style-name="P6"><text:span text:style-name="T3">komponenta</text:span></text:p>
          </draw:text-box>
        </draw:frame>
        <draw:frame draw:style-name="gr1" draw:layer="layout" svg:width="3.766cm" svg:height="1.199cm" svg:x="16.991cm" svg:y="25.012cm">
          <draw:text-box>
            <text:p text:style-name="P1"><text:span text:style-name="T1">id: INT</text:span></text:p>
            <text:p text:style-name="P1"><text:span text:style-name="T1">naziv: VARCHAR</text:span></text:p>
          </draw:text-box>
        </draw:frame>
        <draw:custom-shape draw:style-name="gr2" draw:text-style-name="P2" draw:layer="layout" svg:width="0.519cm" svg:height="1.964cm" svg:x="20.409cm" svg:y="25.127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48cm" svg:height="2.237cm" svg:x="16.751cm" svg:y="25.024cm" svg:viewBox="0 0 3749 2238" svg:d="m0 2c0 616 0 1230 0 1845 0 195 312 391 624 391 834 0 1666 0 2500 0 312 0 625-196 625-391 0-615 0-1229 0-1845 0-5-3748 0-3749 0z">
          <text:p text:style-name="P6"/>
        </draw:path>
        <draw:path draw:style-name="gr4" draw:text-style-name="P5" draw:layer="layout" svg:width="3.749cm" svg:height="0.777cm" svg:x="16.75cm" svg:y="24.25cm" svg:viewBox="0 0 3750 778" svg:d="m3750 778c0-389-313-778-625-778-834 0-1667 0-2501 0-312 0-624 389-624 778 0 0 0 0 3750 0z">
          <text:p text:style-name="P4"><text:span text:style-name="T2">tippredmeta</text:span></text:p>
        </draw:path>
        <draw:frame draw:style-name="gr5" draw:text-style-name="P2" draw:layer="layout" svg:width="0.3cm" svg:height="0.3cm" svg:x="16.882cm" svg:y="25.258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6.882cm" svg:y="25.75cm">
          <draw:image xlink:href="Pictures/100002010000001000000010B17B76B9.png" xlink:type="simple" xlink:show="embed" xlink:actuate="onLoad">
            <text:p text:style-name="P6"/>
          </draw:image>
        </draw:frame>
        <draw:line draw:style-name="gr6" draw:text-style-name="P2" draw:layer="layout" svg:x1="21.25cm" svg:y1="18cm" svg:x2="21.25cm" svg:y2="25.25cm">
          <text:p text:style-name="P6"/>
        </draw:line>
        <draw:line draw:style-name="gr6" draw:text-style-name="P2" draw:layer="layout" svg:x1="21.414cm" svg:y1="18.25cm" svg:x2="21.12cm" svg:y2="18.25cm">
          <text:p text:style-name="P6"/>
        </draw:line>
        <draw:frame draw:style-name="gr1" draw:text-style-name="P7" draw:layer="layout" svg:width="2.559cm" svg:height="0.683cm" svg:x="21.25cm" svg:y="18.25cm">
          <draw:text-box>
            <text:p text:style-name="P6"><text:span text:style-name="T3">tippredmeta</text:span></text:p>
          </draw:text-box>
        </draw:frame>
        <draw:line draw:style-name="gr6" draw:text-style-name="P2" draw:layer="layout" svg:x1="20.788cm" svg:y1="25.442cm" svg:x2="20.788cm" svg:y2="25.077cm">
          <text:p text:style-name="P6"/>
        </draw:line>
        <draw:line draw:style-name="gr6" draw:text-style-name="P2" draw:layer="layout" svg:x1="20.783cm" svg:y1="25.245cm" svg:x2="20.509cm" svg:y2="25.087cm">
          <text:p text:style-name="P6"/>
        </draw:line>
        <draw:line draw:style-name="gr6" draw:text-style-name="P2" draw:layer="layout" svg:x1="20.788cm" svg:y1="25.25cm" svg:x2="20.5cm" svg:y2="25.404cm">
          <text:p text:style-name="P6"/>
        </draw:line>
        <draw:frame draw:style-name="gr1" draw:text-style-name="P7" draw:layer="layout" svg:width="0.803cm" svg:height="0.683cm" svg:x="20.5cm" svg:y="24.5cm">
          <draw:text-box>
            <text:p text:style-name="P6"><text:span text:style-name="T3">id</text:span></text:p>
          </draw:text-box>
        </draw:frame>
        <draw:frame draw:style-name="gr1" draw:layer="layout" svg:width="3.741cm" svg:height="1.199cm" svg:x="4.993cm" svg:y="25.649cm">
          <draw:text-box>
            <text:p text:style-name="P1"><text:span text:style-name="T1">tippredmeta: INT</text:span></text:p>
            <text:p text:style-name="P1"><text:span text:style-name="T1">komponenta: INT</text:span></text:p>
          </draw:text-box>
        </draw:frame>
        <draw:custom-shape draw:style-name="gr2" draw:text-style-name="P2" draw:layer="layout" svg:width="0.519cm" svg:height="1.964cm" svg:x="8.411cm" svg:y="25.764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46cm" svg:height="2.237cm" svg:x="4.753cm" svg:y="25.661cm" svg:viewBox="0 0 3747 2238" svg:d="m0 2c0 616 0 1230 0 1845 0 195 312 391 624 391 833 0 1665 0 2498 0 312 0 625-196 625-391 0-615 0-1229 0-1845 0-5-3746 0-3747 0z">
          <text:p text:style-name="P6"/>
        </draw:path>
        <draw:path draw:style-name="gr4" draw:text-style-name="P5" draw:layer="layout" svg:width="3.747cm" svg:height="0.777cm" svg:x="4.752cm" svg:y="24.887cm" svg:viewBox="0 0 3748 778" svg:d="m3748 778c0-389-313-778-625-778-833 0-1666 0-2499 0-312 0-624 389-624 778 0 0 0 0 3748 0z">
          <text:p text:style-name="P4"><text:span text:style-name="T2">tippredmeta_komponenta</text:span></text:p>
        </draw:path>
        <draw:frame draw:style-name="gr5" draw:text-style-name="P2" draw:layer="layout" svg:width="0.3cm" svg:height="0.3cm" svg:x="4.884cm" svg:y="25.895cm">
          <draw:image xlink:href="Pictures/100002010000001000000010384D0A63.png" xlink:type="simple" xlink:show="embed" xlink:actuate="onLoad">
            <text:p text:style-name="P6"/>
          </draw:image>
        </draw:frame>
        <draw:line draw:style-name="gr6" draw:text-style-name="P2" draw:layer="layout" svg:x1="8.785cm" svg:y1="25.996cm" svg:x2="8.511cm" svg:y2="25.838cm">
          <text:p text:style-name="P6"/>
        </draw:line>
        <draw:line draw:style-name="gr6" draw:text-style-name="P2" draw:layer="layout" svg:x1="8.79cm" svg:y1="26.001cm" svg:x2="8.502cm" svg:y2="26.155cm">
          <text:p text:style-name="P6"/>
        </draw:line>
        <draw:frame draw:style-name="gr5" draw:text-style-name="P2" draw:layer="layout" svg:width="0.3cm" svg:height="0.3cm" svg:x="4.884cm" svg:y="26.337cm">
          <draw:image xlink:href="Pictures/100002010000001000000010384D0A63.png" xlink:type="simple" xlink:show="embed" xlink:actuate="onLoad">
            <text:p text:style-name="P6"/>
          </draw:image>
        </draw:frame>
        <draw:line draw:style-name="gr6" draw:text-style-name="P2" draw:layer="layout" svg:x1="8.5cm" svg:y1="26cm" svg:x2="16.75cm" svg:y2="26cm">
          <text:p text:style-name="P6"/>
        </draw:line>
        <draw:line draw:style-name="gr6" draw:text-style-name="P2" draw:layer="layout" svg:x1="16.618cm" svg:y1="26.194cm" svg:x2="16.618cm" svg:y2="25.829cm">
          <text:p text:style-name="P6"/>
        </draw:line>
        <draw:line draw:style-name="gr6" draw:text-style-name="P2" draw:layer="layout" svg:x1="16.518cm" svg:y1="26.195cm" svg:x2="16.518cm" svg:y2="25.83cm">
          <text:p text:style-name="P6"/>
        </draw:line>
        <draw:frame draw:style-name="gr1" draw:text-style-name="P7" draw:layer="layout" svg:width="0.803cm" svg:height="0.683cm" svg:x="15.75cm" svg:y="25.317cm">
          <draw:text-box>
            <text:p text:style-name="P6"><text:span text:style-name="T3">id</text:span></text:p>
          </draw:text-box>
        </draw:frame>
        <draw:frame draw:style-name="gr1" draw:text-style-name="P7" draw:layer="layout" svg:width="2.559cm" svg:height="0.683cm" svg:x="8.5cm" svg:y="26.067cm">
          <draw:text-box>
            <text:p text:style-name="P6"><text:span text:style-name="T3">tippredmeta</text:span></text:p>
          </draw:text-box>
        </draw:frame>
        <draw:custom-shape draw:style-name="gr7" draw:text-style-name="P2" draw:layer="layout" svg:width="0.174cm" svg:height="0.174cm" svg:x="8.788cm" svg:y="25.913cm">
          <text:p text:style-name="P6"/>
          <draw:enhanced-geometry svg:viewBox="0 0 21600 21600" draw:mirror-vertical="true" draw:glue-points="10800 0 3160 3160 0 10800 3160 18440 10800 21600 18440 18440 21600 10800 18440 3160" draw:text-areas="3200 3200 18400 18400" draw:type="ellipse"/>
        </draw:custom-shape>
        <draw:line draw:style-name="gr6" draw:text-style-name="P2" draw:layer="layout" svg:x1="4.75cm" svg:y1="27cm" svg:x2="-13cm" svg:y2="27cm">
          <text:p text:style-name="P6"/>
        </draw:line>
        <draw:line draw:style-name="gr6" draw:text-style-name="P2" draw:layer="layout" svg:x1="-13cm" svg:y1="27cm" svg:x2="-13cm" svg:y2="25.25cm">
          <text:p text:style-name="P6"/>
        </draw:line>
        <draw:line draw:style-name="gr6" draw:text-style-name="P2" draw:layer="layout" svg:x1="4.48cm" svg:y1="26.998cm" svg:x2="4.754cm" svg:y2="26.84cm">
          <text:p text:style-name="P6"/>
        </draw:line>
        <draw:line draw:style-name="gr6" draw:text-style-name="P2" draw:layer="layout" svg:x1="4.475cm" svg:y1="27.003cm" svg:x2="4.763cm" svg:y2="27.157cm">
          <text:p text:style-name="P6"/>
        </draw:line>
        <draw:frame draw:style-name="gr1" draw:text-style-name="P7" draw:layer="layout" svg:width="2.644cm" svg:height="0.683cm" svg:x="2cm" svg:y="26.25cm">
          <draw:text-box>
            <text:p text:style-name="P6"><text:span text:style-name="T3">komponenta</text:span></text:p>
          </draw:text-box>
        </draw:frame>
        <draw:custom-shape draw:style-name="gr7" draw:text-style-name="P2" draw:layer="layout" svg:width="0.174cm" svg:height="0.174cm" svg:x="4.303cm" svg:y="26.915cm">
          <text:p text:style-name="P6"/>
          <draw:enhanced-geometry svg:viewBox="0 0 21600 21600" draw:mirror-vertical="true" draw:mirror-horizontal="true" draw:glue-points="10800 0 3160 3160 0 10800 3160 18440 10800 21600 18440 18440 21600 10800 18440 3160" draw:text-areas="3200 3200 18400 18400" draw:type="ellipse"/>
        </draw:custom-shape>
        <draw:line draw:style-name="gr6" draw:text-style-name="P2" draw:layer="layout" svg:x1="-12.853cm" svg:y1="25.571cm" svg:x2="-13.154cm" svg:y2="25.571cm">
          <text:p text:style-name="P6"/>
        </draw:line>
        <draw:line draw:style-name="gr6" draw:text-style-name="P2" draw:layer="layout" svg:x1="-12.852cm" svg:y1="25.671cm" svg:x2="-13.153cm" svg:y2="25.671cm">
          <text:p text:style-name="P6"/>
        </draw:line>
        <draw:frame draw:style-name="gr1" draw:text-style-name="P7" draw:layer="layout" svg:width="0.803cm" svg:height="0.683cm" svg:x="-13.753cm" svg:y="25.571cm">
          <draw:text-box>
            <text:p text:style-name="P6"><text:span text:style-name="T3">id</text:span></text:p>
          </draw:text-box>
        </draw:frame>
        <draw:frame draw:style-name="gr1" draw:layer="layout" svg:width="4.016cm" svg:height="1.673cm" svg:x="-15.759cm" svg:y="28.51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opis_opcija: VARC</text:span></text:p>
          </draw:text-box>
        </draw:frame>
        <draw:custom-shape draw:style-name="gr2" draw:text-style-name="P2" draw:layer="layout" svg:width="0.519cm" svg:height="1.964cm" svg:x="-12.341cm" svg:y="28.627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72cm" svg:height="2.237cm" svg:x="-15.999cm" svg:y="28.524cm" svg:viewBox="0 0 3773 2238" svg:d="m0 2c0 616 0 1230 0 1845 0 195 314 391 628 391 839 0 1677 0 2516 0 314 0 629-196 629-391 0-615 0-1229 0-1845 0-5-3772 0-3773 0z">
          <text:p text:style-name="P6"/>
        </draw:path>
        <draw:path draw:style-name="gr4" draw:text-style-name="P5" draw:layer="layout" svg:width="3.773cm" svg:height="0.777cm" svg:x="-16cm" svg:y="27.75cm" svg:viewBox="0 0 3774 778" svg:d="m3774 778c0-389-315-778-629-778-839 0-1678 0-2517 0-314 0-628 389-628 778 0 0 0 0 3774 0z">
          <text:p text:style-name="P4"><text:span text:style-name="T2">tipkomponente</text:span></text:p>
        </draw:path>
        <draw:frame draw:style-name="gr5" draw:text-style-name="P2" draw:layer="layout" svg:width="0.3cm" svg:height="0.3cm" svg:x="-15.868cm" svg:y="28.758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15.882cm" svg:y="29.246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15.882cm" svg:y="29.718cm">
          <draw:image xlink:href="Pictures/100002010000001000000010B17B76B9.png" xlink:type="simple" xlink:show="embed" xlink:actuate="onLoad">
            <text:p text:style-name="P6"/>
          </draw:image>
        </draw:frame>
        <draw:line draw:style-name="gr6" draw:text-style-name="P2" draw:layer="layout" svg:x1="-14.5cm" svg:y1="25.25cm" svg:x2="-14.5cm" svg:y2="27.75cm">
          <text:p text:style-name="P6"/>
        </draw:line>
        <draw:line draw:style-name="gr6" draw:text-style-name="P2" draw:layer="layout" svg:x1="-14.354cm" svg:y1="27.486cm" svg:x2="-14.655cm" svg:y2="27.486cm">
          <text:p text:style-name="P6"/>
        </draw:line>
        <draw:frame draw:style-name="gr8" draw:text-style-name="P8" draw:layer="layout" svg:width="1.386cm" svg:height="0.683cm" svg:x="-15.25cm" svg:y="27cm">
          <draw:text-box>
            <text:p text:style-name="P6"><text:span text:style-name="T3">id</text:span></text:p>
          </draw:text-box>
        </draw:frame>
        <draw:line draw:style-name="gr6" draw:text-style-name="P2" draw:layer="layout" svg:x1="-14.51cm" svg:y1="27.483cm" svg:x2="-14.669cm" svg:y2="27.756cm">
          <text:p text:style-name="P6"/>
        </draw:line>
        <draw:line draw:style-name="gr6" draw:text-style-name="P2" draw:layer="layout" svg:x1="-14.511cm" svg:y1="27.49cm" svg:x2="-14.351cm" svg:y2="27.756cm">
          <text:p text:style-name="P6"/>
        </draw:line>
        <draw:frame draw:style-name="gr8" draw:text-style-name="P8" draw:layer="layout" svg:width="3.055cm" svg:height="0.683cm" svg:x="-17.5cm" svg:y="25.317cm">
          <draw:text-box>
            <text:p text:style-name="P6"><text:span text:style-name="T3">tipkomponente</text:span></text:p>
          </draw:text-box>
        </draw:frame>
        <draw:line draw:style-name="gr6" draw:text-style-name="P2" draw:layer="layout" svg:x1="-14.348cm" svg:y1="25.5cm" svg:x2="-14.649cm" svg:y2="25.5cm">
          <text:p text:style-name="P6"/>
        </draw:line>
        <draw:frame draw:style-name="gr1" draw:layer="layout" svg:width="3.88cm" svg:height="1.673cm" svg:x="0.37cm" svg:y="7.512cm">
          <draw:text-box>
            <text:p text:style-name="P1"><text:span text:style-name="T1">student: INT</text:span></text:p>
            <text:p text:style-name="P1"><text:span text:style-name="T1">cas: INT</text:span></text:p>
            <text:p text:style-name="P1"><text:span text:style-name="T1">prisutan: TINYINT</text:span></text:p>
          </draw:text-box>
        </draw:frame>
        <draw:path draw:style-name="gr4" draw:text-style-name="P5" draw:layer="layout" svg:width="3.773cm" svg:height="0.777cm" svg:x="0.129cm" svg:y="6.75cm" svg:viewBox="0 0 3774 778" svg:d="m3774 778c0-389-315-778-629-778-839 0-1678 0-2517 0-314 0-628 389-628 778 0 0 0 0 3774 0z">
          <text:p text:style-name="P4"><text:span text:style-name="T2">prisustvo</text:span></text:p>
        </draw:path>
        <draw:frame draw:style-name="gr5" draw:text-style-name="P2" draw:layer="layout" svg:width="0.3cm" svg:height="0.3cm" svg:x="0.234cm" svg:y="7.742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0.234cm" svg:y="8.242cm">
          <draw:image xlink:href="Pictures/100002010000001000000010384D0A63.png" xlink:type="simple" xlink:show="embed" xlink:actuate="onLoad">
            <text:p text:style-name="P6"/>
          </draw:image>
        </draw:frame>
        <draw:frame draw:style-name="gr1" draw:text-style-name="P7" draw:layer="layout" svg:width="1.78cm" svg:height="0.683cm" svg:x="1.25cm" svg:y="6.067cm">
          <draw:text-box>
            <text:p text:style-name="P6"><text:span text:style-name="T3">student</text:span></text:p>
          </draw:text-box>
        </draw:frame>
        <draw:line draw:style-name="gr6" draw:text-style-name="P2" draw:layer="layout" svg:x1="1.257cm" svg:y1="6.485cm" svg:x2="1.098cm" svg:y2="6.758cm">
          <text:p text:style-name="P6"/>
        </draw:line>
        <draw:line draw:style-name="gr6" draw:text-style-name="P2" draw:layer="layout" svg:x1="1.25cm" svg:y1="6.483cm" svg:x2="1.416cm" svg:y2="6.758cm">
          <text:p text:style-name="P6"/>
        </draw:line>
        <draw:line draw:style-name="gr6" draw:text-style-name="P2" draw:layer="layout" svg:x1="2.25cm" svg:y1="9.524cm" svg:x2="2.091cm" svg:y2="9.251cm">
          <text:p text:style-name="P6"/>
        </draw:line>
        <draw:line draw:style-name="gr6" draw:text-style-name="P2" draw:layer="layout" svg:x1="2.243cm" svg:y1="9.526cm" svg:x2="2.409cm" svg:y2="9.251cm">
          <text:p text:style-name="P6"/>
        </draw:line>
        <draw:frame draw:style-name="gr1" draw:text-style-name="P7" draw:layer="layout" svg:width="1.107cm" svg:height="0.683cm" svg:x="2.25cm" svg:y="9.25cm">
          <draw:text-box>
            <text:p text:style-name="P6"><text:span text:style-name="T3">cas</text:span></text:p>
          </draw:text-box>
        </draw:frame>
        <draw:custom-shape draw:style-name="gr2" draw:text-style-name="P2" draw:layer="layout" svg:width="0.519cm" svg:height="1.245cm" svg:x="3.743cm" svg:y="7.728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72cm" svg:height="1.724cm" svg:x="0.131cm" svg:y="7.525cm" svg:viewBox="0 0 3773 1725" svg:d="m0 2c0 474 0 948 0 1422 0 150 314 301 628 301 839 0 1677 0 2516 0 314 0 629-151 629-301 0-474 0-948 0-1422 0-4-3772-1-3773 0z">
          <text:p text:style-name="P6"/>
        </draw:path>
        <draw:line draw:style-name="gr6" draw:text-style-name="P2" draw:layer="layout" svg:x1="1.25cm" svg:y1="6.75cm" svg:x2="1.25cm" svg:y2="3.5cm">
          <text:p text:style-name="P6"/>
        </draw:line>
        <draw:custom-shape draw:style-name="gr7" draw:text-style-name="P2" draw:layer="layout" svg:width="0.174cm" svg:height="0.174cm" svg:x="1.159cm" svg:y="6.309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" draw:layer="layout" svg:width="3.741cm" svg:height="3.569cm" svg:x="0.493cm" svg:y="11.512cm">
          <draw:text-box>
            <text:p text:style-name="P1"><text:span text:style-name="T1">id: INT</text:span></text:p>
            <text:p text:style-name="P1"><text:span text:style-name="T1">datum: DATE</text:span></text:p>
            <text:p text:style-name="P1"><text:span text:style-name="T1">vrijeme: TIME</text:span></text:p>
            <text:p text:style-name="P1"><text:span text:style-name="T1">labgrupa: INT</text:span></text:p>
            <text:p text:style-name="P1"><text:span text:style-name="T1">nastavnik: INT</text:span></text:p>
            <text:p text:style-name="P1"><text:span text:style-name="T1">predmet: INT</text:span></text:p>
            <text:p text:style-name="P1"><text:span text:style-name="T1">komponenta: INT</text:span></text:p>
          </draw:text-box>
        </draw:frame>
        <draw:custom-shape draw:style-name="gr2" draw:text-style-name="P2" draw:layer="layout" svg:width="0.543cm" svg:height="3.253cm" svg:x="3.911cm" svg:y="11.631cm">
          <text:p text:style-name="P6"/>
          <draw:enhanced-geometry svg:viewBox="0 0 21600 21600" draw:type="rectangle" draw:enhanced-path="M 0 0 L 21600 0 21600 21600 0 21600 0 0 Z N"/>
        </draw:custom-shape>
        <draw:path draw:style-name="gr4" draw:text-style-name="P5" draw:layer="layout" svg:width="3.749cm" svg:height="0.777cm" svg:x="0.25cm" svg:y="10.75cm" svg:viewBox="0 0 3750 778" svg:d="m3750 778c0-389-313-778-625-778-834 0-1667 0-2501 0-312 0-624 389-624 778 0 0 0 0 3750 0z">
          <text:p text:style-name="P4"><text:span text:style-name="T2">cas</text:span></text:p>
        </draw:path>
        <draw:frame draw:style-name="gr5" draw:text-style-name="P2" draw:layer="layout" svg:width="0.3cm" svg:height="0.3cm" svg:x="0.382cm" svg:y="11.758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0.382cm" svg:y="12.68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0.385cm" svg:y="13.191cm">
          <draw:image xlink:href="Pictures/100002010000001000000010F520EFBD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0.387cm" svg:y="13.671cm">
          <draw:image xlink:href="Pictures/100002010000001000000010F520EFBD.png" xlink:type="simple" xlink:show="embed" xlink:actuate="onLoad">
            <text:p text:style-name="P6"/>
          </draw:image>
        </draw:frame>
        <draw:path draw:style-name="gr3" draw:text-style-name="P3" draw:layer="layout" svg:width="3.746cm" svg:height="4.475cm" svg:x="0.253cm" svg:y="11.524cm" svg:viewBox="0 0 3747 4476" svg:d="m0 5c0 1230 0 2459 0 3689 0 391 312 782 624 782 833 0 1665 0 2498 0 312 0 625-391 625-782 0-1230 0-2459 0-3689 0-11-3746-1-3747 0z">
          <text:p text:style-name="P6"/>
        </draw:path>
        <draw:line draw:style-name="gr6" draw:text-style-name="P2" draw:layer="layout" svg:x1="2.407cm" svg:y1="10.443cm" svg:x2="2.11cm" svg:y2="10.443cm">
          <text:p text:style-name="P6"/>
        </draw:line>
        <draw:line draw:style-name="gr6" draw:text-style-name="P2" draw:layer="layout" svg:x1="2.411cm" svg:y1="10.544cm" svg:x2="2.11cm" svg:y2="10.544cm">
          <text:p text:style-name="P6"/>
        </draw:line>
        <draw:frame draw:style-name="gr1" draw:text-style-name="P7" draw:layer="layout" svg:width="0.803cm" svg:height="0.683cm" svg:x="1.447cm" svg:y="10.067cm">
          <draw:text-box>
            <text:p text:style-name="P6"><text:span text:style-name="T3">id</text:span></text:p>
          </draw:text-box>
        </draw:frame>
        <draw:frame draw:style-name="gr5" draw:text-style-name="P2" draw:layer="layout" svg:width="0.3cm" svg:height="0.3cm" svg:x="0.382cm" svg:y="12.236cm">
          <draw:image xlink:href="Pictures/100002010000001000000010B17B76B9.png" xlink:type="simple" xlink:show="embed" xlink:actuate="onLoad">
            <text:p text:style-name="P6"/>
          </draw:image>
        </draw:frame>
        <draw:line draw:style-name="gr6" draw:text-style-name="P2" draw:layer="layout" svg:x1="2.25cm" svg:y1="9.25cm" svg:x2="2.25cm" svg:y2="10.75cm">
          <text:p text:style-name="P6"/>
        </draw:line>
        <draw:frame draw:style-name="gr5" draw:text-style-name="P2" draw:layer="layout" svg:width="0.3cm" svg:height="0.3cm" svg:x="0.231cm" svg:y="8.704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0.385cm" svg:y="14.119cm">
          <draw:image xlink:href="Pictures/100002010000001000000010F520EFBD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0.387cm" svg:y="14.599cm">
          <draw:image xlink:href="Pictures/100002010000001000000010F520EFBD.png" xlink:type="simple" xlink:show="embed" xlink:actuate="onLoad">
            <text:p text:style-name="P6"/>
          </draw:image>
        </draw:frame>
        <draw:line draw:style-name="gr6" draw:text-style-name="P2" draw:layer="layout" svg:x1="4cm" svg:y1="14.75cm" svg:x2="9cm" svg:y2="14.75cm">
          <text:p text:style-name="P6"/>
        </draw:line>
        <draw:frame draw:style-name="gr1" draw:text-style-name="P7" draw:layer="layout" svg:width="2.013cm" svg:height="0.683cm" svg:x="3.987cm" svg:y="14.067cm">
          <draw:text-box>
            <text:p text:style-name="P6"><text:span text:style-name="T3">labgrupa</text:span></text:p>
          </draw:text-box>
        </draw:frame>
        <draw:line draw:style-name="gr6" draw:text-style-name="P2" draw:layer="layout" svg:x1="8.712cm" svg:y1="14.942cm" svg:x2="8.712cm" svg:y2="14.577cm">
          <text:p text:style-name="P6"/>
        </draw:line>
        <draw:line draw:style-name="gr6" draw:text-style-name="P2" draw:layer="layout" svg:x1="8.717cm" svg:y1="14.745cm" svg:x2="8.991cm" svg:y2="14.587cm">
          <text:p text:style-name="P6"/>
        </draw:line>
        <draw:line draw:style-name="gr6" draw:text-style-name="P2" draw:layer="layout" svg:x1="8.712cm" svg:y1="14.75cm" svg:x2="9cm" svg:y2="14.904cm">
          <text:p text:style-name="P6"/>
        </draw:line>
        <draw:frame draw:style-name="gr1" draw:text-style-name="P7" draw:layer="layout" svg:width="0.803cm" svg:height="0.683cm" svg:x="8.197cm" svg:y="14.817cm">
          <draw:text-box>
            <text:p text:style-name="P6"><text:span text:style-name="T3">id</text:span></text:p>
          </draw:text-box>
        </draw:frame>
        <draw:line draw:style-name="gr6" draw:text-style-name="P2" draw:layer="layout" svg:x1="19.5cm" svg:y1="19cm" svg:x2="19.5cm" svg:y2="18cm">
          <text:p text:style-name="P6"/>
        </draw:line>
        <draw:line draw:style-name="gr6" draw:text-style-name="P2" draw:layer="layout" svg:x1="19.647cm" svg:y1="18.284cm" svg:x2="19.353cm" svg:y2="18.284cm">
          <text:p text:style-name="P6"/>
        </draw:line>
        <draw:line draw:style-name="gr6" draw:text-style-name="P2" draw:layer="layout" svg:x1="19.647cm" svg:y1="18.184cm" svg:x2="19.353cm" svg:y2="18.184cm">
          <text:p text:style-name="P6"/>
        </draw:line>
        <draw:frame draw:style-name="gr1" draw:text-style-name="P7" draw:layer="layout" svg:width="0.803cm" svg:height="0.683cm" svg:x="19.447cm" svg:y="18.25cm">
          <draw:text-box>
            <text:p text:style-name="P6"><text:span text:style-name="T3">id</text:span></text:p>
          </draw:text-box>
        </draw:frame>
        <draw:frame draw:style-name="gr1" draw:text-style-name="P7" draw:layer="layout" svg:width="0.803cm" svg:height="0.683cm" svg:x="17.197cm" svg:y="2.458cm">
          <draw:text-box>
            <text:p text:style-name="P6"><text:span text:style-name="T3">id</text:span></text:p>
          </draw:text-box>
        </draw:frame>
        <draw:line draw:style-name="gr6" draw:text-style-name="P2" draw:layer="layout" svg:x1="18.25cm" svg:y1="3cm" svg:x2="-0.25cm" svg:y2="3cm">
          <text:p text:style-name="P6"/>
        </draw:line>
        <draw:line draw:style-name="gr6" draw:text-style-name="P2" draw:layer="layout" svg:x1="17.956cm" svg:y1="3.202cm" svg:x2="17.956cm" svg:y2="2.837cm">
          <text:p text:style-name="P6"/>
        </draw:line>
        <draw:line draw:style-name="gr6" draw:text-style-name="P2" draw:layer="layout" svg:x1="17.961cm" svg:y1="3.005cm" svg:x2="18.235cm" svg:y2="2.847cm">
          <text:p text:style-name="P6"/>
        </draw:line>
        <draw:line draw:style-name="gr6" draw:text-style-name="P2" draw:layer="layout" svg:x1="17.956cm" svg:y1="3.01cm" svg:x2="18.244cm" svg:y2="3.164cm">
          <text:p text:style-name="P6"/>
        </draw:line>
        <draw:line draw:style-name="gr6" draw:text-style-name="P2" draw:layer="layout" svg:x1="-0.25cm" svg:y1="10cm" svg:x2="1cm" svg:y2="10cm">
          <text:p text:style-name="P6"/>
        </draw:line>
        <draw:line draw:style-name="gr6" draw:text-style-name="P2" draw:layer="layout" svg:x1="4.212cm" svg:y1="14.931cm" svg:x2="4.212cm" svg:y2="14.566cm">
          <text:p text:style-name="P6"/>
        </draw:line>
        <draw:line draw:style-name="gr6" draw:text-style-name="P2" draw:layer="layout" svg:x1="1cm" svg:y1="10.75cm" svg:x2="1cm" svg:y2="10cm">
          <text:p text:style-name="P6"/>
        </draw:line>
        <draw:line draw:style-name="gr6" draw:text-style-name="P2" draw:layer="layout" svg:x1="2.75cm" svg:y1="16.75cm" svg:x2="2.75cm" svg:y2="16cm">
          <text:p text:style-name="P6"/>
        </draw:line>
        <draw:line draw:style-name="gr6" draw:text-style-name="P2" draw:layer="layout" svg:x1="2.912cm" svg:y1="16.202cm" svg:x2="2.611cm" svg:y2="16.202cm">
          <text:p text:style-name="P6"/>
        </draw:line>
        <draw:frame draw:style-name="gr1" draw:text-style-name="P7" draw:layer="layout" svg:width="1.933cm" svg:height="0.683cm" svg:x="2.75cm" svg:y="16cm">
          <draw:text-box>
            <text:p text:style-name="P6"><text:span text:style-name="T3">predmet</text:span></text:p>
          </draw:text-box>
        </draw:frame>
        <draw:line draw:style-name="gr6" draw:text-style-name="P2" draw:layer="layout" svg:x1="17.963cm" svg:y1="16.937cm" svg:x2="17.963cm" svg:y2="16.572cm">
          <text:p text:style-name="P6"/>
        </draw:line>
        <draw:line draw:style-name="gr6" draw:text-style-name="P2" draw:layer="layout" svg:x1="17.968cm" svg:y1="16.74cm" svg:x2="18.242cm" svg:y2="16.582cm">
          <text:p text:style-name="P6"/>
        </draw:line>
        <draw:line draw:style-name="gr6" draw:text-style-name="P2" draw:layer="layout" svg:x1="17.963cm" svg:y1="16.745cm" svg:x2="18.251cm" svg:y2="16.899cm">
          <text:p text:style-name="P6"/>
        </draw:line>
        <draw:line draw:style-name="gr6" draw:text-style-name="P2" draw:layer="layout" svg:x1="18.75cm" svg:y1="18.75cm" svg:x2="18.75cm" svg:y2="18cm">
          <text:p text:style-name="P6"/>
        </draw:line>
        <draw:line draw:style-name="gr6" draw:text-style-name="P2" draw:layer="layout" svg:x1="18.906cm" svg:y1="18.285cm" svg:x2="18.612cm" svg:y2="18.285cm">
          <text:p text:style-name="P6"/>
        </draw:line>
        <draw:line draw:style-name="gr6" draw:text-style-name="P2" draw:layer="layout" svg:x1="18.906cm" svg:y1="18.185cm" svg:x2="18.612cm" svg:y2="18.185cm">
          <text:p text:style-name="P6"/>
        </draw:line>
        <draw:frame draw:style-name="gr1" draw:text-style-name="P7" draw:layer="layout" svg:width="0.803cm" svg:height="0.683cm" svg:x="18.697cm" svg:y="18.25cm">
          <draw:text-box>
            <text:p text:style-name="P6"><text:span text:style-name="T3">id</text:span></text:p>
          </draw:text-box>
        </draw:frame>
        <draw:line draw:style-name="gr6" draw:text-style-name="P2" draw:layer="layout" svg:x1="18.75cm" svg:y1="18.75cm" svg:x2="-10.5cm" svg:y2="18.75cm">
          <text:p text:style-name="P6"/>
        </draw:line>
        <draw:line draw:style-name="gr6" draw:text-style-name="P2" draw:layer="layout" svg:x1="17.972cm" svg:y1="0.435cm" svg:x2="17.972cm" svg:y2="0.07cm">
          <text:p text:style-name="P6"/>
        </draw:line>
        <draw:line draw:style-name="gr6" draw:text-style-name="P2" draw:layer="layout" svg:x1="17.872cm" svg:y1="0.435cm" svg:x2="17.872cm" svg:y2="0.07cm">
          <text:p text:style-name="P6"/>
        </draw:line>
        <draw:frame draw:style-name="gr1" draw:text-style-name="P7" draw:layer="layout" svg:width="0.803cm" svg:height="0.683cm" svg:x="17.197cm" svg:y="-0.37cm">
          <draw:text-box>
            <text:p text:style-name="P6"><text:span text:style-name="T3">id</text:span></text:p>
          </draw:text-box>
        </draw:frame>
        <draw:line draw:style-name="gr6" draw:text-style-name="P2" draw:layer="layout" svg:x1="-16cm" svg:y1="0.25cm" svg:x2="18.25cm" svg:y2="0.25cm">
          <text:p text:style-name="P6"/>
        </draw:line>
        <draw:line draw:style-name="gr6" draw:text-style-name="P2" draw:layer="layout" svg:x1="12.5cm" svg:y1="6cm" svg:x2="18.25cm" svg:y2="6cm">
          <text:p text:style-name="P6"/>
        </draw:line>
        <draw:line draw:style-name="gr6" draw:text-style-name="P2" draw:layer="layout" svg:x1="17.971cm" svg:y1="6.18cm" svg:x2="17.971cm" svg:y2="5.815cm">
          <text:p text:style-name="P6"/>
        </draw:line>
        <draw:line draw:style-name="gr6" draw:text-style-name="P2" draw:layer="layout" svg:x1="17.871cm" svg:y1="6.18cm" svg:x2="17.871cm" svg:y2="5.815cm">
          <text:p text:style-name="P6"/>
        </draw:line>
        <draw:frame draw:style-name="gr1" draw:text-style-name="P7" draw:layer="layout" svg:width="0.803cm" svg:height="0.683cm" svg:x="17.197cm" svg:y="5.317cm">
          <draw:text-box>
            <text:p text:style-name="P6"><text:span text:style-name="T3">id</text:span></text:p>
          </draw:text-box>
        </draw:frame>
        <draw:frame draw:style-name="gr1" draw:layer="layout" svg:width="3.211cm" svg:height="1.199cm" svg:x="10.741cm" svg:y="9.262cm">
          <draw:text-box>
            <text:p text:style-name="P1"><text:span text:style-name="T1">nastavnik: INT</text:span></text:p>
            <text:p text:style-name="P1"><text:span text:style-name="T1">labgrupa: INT</text:span></text:p>
          </draw:text-box>
        </draw:frame>
        <draw:custom-shape draw:style-name="gr2" draw:text-style-name="P2" draw:layer="layout" svg:width="0.519cm" svg:height="1.245cm" svg:x="14.159cm" svg:y="9.677cm">
          <text:p text:style-name="P6"/>
          <draw:enhanced-geometry svg:viewBox="0 0 21600 21600" draw:type="rectangle" draw:enhanced-path="M 0 0 L 21600 0 21600 21600 0 21600 0 0 Z N"/>
        </draw:custom-shape>
        <draw:path draw:style-name="gr4" draw:text-style-name="P5" draw:layer="layout" svg:width="3.749cm" svg:height="0.777cm" svg:x="10.5cm" svg:y="8.5cm" svg:viewBox="0 0 3750 778" svg:d="m3750 778c0-389-313-778-625-778-834 0-1667 0-2501 0-312 0-624 389-624 778 0 0 0 0 3750 0z">
          <text:p text:style-name="P4"><text:span text:style-name="T2">ogranicenje</text:span></text:p>
        </draw:path>
        <draw:frame draw:style-name="gr5" draw:text-style-name="P2" draw:layer="layout" svg:width="0.3cm" svg:height="0.3cm" svg:x="10.605cm" svg:y="9.492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0.605cm" svg:y="9.992cm">
          <draw:image xlink:href="Pictures/100002010000001000000010384D0A63.png" xlink:type="simple" xlink:show="embed" xlink:actuate="onLoad">
            <text:p text:style-name="P6"/>
          </draw:image>
        </draw:frame>
        <draw:frame draw:style-name="gr1" draw:text-style-name="P7" draw:layer="layout" svg:width="2.145cm" svg:height="0.683cm" svg:x="12.5cm" svg:y="7.567cm">
          <draw:text-box>
            <text:p text:style-name="P6"><text:span text:style-name="T3">nastavnik</text:span></text:p>
          </draw:text-box>
        </draw:frame>
        <draw:line draw:style-name="gr6" draw:text-style-name="P2" draw:layer="layout" svg:x1="12.512cm" svg:y1="8.225cm" svg:x2="12.353cm" svg:y2="8.498cm">
          <text:p text:style-name="P6"/>
        </draw:line>
        <draw:line draw:style-name="gr6" draw:text-style-name="P2" draw:layer="layout" svg:x1="12.505cm" svg:y1="8.223cm" svg:x2="12.671cm" svg:y2="8.498cm">
          <text:p text:style-name="P6"/>
        </draw:line>
        <draw:line draw:style-name="gr6" draw:text-style-name="P2" draw:layer="layout" svg:x1="11.505cm" svg:y1="11.275cm" svg:x2="11.346cm" svg:y2="11.002cm">
          <text:p text:style-name="P6"/>
        </draw:line>
        <draw:line draw:style-name="gr6" draw:text-style-name="P2" draw:layer="layout" svg:x1="11.498cm" svg:y1="11.277cm" svg:x2="11.664cm" svg:y2="11.002cm">
          <text:p text:style-name="P6"/>
        </draw:line>
        <draw:frame draw:style-name="gr1" draw:text-style-name="P7" draw:layer="layout" svg:width="2.013cm" svg:height="0.683cm" svg:x="9.6cm" svg:y="11.067cm">
          <draw:text-box>
            <text:p text:style-name="P6"><text:span text:style-name="T3">labgrupa</text:span></text:p>
          </draw:text-box>
        </draw:frame>
        <draw:path draw:style-name="gr3" draw:text-style-name="P3" draw:layer="layout" svg:width="3.747cm" svg:height="1.724cm" svg:x="10.502cm" svg:y="9.275cm" svg:viewBox="0 0 3748 1725" svg:d="m0 2c0 474 0 948 0 1422 0 150 312 301 624 301 833 0 1666 0 2499 0 312 0 625-151 625-301 0-474 0-948 0-1422 0-4-3747-1-3748 0z">
          <text:p text:style-name="P6"/>
        </draw:path>
        <draw:line draw:style-name="gr6" draw:text-style-name="P2" draw:layer="layout" svg:x1="12.5cm" svg:y1="8.5cm" svg:x2="12.5cm" svg:y2="6cm">
          <text:p text:style-name="P6"/>
        </draw:line>
        <draw:custom-shape draw:style-name="gr7" draw:text-style-name="P2" draw:layer="layout" svg:width="0.174cm" svg:height="0.174cm" svg:x="12.414cm" svg:y="8.049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2" draw:layer="layout" svg:x1="11.5cm" svg:y1="11cm" svg:x2="11.5cm" svg:y2="12cm">
          <text:p text:style-name="P6"/>
        </draw:line>
        <draw:custom-shape draw:style-name="gr7" draw:text-style-name="P2" draw:layer="layout" svg:width="0.174cm" svg:height="0.174cm" svg:x="11.407cm" svg:y="11.277cm">
          <text:p text:style-name="P6"/>
          <draw:enhanced-geometry svg:viewBox="0 0 21600 21600" draw:mirror-vertical="true" draw:glue-points="10800 0 3160 3160 0 10800 3160 18440 10800 21600 18440 18440 21600 10800 18440 3160" draw:text-areas="3200 3200 18400 18400" draw:type="ellipse"/>
        </draw:custom-shape>
        <draw:line draw:style-name="gr6" draw:text-style-name="P2" draw:layer="layout" svg:x1="11.5cm" svg:y1="12cm" svg:x2="11.5cm" svg:y2="13cm">
          <text:p text:style-name="P6"/>
        </draw:line>
        <draw:line draw:style-name="gr6" draw:text-style-name="P2" draw:layer="layout" svg:x1="21.985cm" svg:y1="0.744cm" svg:x2="22.735cm" svg:y2="0.744cm">
          <text:p text:style-name="P6"/>
        </draw:line>
        <draw:line draw:style-name="gr6" draw:text-style-name="P2" draw:layer="layout" svg:x1="22.75cm" svg:y1="0.75cm" svg:x2="22.75cm" svg:y2="-3.75cm">
          <text:p text:style-name="P6"/>
        </draw:line>
        <draw:line draw:style-name="gr6" draw:text-style-name="P2" draw:layer="layout" svg:x1="22.75cm" svg:y1="-3.75cm" svg:x2="24.75cm" svg:y2="-3.75cm">
          <text:p text:style-name="P6"/>
        </draw:line>
        <draw:line draw:style-name="gr6" draw:text-style-name="P2" draw:layer="layout" svg:x1="22.25cm" svg:y1="0.952cm" svg:x2="22.25cm" svg:y2="0.587cm">
          <text:p text:style-name="P6"/>
        </draw:line>
        <draw:line draw:style-name="gr6" draw:text-style-name="P2" draw:layer="layout" svg:x1="24.5cm" svg:y1="-3.595cm" svg:x2="24.5cm" svg:y2="-3.96cm">
          <text:p text:style-name="P6"/>
        </draw:line>
        <draw:frame draw:style-name="gr1" draw:text-style-name="P7" draw:layer="layout" svg:width="0.803cm" svg:height="0.683cm" svg:x="22.25cm" svg:y="0.817cm">
          <draw:text-box>
            <text:p text:style-name="P6"><text:span text:style-name="T3">id</text:span></text:p>
          </draw:text-box>
        </draw:frame>
        <draw:frame draw:style-name="gr1" draw:text-style-name="P7" draw:layer="layout" svg:width="0.803cm" svg:height="0.683cm" svg:x="23.75cm" svg:y="-4.5cm">
          <draw:text-box>
            <text:p text:style-name="P6"><text:span text:style-name="T3">id</text:span></text:p>
          </draw:text-box>
        </draw:frame>
        <draw:line draw:style-name="gr6" draw:text-style-name="P2" draw:layer="layout" svg:x1="22cm" svg:y1="2.25cm" svg:x2="23.5cm" svg:y2="2.25cm">
          <text:p text:style-name="P6"/>
        </draw:line>
        <draw:line draw:style-name="gr6" draw:text-style-name="P2" draw:layer="layout" svg:x1="23.5cm" svg:y1="2.25cm" svg:x2="23.5cm" svg:y2="0cm">
          <text:p text:style-name="P6"/>
        </draw:line>
        <draw:line draw:style-name="gr6" draw:text-style-name="P2" draw:layer="layout" svg:x1="23.5cm" svg:y1="-0.004cm" svg:x2="24.75cm" svg:y2="-0.004cm">
          <text:p text:style-name="P6"/>
        </draw:line>
        <draw:frame draw:style-name="gr1" draw:layer="layout" svg:width="4.083cm" svg:height="2.621cm" svg:x="24.991cm" svg:y="-1.242cm">
          <draw:text-box>
            <text:p text:style-name="P1"><text:span text:style-name="T1">id: INT</text:span></text:p>
            <text:p text:style-name="P1"><text:span text:style-name="T1">vrijeme: TIMESTA</text:span></text:p>
            <text:p text:style-name="P1"><text:span text:style-name="T1">userid: INT</text:span></text:p>
            <text:p text:style-name="P1"><text:span text:style-name="T1">dogadjaj: VARCHA</text:span></text:p>
            <text:p text:style-name="P1"><text:span text:style-name="T1">nivo: TINYINT</text:span></text:p>
          </draw:text-box>
        </draw:frame>
        <draw:custom-shape draw:style-name="gr2" draw:text-style-name="P2" draw:layer="layout" svg:width="0.519cm" svg:height="2.254cm" svg:x="28.409cm" svg:y="-1.127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72cm" svg:height="2.729cm" svg:x="24.751cm" svg:y="-1.23cm" svg:viewBox="0 0 3773 2730" svg:d="m0 3c0 750 0 1500 0 2250 0 238 314 477 628 477 839 0 1677 0 2516 0 314 0 629-239 629-477 0-750 0-1500 0-2250 0-7-3772-1-3773 0z">
          <text:p text:style-name="P6"/>
        </draw:path>
        <draw:path draw:style-name="gr4" draw:text-style-name="P5" draw:layer="layout" svg:width="3.773cm" svg:height="0.777cm" svg:x="24.75cm" svg:y="-2.004cm" svg:viewBox="0 0 3774 778" svg:d="m3774 778c0-389-315-778-629-778-839 0-1678 0-2517 0-314 0-628 389-628 778 0 0 0 0 3774 0z">
          <text:p text:style-name="P4"><text:span text:style-name="T2">log</text:span></text:p>
        </draw:path>
        <draw:frame draw:style-name="gr5" draw:text-style-name="P2" draw:layer="layout" svg:width="0.3cm" svg:height="0.3cm" svg:x="24.882cm" svg:y="-0.996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24.882cm" svg:y="-0.546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24.882cm" svg:y="0.426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24.882cm" svg:y="0.894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24.882cm" svg:y="-4.102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24.882cm" svg:y="-3.602cm">
          <draw:image xlink:href="Pictures/100002010000001000000010B17B76B9.png" xlink:type="simple" xlink:show="embed" xlink:actuate="onLoad">
            <text:p text:style-name="P6"/>
          </draw:image>
        </draw:frame>
        <draw:frame draw:style-name="gr1" draw:text-style-name="P7" draw:layer="layout" svg:width="0.803cm" svg:height="0.683cm" svg:x="22.25cm" svg:y="2.317cm">
          <draw:text-box>
            <text:p text:style-name="P6"><text:span text:style-name="T3">id</text:span></text:p>
          </draw:text-box>
        </draw:frame>
        <draw:line draw:style-name="gr6" draw:text-style-name="P2" draw:layer="layout" svg:x1="22.291cm" svg:y1="2.445cm" svg:x2="22.291cm" svg:y2="2.08cm">
          <text:p text:style-name="P6"/>
        </draw:line>
        <draw:line draw:style-name="gr6" draw:text-style-name="P2" draw:layer="layout" svg:x1="22.286cm" svg:y1="2.248cm" svg:x2="22.012cm" svg:y2="2.09cm">
          <text:p text:style-name="P6"/>
        </draw:line>
        <draw:line draw:style-name="gr6" draw:text-style-name="P2" draw:layer="layout" svg:x1="22.291cm" svg:y1="2.253cm" svg:x2="22.003cm" svg:y2="2.407cm">
          <text:p text:style-name="P6"/>
        </draw:line>
        <draw:line draw:style-name="gr6" draw:text-style-name="P2" draw:layer="layout" svg:x1="24.5cm" svg:y1="0.193cm" svg:x2="24.5cm" svg:y2="-0.172cm">
          <text:p text:style-name="P6"/>
        </draw:line>
        <draw:frame draw:style-name="gr1" draw:text-style-name="P7" draw:layer="layout" svg:width="1.56cm" svg:height="0.683cm" svg:x="23.25cm" svg:y="-0.8cm">
          <draw:text-box>
            <text:p text:style-name="P6"><text:span text:style-name="T3">userid</text:span></text:p>
          </draw:text-box>
        </draw:frame>
        <draw:frame draw:style-name="gr1" draw:layer="layout" svg:width="3.897cm" svg:height="4.517cm" svg:x="18.472cm" svg:y="-6.914cm">
          <draw:text-box>
            <text:p text:style-name="P1"><text:span text:style-name="T1">id: INT</text:span></text:p>
            <text:p text:style-name="P1"><text:span text:style-name="T1">tip: TINYINT</text:span></text:p>
            <text:p text:style-name="P1"><text:span text:style-name="T1">opseg: TINYINT</text:span></text:p>
            <text:p text:style-name="P1"><text:span text:style-name="T1">primalac: INT</text:span></text:p>
            <text:p text:style-name="P1"><text:span text:style-name="T1">posiljalac: INT</text:span></text:p>
            <text:p text:style-name="P1"><text:span text:style-name="T1">vrijeme: TIMESTA</text:span></text:p>
            <text:p text:style-name="P1"><text:span text:style-name="T1">ref: INT</text:span></text:p>
            <text:p text:style-name="P1"><text:span text:style-name="T1">naslov: TEXT</text:span></text:p>
            <text:p text:style-name="P1"><text:span text:style-name="T1">tekst: TEXT</text:span></text:p>
          </draw:text-box>
        </draw:frame>
        <draw:custom-shape draw:style-name="gr2" draw:text-style-name="P2" draw:layer="layout" svg:width="0.519cm" svg:height="2.973cm" svg:x="21.89cm" svg:y="-6.799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72cm" svg:height="4.615cm" svg:x="18.232cm" svg:y="-6.902cm" svg:viewBox="0 0 3773 4616" svg:d="m0 5c0 1269 0 2536 0 3805 0 403 314 806 628 806 839 0 1677 0 2516 0 314 0 629-403 629-806 0-1269 0-2536 0-3805 0-11-3772-1-3773 0z">
          <text:p text:style-name="P6"/>
        </draw:path>
        <draw:path draw:style-name="gr4" draw:text-style-name="P5" draw:layer="layout" svg:width="3.773cm" svg:height="0.777cm" svg:x="18.231cm" svg:y="-7.676cm" svg:viewBox="0 0 3774 778" svg:d="m3774 778c0-389-315-778-629-778-839 0-1678 0-2517 0-314 0-628 389-628 778 0 0 0 0 3774 0z">
          <text:p text:style-name="P4"><text:span text:style-name="T2">poruka</text:span></text:p>
        </draw:path>
        <draw:frame draw:style-name="gr5" draw:text-style-name="P2" draw:layer="layout" svg:width="0.3cm" svg:height="0.3cm" svg:x="18.363cm" svg:y="-6.668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63cm" svg:y="-6.218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63cm" svg:y="-5.732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63cm" svg:y="-4.278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24.903cm" svg:y="-0.04cm">
          <draw:image xlink:href="Pictures/100002010000001000000010F520EFBD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52cm" svg:y="-3.812cm">
          <draw:image xlink:href="Pictures/100002010000001000000010F520EFBD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63cm" svg:y="-3.378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63cm" svg:y="-2.878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52cm" svg:y="-4.748cm">
          <draw:image xlink:href="Pictures/100002010000001000000010F520EFBD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8.352cm" svg:y="-5.232cm">
          <draw:image xlink:href="Pictures/100002010000001000000010F520EFBD.png" xlink:type="simple" xlink:show="embed" xlink:actuate="onLoad">
            <text:p text:style-name="P6"/>
          </draw:image>
        </draw:frame>
        <draw:line draw:style-name="gr6" draw:text-style-name="P2" draw:layer="layout" svg:x1="17.714cm" svg:y1="-5.065cm" svg:x2="18.207cm" svg:y2="-5.065cm">
          <text:p text:style-name="P6"/>
        </draw:line>
        <draw:line draw:style-name="gr6" draw:text-style-name="P2" draw:layer="layout" svg:x1="17.714cm" svg:y1="-6.265cm" svg:x2="18.208cm" svg:y2="-6.265cm">
          <text:p text:style-name="P6"/>
        </draw:line>
        <draw:line draw:style-name="gr6" draw:text-style-name="P2" draw:layer="layout" svg:x1="17.714cm" svg:y1="-6.265cm" svg:x2="17.714cm" svg:y2="-5.065cm">
          <text:p text:style-name="P6"/>
        </draw:line>
        <draw:frame draw:style-name="gr1" draw:text-style-name="P7" draw:layer="layout" svg:width="0.803cm" svg:height="0.683cm" svg:x="17.425cm" svg:y="-6.987cm">
          <draw:text-box>
            <text:p text:style-name="P6"><text:span text:style-name="T3">id</text:span></text:p>
          </draw:text-box>
        </draw:frame>
        <draw:frame draw:style-name="gr1" draw:text-style-name="P7" draw:layer="layout" svg:width="0.959cm" svg:height="0.683cm" svg:x="17.247cm" svg:y="-5.073cm">
          <draw:text-box>
            <text:p text:style-name="P4"><text:span text:style-name="T3">ref</text:span></text:p>
          </draw:text-box>
        </draw:frame>
        <draw:line draw:style-name="gr6" draw:text-style-name="P2" draw:layer="layout" svg:x1="18.059cm" svg:y1="-6.065cm" svg:x2="18.059cm" svg:y2="-6.43cm">
          <text:p text:style-name="P6"/>
        </draw:line>
        <draw:line draw:style-name="gr6" draw:text-style-name="P2" draw:layer="layout" svg:x1="18.059cm" svg:y1="-4.864cm" svg:x2="18.059cm" svg:y2="-5.229cm">
          <text:p text:style-name="P6"/>
        </draw:line>
        <draw:line draw:style-name="gr6" draw:text-style-name="P2" draw:layer="layout" svg:x1="16.75cm" svg:y1="7.5cm" svg:x2="18.25cm" svg:y2="7.5cm">
          <text:p text:style-name="P6"/>
        </draw:line>
        <draw:line draw:style-name="gr6" draw:text-style-name="P2" draw:layer="layout" svg:x1="20.315cm" svg:y1="-2.286cm" svg:x2="20.315cm" svg:y2="-0.453cm">
          <text:p text:style-name="P6"/>
        </draw:line>
        <draw:line draw:style-name="gr6" draw:text-style-name="P2" draw:layer="layout" svg:x1="20.312cm" svg:y1="-0.72cm" svg:x2="20.153cm" svg:y2="-0.447cm">
          <text:p text:style-name="P6"/>
        </draw:line>
        <draw:line draw:style-name="gr6" draw:text-style-name="P2" draw:layer="layout" svg:x1="20.305cm" svg:y1="-0.722cm" svg:x2="20.471cm" svg:y2="-0.447cm">
          <text:p text:style-name="P6"/>
        </draw:line>
        <draw:line draw:style-name="gr6" draw:text-style-name="P2" draw:layer="layout" svg:x1="20.461cm" svg:y1="-0.721cm" svg:x2="20.167cm" svg:y2="-0.721cm">
          <text:p text:style-name="P6"/>
        </draw:line>
        <draw:line draw:style-name="gr6" draw:text-style-name="P2" draw:layer="layout" svg:x1="20.461cm" svg:y1="-2.021cm" svg:x2="20.167cm" svg:y2="-2.021cm">
          <text:p text:style-name="P6"/>
        </draw:line>
        <draw:frame draw:style-name="gr1" draw:text-style-name="P7" draw:layer="layout" svg:width="0.803cm" svg:height="0.683cm" svg:x="19.46cm" svg:y="-1.057cm">
          <draw:text-box>
            <text:p text:style-name="P6"><text:span text:style-name="T3">id</text:span></text:p>
          </draw:text-box>
        </draw:frame>
        <draw:frame draw:style-name="gr1" draw:text-style-name="P7" draw:layer="layout" svg:width="2.094cm" svg:height="0.683cm" svg:x="18.261cm" svg:y="-2.256cm">
          <draw:text-box>
            <text:p text:style-name="P6"><text:span text:style-name="T3">posiljalac</text:span></text:p>
          </draw:text-box>
        </draw:frame>
        <draw:line draw:style-name="gr6" draw:text-style-name="P2" draw:layer="layout" svg:x1="15.614cm" svg:y1="-3.466cm" svg:x2="18.226cm" svg:y2="-3.466cm">
          <text:p text:style-name="P6"/>
        </draw:line>
        <draw:line draw:style-name="gr6" draw:text-style-name="P2" draw:layer="layout" svg:x1="15.892cm" svg:y1="-3.272cm" svg:x2="15.892cm" svg:y2="-3.637cm">
          <text:p text:style-name="P6"/>
        </draw:line>
        <draw:line draw:style-name="gr6" draw:text-style-name="P2" draw:layer="layout" svg:x1="15.887cm" svg:y1="-3.469cm" svg:x2="15.613cm" svg:y2="-3.627cm">
          <text:p text:style-name="P6"/>
        </draw:line>
        <draw:line draw:style-name="gr6" draw:text-style-name="P2" draw:layer="layout" svg:x1="15.892cm" svg:y1="-3.464cm" svg:x2="15.604cm" svg:y2="-3.31cm">
          <text:p text:style-name="P6"/>
        </draw:line>
        <draw:line draw:style-name="gr6" draw:text-style-name="P2" draw:layer="layout" svg:x1="17.992cm" svg:y1="-3.271cm" svg:x2="17.992cm" svg:y2="-3.636cm">
          <text:p text:style-name="P6"/>
        </draw:line>
        <draw:frame draw:style-name="gr1" draw:text-style-name="P7" draw:layer="layout" svg:width="1.971cm" svg:height="0.683cm" svg:x="16.437cm" svg:y="-4.266cm">
          <draw:text-box>
            <text:p text:style-name="P6"><text:span text:style-name="T3">primalac</text:span></text:p>
          </draw:text-box>
        </draw:frame>
        <draw:frame draw:style-name="gr1" draw:text-style-name="P10" draw:layer="layout" svg:width="2.75cm" svg:height="1.547cm" svg:x="12.974cm" svg:y="-4.201cm">
          <draw:text-box>
            <text:p text:style-name="P9"><text:span text:style-name="T3">osoba</text:span></text:p>
            <text:p text:style-name="P9"><text:span text:style-name="T3">ponudakursa</text:span></text:p>
            <text:p text:style-name="P9"><text:span text:style-name="T3">studij</text:span></text:p>
          </draw:text-box>
        </draw:frame>
        <draw:frame draw:style-name="gr1" draw:layer="layout" svg:width="3.969cm" svg:height="1.673cm" svg:x="25.392cm" svg:y="16.013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aktuelna: TINYINT</text:span></text:p>
          </draw:text-box>
        </draw:frame>
        <draw:custom-shape draw:style-name="gr2" draw:text-style-name="P2" draw:layer="layout" svg:width="0.519cm" svg:height="1.964cm" svg:x="28.81cm" svg:y="16.128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72cm" svg:height="2.237cm" svg:x="25.152cm" svg:y="16.025cm" svg:viewBox="0 0 3773 2238" svg:d="m0 2c0 616 0 1230 0 1845 0 195 314 391 628 391 839 0 1677 0 2516 0 314 0 629-196 629-391 0-615 0-1229 0-1845 0-5-3772 0-3773 0z">
          <text:p text:style-name="P6"/>
        </draw:path>
        <draw:path draw:style-name="gr4" draw:text-style-name="P5" draw:layer="layout" svg:width="3.773cm" svg:height="0.777cm" svg:x="25.151cm" svg:y="15.251cm" svg:viewBox="0 0 3774 778" svg:d="m3774 778c0-389-315-778-629-778-839 0-1678 0-2517 0-314 0-628 389-628 778 0 0 0 0 3774 0z">
          <text:p text:style-name="P4"><text:span text:style-name="T2">akademska_godina</text:span></text:p>
        </draw:path>
        <draw:frame draw:style-name="gr5" draw:text-style-name="P2" draw:layer="layout" svg:width="0.3cm" svg:height="0.3cm" svg:x="25.283cm" svg:y="16.259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25.283cm" svg:y="16.709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25.283cm" svg:y="17.205cm">
          <draw:image xlink:href="Pictures/100002010000001000000010B17B76B9.png" xlink:type="simple" xlink:show="embed" xlink:actuate="onLoad">
            <text:p text:style-name="P6"/>
          </draw:image>
        </draw:frame>
        <draw:line draw:style-name="gr6" draw:text-style-name="P2" draw:layer="layout" svg:x1="25.138cm" svg:y1="16.533cm" svg:x2="22.02cm" svg:y2="16.54cm">
          <text:p text:style-name="P6"/>
        </draw:line>
        <draw:frame draw:style-name="gr1" draw:text-style-name="P7" draw:layer="layout" svg:width="2.217cm" svg:height="0.683cm" svg:x="22.126cm" svg:y="16.501cm">
          <draw:text-box>
            <text:p text:style-name="P6"><text:span text:style-name="T3">akadem...</text:span></text:p>
          </draw:text-box>
        </draw:frame>
        <draw:line draw:style-name="gr6" draw:text-style-name="P2" draw:layer="layout" svg:x1="22.172cm" svg:y1="16.719cm" svg:x2="22.172cm" svg:y2="16.354cm">
          <text:p text:style-name="P6"/>
        </draw:line>
        <draw:line draw:style-name="gr6" draw:text-style-name="P2" draw:layer="layout" svg:x1="24.872cm" svg:y1="16.727cm" svg:x2="24.872cm" svg:y2="16.362cm">
          <text:p text:style-name="P6"/>
        </draw:line>
        <draw:line draw:style-name="gr6" draw:text-style-name="P2" draw:layer="layout" svg:x1="24.877cm" svg:y1="16.53cm" svg:x2="25.151cm" svg:y2="16.372cm">
          <text:p text:style-name="P6"/>
        </draw:line>
        <draw:line draw:style-name="gr6" draw:text-style-name="P2" draw:layer="layout" svg:x1="24.872cm" svg:y1="16.535cm" svg:x2="25.16cm" svg:y2="16.689cm">
          <text:p text:style-name="P6"/>
        </draw:line>
        <draw:frame draw:style-name="gr1" draw:text-style-name="P7" draw:layer="layout" svg:width="0.803cm" svg:height="0.683cm" svg:x="24.11cm" svg:y="15.9cm">
          <draw:text-box>
            <text:p text:style-name="P6"><text:span text:style-name="T3">id</text:span></text:p>
          </draw:text-box>
        </draw:frame>
        <draw:line draw:style-name="gr6" draw:text-style-name="P2" draw:layer="layout" svg:x1="26.75cm" svg:y1="13.5cm" svg:x2="26.75cm" svg:y2="15.25cm">
          <text:p text:style-name="P6"/>
        </draw:line>
        <draw:line draw:style-name="gr6" draw:text-style-name="P2" draw:layer="layout" svg:x1="26.75cm" svg:y1="15cm" svg:x2="26.594cm" svg:y2="15.246cm">
          <text:p text:style-name="P6"/>
        </draw:line>
        <draw:line draw:style-name="gr6" draw:text-style-name="P2" draw:layer="layout" svg:x1="26.75cm" svg:y1="15cm" svg:x2="26.912cm" svg:y2="15.246cm">
          <text:p text:style-name="P6"/>
        </draw:line>
        <draw:line draw:style-name="gr6" draw:text-style-name="P2" draw:layer="layout" svg:x1="26.902cm" svg:y1="14.996cm" svg:x2="26.608cm" svg:y2="14.996cm">
          <text:p text:style-name="P6"/>
        </draw:line>
        <draw:line draw:style-name="gr6" draw:text-style-name="P2" draw:layer="layout" svg:x1="26.904cm" svg:y1="13.75cm" svg:x2="26.61cm" svg:y2="13.75cm">
          <text:p text:style-name="P6"/>
        </draw:line>
        <draw:frame draw:style-name="gr1" draw:text-style-name="P7" draw:layer="layout" svg:width="0.803cm" svg:height="0.683cm" svg:x="26.745cm" svg:y="14.524cm">
          <draw:text-box>
            <text:p text:style-name="P6"><text:span text:style-name="T3">id</text:span></text:p>
          </draw:text-box>
        </draw:frame>
        <draw:frame draw:style-name="gr1" draw:text-style-name="P7" draw:layer="layout" svg:width="2.217cm" svg:height="0.683cm" svg:x="24.527cm" svg:y="13.502cm">
          <draw:text-box>
            <text:p text:style-name="P6"><text:span text:style-name="T3">akadem...</text:span></text:p>
          </draw:text-box>
        </draw:frame>
        <draw:line draw:style-name="gr6" draw:text-style-name="P2" draw:layer="layout" svg:x1="24.75cm" svg:y1="3.75cm" svg:x2="24cm" svg:y2="3.75cm">
          <text:p text:style-name="P6"/>
        </draw:line>
        <draw:line draw:style-name="gr6" draw:text-style-name="P2" draw:layer="layout" svg:x1="24cm" svg:y1="3.75cm" svg:x2="24cm" svg:y2="4.25cm">
          <text:p text:style-name="P6"/>
        </draw:line>
        <draw:line draw:style-name="gr6" draw:text-style-name="P2" draw:layer="layout" svg:x1="24cm" svg:y1="4.25cm" svg:x2="22cm" svg:y2="4.25cm">
          <text:p text:style-name="P6"/>
        </draw:line>
        <draw:line draw:style-name="gr6" draw:text-style-name="P2" draw:layer="layout" svg:x1="22cm" svg:y1="6.75cm" svg:x2="30cm" svg:y2="6.75cm">
          <text:p text:style-name="P6"/>
        </draw:line>
        <draw:line draw:style-name="gr6" draw:text-style-name="P2" draw:layer="layout" svg:x1="22.289cm" svg:y1="6.938cm" svg:x2="22.289cm" svg:y2="6.573cm">
          <text:p text:style-name="P6"/>
        </draw:line>
        <draw:line draw:style-name="gr6" draw:text-style-name="P2" draw:layer="layout" svg:x1="22.284cm" svg:y1="6.741cm" svg:x2="22.01cm" svg:y2="6.583cm">
          <text:p text:style-name="P6"/>
        </draw:line>
        <draw:line draw:style-name="gr6" draw:text-style-name="P2" draw:layer="layout" svg:x1="22.289cm" svg:y1="6.746cm" svg:x2="22.001cm" svg:y2="6.9cm">
          <text:p text:style-name="P6"/>
        </draw:line>
        <draw:frame draw:style-name="gr1" draw:text-style-name="P7" draw:layer="layout" svg:width="0.803cm" svg:height="0.683cm" svg:x="22.25cm" svg:y="6.75cm">
          <draw:text-box>
            <text:p text:style-name="P6"><text:span text:style-name="T3">id</text:span></text:p>
          </draw:text-box>
        </draw:frame>
        <draw:frame draw:style-name="gr1" draw:layer="layout" svg:width="4.007cm" svg:height="1.673cm" svg:x="30.243cm" svg:y="3.027cm">
          <draw:text-box>
            <text:p text:style-name="P1"><text:span text:style-name="T1">korisnik: INT</text:span></text:p>
            <text:p text:style-name="P1"><text:span text:style-name="T1">preferenca: VARC</text:span></text:p>
            <text:p text:style-name="P1"><text:span text:style-name="T1">vrijednost: VARCH</text:span></text:p>
          </draw:text-box>
        </draw:frame>
        <draw:custom-shape draw:style-name="gr2" draw:text-style-name="P2" draw:layer="layout" svg:width="0.519cm" svg:height="1.964cm" svg:x="33.575cm" svg:y="3.042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72cm" svg:height="2.237cm" svg:x="30.001cm" svg:y="3.039cm" svg:viewBox="0 0 3773 2238" svg:d="m0 2c0 616 0 1230 0 1845 0 195 314 391 628 391 839 0 1677 0 2516 0 314 0 629-196 629-391 0-615 0-1229 0-1845 0-5-3772 0-3773 0z">
          <text:p text:style-name="P6"/>
        </draw:path>
        <draw:path draw:style-name="gr4" draw:text-style-name="P5" draw:layer="layout" svg:width="3.773cm" svg:height="0.777cm" svg:x="30cm" svg:y="2.265cm" svg:viewBox="0 0 3774 778" svg:d="m3774 778c0-389-315-778-629-778-839 0-1678 0-2517 0-314 0-628 389-628 778 0 0 0 0 3774 0z">
          <text:p text:style-name="P4"><text:span text:style-name="T2">preference</text:span></text:p>
        </draw:path>
        <draw:frame draw:style-name="gr5" draw:text-style-name="P2" draw:layer="layout" svg:width="0.3cm" svg:height="0.3cm" svg:x="30.132cm" svg:y="3.273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132cm" svg:y="4.209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132cm" svg:y="3.773cm">
          <draw:image xlink:href="Pictures/100002010000001000000010384D0A63.png" xlink:type="simple" xlink:show="embed" xlink:actuate="onLoad">
            <text:p text:style-name="P6"/>
          </draw:image>
        </draw:frame>
        <draw:line draw:style-name="gr6" draw:text-style-name="P2" draw:layer="layout" svg:x1="29.721cm" svg:y1="4.187cm" svg:x2="29.721cm" svg:y2="3.822cm">
          <text:p text:style-name="P6"/>
        </draw:line>
        <draw:frame draw:style-name="gr1" draw:text-style-name="P7" draw:layer="layout" svg:width="1.819cm" svg:height="0.683cm" svg:x="28.399cm" svg:y="3.317cm">
          <draw:text-box>
            <text:p text:style-name="P6"><text:span text:style-name="T3">korisnik</text:span></text:p>
          </draw:text-box>
        </draw:frame>
        <draw:line draw:style-name="gr6" draw:text-style-name="P2" draw:layer="layout" svg:x1="20.5cm" svg:y1="25.25cm" svg:x2="21.25cm" svg:y2="25.25cm">
          <text:p text:style-name="P6"/>
        </draw:line>
        <draw:line draw:style-name="gr6" draw:text-style-name="P2" draw:layer="layout" svg:x1="17.956cm" svg:y1="15.937cm" svg:x2="17.956cm" svg:y2="15.572cm">
          <text:p text:style-name="P6"/>
        </draw:line>
        <draw:line draw:style-name="gr6" draw:text-style-name="P2" draw:layer="layout" svg:x1="17.961cm" svg:y1="15.74cm" svg:x2="18.235cm" svg:y2="15.582cm">
          <text:p text:style-name="P6"/>
        </draw:line>
        <draw:line draw:style-name="gr6" draw:text-style-name="P2" draw:layer="layout" svg:x1="17.956cm" svg:y1="15.745cm" svg:x2="18.244cm" svg:y2="15.899cm">
          <text:p text:style-name="P6"/>
        </draw:line>
        <draw:frame draw:style-name="gr1" draw:text-style-name="P7" draw:layer="layout" svg:width="0.803cm" svg:height="0.683cm" svg:x="17.25cm" svg:y="15.63cm">
          <draw:text-box>
            <text:p text:style-name="P6"><text:span text:style-name="T3">id</text:span></text:p>
          </draw:text-box>
        </draw:frame>
        <draw:line draw:style-name="gr6" draw:text-style-name="P2" draw:layer="layout" svg:x1="18.25cm" svg:y1="15.75cm" svg:x2="13.25cm" svg:y2="15.75cm">
          <text:p text:style-name="P6"/>
        </draw:line>
        <draw:frame draw:style-name="gr5" draw:text-style-name="P2" draw:layer="layout" svg:width="0.3cm" svg:height="0.3cm" svg:x="11.409cm" svg:y="21.414cm">
          <draw:image xlink:href="Pictures/100002010000001000000010B17B76B9.png" xlink:type="simple" xlink:show="embed" xlink:actuate="onLoad">
            <text:p text:style-name="P6"/>
          </draw:image>
        </draw:frame>
        <draw:frame draw:style-name="gr1" draw:layer="layout" svg:width="3.982cm" svg:height="3.095cm" svg:x="11.518cm" svg:y="22.012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gui_naziv: VARCH</text:span></text:p>
            <text:p text:style-name="P1"><text:span text:style-name="T1">url: VARCHAR</text:span></text:p>
            <text:p text:style-name="P1"><text:span text:style-name="T1">aktivan: TINYINT</text:span></text:p>
            <text:p text:style-name="P1"><text:span text:style-name="T1">novi_prozor: TINY</text:span></text:p>
          </draw:text-box>
        </draw:frame>
        <draw:custom-shape draw:style-name="gr2" draw:text-style-name="P2" draw:layer="layout" svg:width="0.519cm" svg:height="2.984cm" svg:x="14.936cm" svg:y="22.127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72cm" svg:height="3.349cm" svg:x="11.278cm" svg:y="22.024cm" svg:viewBox="0 0 3773 3350" svg:d="m0 4c0 920 0 1840 0 2761 0 292 314 585 628 585 839 0 1677 0 2516 0 314 0 629-293 629-585 0-921 0-1841 0-2761 0-9-3772-1-3773 0z">
          <text:p text:style-name="P6"/>
        </draw:path>
        <draw:path draw:style-name="gr4" draw:text-style-name="P5" draw:layer="layout" svg:width="3.773cm" svg:height="0.777cm" svg:x="11.277cm" svg:y="21.25cm" svg:viewBox="0 0 3774 778" svg:d="m3774 778c0-389-315-778-629-778-839 0-1678 0-2517 0-314 0-628 389-628 778 0 0 0 0 3774 0z">
          <text:p text:style-name="P4"><text:span text:style-name="T2">studentski_moduli</text:span></text:p>
        </draw:path>
        <draw:frame draw:style-name="gr5" draw:text-style-name="P2" draw:layer="layout" svg:width="0.3cm" svg:height="0.3cm" svg:x="11.409cm" svg:y="22.258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1.409cm" svg:y="23.208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1.409cm" svg:y="23.68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1.409cm" svg:y="24.148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11.414cm" svg:y="22.734cm">
          <draw:image xlink:href="Pictures/100002010000001000000010F520EFBD.png" xlink:type="simple" xlink:show="embed" xlink:actuate="onLoad">
            <text:p text:style-name="P6"/>
          </draw:image>
        </draw:frame>
        <draw:line draw:style-name="gr6" draw:text-style-name="P2" draw:layer="layout" svg:x1="13.25cm" svg:y1="15.75cm" svg:x2="13.25cm" svg:y2="21.25cm">
          <text:p text:style-name="P6"/>
        </draw:line>
        <draw:line draw:style-name="gr6" draw:text-style-name="P2" draw:layer="layout" svg:x1="11.648cm" svg:y1="12.714cm" svg:x2="11.351cm" svg:y2="12.714cm">
          <text:p text:style-name="P6"/>
        </draw:line>
        <draw:line draw:style-name="gr6" draw:text-style-name="P2" draw:layer="layout" svg:x1="11.652cm" svg:y1="12.815cm" svg:x2="11.351cm" svg:y2="12.815cm">
          <text:p text:style-name="P6"/>
        </draw:line>
        <draw:frame draw:style-name="gr1" draw:text-style-name="P7" draw:layer="layout" svg:width="0.803cm" svg:height="0.683cm" svg:x="11.519cm" svg:y="12.442cm">
          <draw:text-box>
            <text:p text:style-name="P6"><text:span text:style-name="T3">id</text:span></text:p>
          </draw:text-box>
        </draw:frame>
        <draw:line draw:style-name="gr6" draw:text-style-name="P2" draw:layer="layout" svg:x1="13.422cm" svg:y1="21.014cm" svg:x2="13.125cm" svg:y2="21.014cm">
          <text:p text:style-name="P6"/>
        </draw:line>
        <draw:frame draw:style-name="gr1" draw:text-style-name="P7" draw:layer="layout" svg:width="1.933cm" svg:height="0.683cm" svg:x="11.317cm" svg:y="20.517cm">
          <draw:text-box>
            <text:p text:style-name="P6"><text:span text:style-name="T3">predmet</text:span></text:p>
          </draw:text-box>
        </draw:frame>
        <draw:frame draw:style-name="gr1" draw:text-style-name="P7" draw:layer="layout" svg:width="0.803cm" svg:height="0.683cm" svg:x="17.197cm" svg:y="1.951cm">
          <draw:text-box>
            <text:p text:style-name="P6"><text:span text:style-name="T3">id</text:span></text:p>
          </draw:text-box>
        </draw:frame>
        <draw:custom-shape draw:style-name="gr7" draw:text-style-name="P2" draw:layer="layout" svg:width="0.174cm" svg:height="0.174cm" svg:x="-14.842cm" svg:y="17.273cm">
          <text:p text:style-name="P6"/>
          <draw:enhanced-geometry svg:viewBox="0 0 21600 21600" draw:mirror-vertical="true" draw:glue-points="10800 0 3160 3160 0 10800 3160 18440 10800 21600 18440 18440 21600 10800 18440 3160" draw:text-areas="3200 3200 18400 18400" draw:type="ellipse"/>
        </draw:custom-shape>
        <draw:line draw:style-name="gr6" draw:text-style-name="P2" draw:layer="layout" svg:x1="-11.75cm" svg:y1="19.25cm" svg:x2="-7.75cm" svg:y2="19.25cm">
          <text:p text:style-name="P6"/>
        </draw:line>
        <draw:line draw:style-name="gr6" draw:text-style-name="P2" draw:layer="layout" svg:x1="-7.75cm" svg:y1="20cm" svg:x2="-7.75cm" svg:y2="19.25cm">
          <text:p text:style-name="P6"/>
        </draw:line>
        <draw:line draw:style-name="gr6" draw:text-style-name="P2" draw:layer="layout" svg:x1="-2.5cm" svg:y1="2.5cm" svg:x2="18.25cm" svg:y2="2.5cm">
          <text:p text:style-name="P6"/>
        </draw:line>
        <draw:frame draw:style-name="gr1" draw:layer="layout" svg:width="4.037cm" svg:height="5.465cm" svg:x="-4.319cm" svg:y="3.916cm">
          <draw:text-box>
            <text:p text:style-name="P1"><text:span text:style-name="T1">id: BIGINT</text:span></text:p>
            <text:p text:style-name="P1"><text:span text:style-name="T1">zadaca: INT</text:span></text:p>
            <text:p text:style-name="P1"><text:span text:style-name="T1">redni_broj: INT</text:span></text:p>
            <text:p text:style-name="P1"><text:span text:style-name="T1">student: INT</text:span></text:p>
            <text:p text:style-name="P1"><text:span text:style-name="T1">status: TINYINT</text:span></text:p>
            <text:p text:style-name="P1"><text:span text:style-name="T1">bodova: FLOAT</text:span></text:p>
            <text:p text:style-name="P1"><text:span text:style-name="T1">izvjestaj_skripte: V</text:span></text:p>
            <text:p text:style-name="P1"><text:span text:style-name="T1">vrijeme: DATE</text:span></text:p>
            <text:p text:style-name="P1"><text:span text:style-name="T1">komentar: TEXT</text:span></text:p>
            <text:p text:style-name="P1"><text:span text:style-name="T1">filename: VARCH</text:span></text:p>
            <text:p text:style-name="P1"><text:span text:style-name="T1">userid: INT</text:span></text:p>
          </draw:text-box>
        </draw:frame>
        <draw:custom-shape draw:style-name="gr2" draw:text-style-name="P2" draw:layer="layout" svg:width="0.543cm" svg:height="4.934cm" svg:x="-0.793cm" svg:y="3.881cm">
          <text:p text:style-name="P6"/>
          <draw:enhanced-geometry svg:viewBox="0 0 21600 21600" draw:type="rectangle" draw:enhanced-path="M 0 0 L 21600 0 21600 21600 0 21600 0 0 Z N"/>
        </draw:custom-shape>
        <draw:path draw:style-name="gr4" draw:text-style-name="P5" draw:layer="layout" svg:width="3.819cm" svg:height="0.777cm" svg:x="-4.5cm" svg:y="3cm" svg:viewBox="0 0 3820 778" svg:d="m3820 778c0-389-319-778-637-778-849 0-1698 0-2547 0-318 0-636 389-636 778 0 0 0 0 3820 0z">
          <text:p text:style-name="P4"><text:span text:style-name="T2">zadatak</text:span></text:p>
        </draw:path>
        <draw:frame draw:style-name="gr5" draw:text-style-name="P2" draw:layer="layout" svg:width="0.3cm" svg:height="0.3cm" svg:x="-4.322cm" svg:y="4.008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4.322cm" svg:y="4.93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4.319cm" svg:y="8.741cm">
          <draw:image xlink:href="Pictures/100002010000001000000010F520EFBD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4.317cm" svg:y="4.521cm">
          <draw:image xlink:href="Pictures/100002010000001000000010F520EFBD.png" xlink:type="simple" xlink:show="embed" xlink:actuate="onLoad">
            <text:p text:style-name="P6"/>
          </draw:image>
        </draw:frame>
        <draw:path draw:style-name="gr3" draw:text-style-name="P3" draw:layer="layout" svg:width="3.821cm" svg:height="5.725cm" svg:x="-4.5cm" svg:y="3.774cm" svg:viewBox="0 0 3822 5726" svg:d="m0 6c0 1573 0 3146 0 4719 0 500 318 1001 636 1001 850 0 1699 0 2549 0 318 0 637-501 637-1001 0-1573 0-3146 0-4719 0-14-3821-1-3822 0z">
          <text:p text:style-name="P6"/>
        </draw:path>
        <draw:frame draw:style-name="gr5" draw:text-style-name="P2" draw:layer="layout" svg:width="0.3cm" svg:height="0.3cm" svg:x="-4.322cm" svg:y="5.934cm">
          <draw:image xlink:href="Pictures/100002010000001000000010B17B76B9.png" xlink:type="simple" xlink:show="embed" xlink:actuate="onLoad">
            <text:p text:style-name="P6"/>
          </draw:image>
        </draw:frame>
        <draw:line draw:style-name="gr6" draw:text-style-name="P2" draw:layer="layout" svg:x1="17.956cm" svg:y1="2.694cm" svg:x2="17.956cm" svg:y2="2.329cm">
          <text:p text:style-name="P6"/>
        </draw:line>
        <draw:line draw:style-name="gr6" draw:text-style-name="P2" draw:layer="layout" svg:x1="17.961cm" svg:y1="2.497cm" svg:x2="18.235cm" svg:y2="2.339cm">
          <text:p text:style-name="P6"/>
        </draw:line>
        <draw:line draw:style-name="gr6" draw:text-style-name="P2" draw:layer="layout" svg:x1="17.956cm" svg:y1="2.502cm" svg:x2="18.244cm" svg:y2="2.656cm">
          <text:p text:style-name="P6"/>
        </draw:line>
        <draw:line draw:style-name="gr6" draw:text-style-name="P2" draw:layer="layout" svg:x1="-2.5cm" svg:y1="2.5cm" svg:x2="-2.5cm" svg:y2="3cm">
          <text:p text:style-name="P6"/>
        </draw:line>
        <draw:line draw:style-name="gr6" draw:text-style-name="P2" draw:layer="layout" svg:x1="-2.336cm" svg:y1="2.829cm" svg:x2="-2.633cm" svg:y2="2.829cm">
          <text:p text:style-name="P6"/>
        </draw:line>
        <draw:frame draw:style-name="gr1" draw:text-style-name="P7" draw:layer="layout" svg:width="1.78cm" svg:height="0.683cm" svg:x="-4.25cm" svg:y="2.317cm">
          <draw:text-box>
            <text:p text:style-name="P6"><text:span text:style-name="T3">student</text:span></text:p>
          </draw:text-box>
        </draw:frame>
        <draw:frame draw:style-name="gr5" draw:text-style-name="P2" draw:layer="layout" svg:width="0.3cm" svg:height="0.3cm" svg:x="-4.322cm" svg:y="6.386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4.322cm" svg:y="6.882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4.322cm" svg:y="7.334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4.322cm" svg:y="7.802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4.322cm" svg:y="8.266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4.319cm" svg:y="5.441cm">
          <draw:image xlink:href="Pictures/100002010000001000000010F520EFBD.png" xlink:type="simple" xlink:show="embed" xlink:actuate="onLoad">
            <text:p text:style-name="P6"/>
          </draw:image>
        </draw:frame>
        <draw:frame draw:style-name="gr1" draw:layer="layout" svg:width="4.071cm" svg:height="5.465cm" svg:x="-4.319cm" svg:y="11.316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naziv: VARCHAR</text:span></text:p>
            <text:p text:style-name="P1"><text:span text:style-name="T1">zadataka: TINYIN</text:span></text:p>
            <text:p text:style-name="P1"><text:span text:style-name="T1">bodova: FLOAT</text:span></text:p>
            <text:p text:style-name="P1"><text:span text:style-name="T1">rok: DATETIME</text:span></text:p>
            <text:p text:style-name="P1"><text:span text:style-name="T1">aktivna: TINYINT</text:span></text:p>
            <text:p text:style-name="P1"><text:span text:style-name="T1">programskijezik: I</text:span></text:p>
            <text:p text:style-name="P1"><text:span text:style-name="T1">attachment: TINYI</text:span></text:p>
            <text:p text:style-name="P1"><text:span text:style-name="T1">komponenta: INT</text:span></text:p>
            <text:p text:style-name="P1"><text:span text:style-name="T1">vrijemeobjave: TIM</text:span></text:p>
          </draw:text-box>
        </draw:frame>
        <draw:custom-shape draw:style-name="gr2" draw:text-style-name="P2" draw:layer="layout" svg:width="0.543cm" svg:height="5.196cm" svg:x="-0.901cm" svg:y="11.435cm">
          <text:p text:style-name="P6"/>
          <draw:enhanced-geometry svg:viewBox="0 0 21600 21600" draw:type="rectangle" draw:enhanced-path="M 0 0 L 21600 0 21600 21600 0 21600 0 0 Z N"/>
        </draw:custom-shape>
        <draw:path draw:style-name="gr4" draw:text-style-name="P5" draw:layer="layout" svg:width="3.749cm" svg:height="0.777cm" svg:x="-4.5cm" svg:y="10.554cm" svg:viewBox="0 0 3750 778" svg:d="m3750 778c0-389-313-778-625-778-834 0-1667 0-2501 0-312 0-624 389-624 778 0 0 0 0 3750 0z">
          <text:p text:style-name="P4"><text:span text:style-name="T2">zadaca</text:span></text:p>
        </draw:path>
        <draw:frame draw:style-name="gr5" draw:text-style-name="P2" draw:layer="layout" svg:width="0.3cm" svg:height="0.3cm" svg:x="-4.43cm" svg:y="11.562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4.43cm" svg:y="12.484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4.425cm" svg:y="14.903cm">
          <draw:image xlink:href="Pictures/100002010000001000000010F520EFBD.png" xlink:type="simple" xlink:show="embed" xlink:actuate="onLoad">
            <text:p text:style-name="P6"/>
          </draw:image>
        </draw:frame>
        <draw:frame draw:style-name="gr1" draw:text-style-name="P7" draw:layer="layout" svg:width="2.145cm" svg:height="0.683cm" svg:x="-0.395cm" svg:y="9.317cm">
          <draw:text-box>
            <text:p text:style-name="P6"><text:span text:style-name="T3">nastavnik</text:span></text:p>
          </draw:text-box>
        </draw:frame>
        <draw:line draw:style-name="gr6" draw:text-style-name="P2" draw:layer="layout" svg:x1="1.154cm" svg:y1="10.602cm" svg:x2="0.853cm" svg:y2="10.602cm">
          <text:p text:style-name="P6"/>
        </draw:line>
        <draw:path draw:style-name="gr3" draw:text-style-name="P3" draw:layer="layout" svg:width="3.749cm" svg:height="6.421cm" svg:x="-4.5cm" svg:y="11.328cm" svg:viewBox="0 0 3750 6422" svg:d="m1 4c0 1023-1 4745-1 5768 0 325 312 650 624 650 834 0 1666 0 2500 0 312 0 626-328 626-653 0-1023 0-4742 0-5765 0-9-3749 0-3749 0z">
          <text:p text:style-name="P6"/>
        </draw:path>
        <draw:frame draw:style-name="gr5" draw:text-style-name="P2" draw:layer="layout" svg:width="0.3cm" svg:height="0.3cm" svg:x="-4.427cm" svg:y="12.047cm">
          <draw:image xlink:href="Pictures/100002010000001000000010F520EFBD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4.425cm" svg:y="15.848cm">
          <draw:image xlink:href="Pictures/100002010000001000000010F520EFBD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4.43cm" svg:y="12.954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4.43cm" svg:y="13.439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4.43cm" svg:y="13.939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4.43cm" svg:y="14.384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4.43cm" svg:y="15.354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4.43cm" svg:y="16.314cm">
          <draw:image xlink:href="Pictures/100002010000001000000010B17B76B9.png" xlink:type="simple" xlink:show="embed" xlink:actuate="onLoad">
            <text:p text:style-name="P6"/>
          </draw:image>
        </draw:frame>
        <draw:frame draw:style-name="gr1" draw:text-style-name="P7" draw:layer="layout" svg:width="1.56cm" svg:height="0.683cm" svg:x="-2.45cm" svg:y="2.373cm">
          <draw:text-box>
            <text:p text:style-name="P6"><text:span text:style-name="T3">userid</text:span></text:p>
          </draw:text-box>
        </draw:frame>
        <draw:line draw:style-name="gr6" draw:text-style-name="P2" draw:layer="layout" svg:x1="-3cm" svg:y1="9.5cm" svg:x2="-3.001cm" svg:y2="10.553cm">
          <text:p text:style-name="P6"/>
        </draw:line>
        <draw:line draw:style-name="gr6" draw:text-style-name="P2" draw:layer="layout" svg:x1="-3.004cm" svg:y1="10.286cm" svg:x2="-3.163cm" svg:y2="10.559cm">
          <text:p text:style-name="P6"/>
        </draw:line>
        <draw:line draw:style-name="gr6" draw:text-style-name="P2" draw:layer="layout" svg:x1="-3.011cm" svg:y1="10.284cm" svg:x2="-2.845cm" svg:y2="10.559cm">
          <text:p text:style-name="P6"/>
        </draw:line>
        <draw:line draw:style-name="gr6" draw:text-style-name="P2" draw:layer="layout" svg:x1="-2.855cm" svg:y1="10.285cm" svg:x2="-3.149cm" svg:y2="10.285cm">
          <text:p text:style-name="P6"/>
        </draw:line>
        <draw:line draw:style-name="gr6" draw:text-style-name="P2" draw:layer="layout" svg:x1="-2.855cm" svg:y1="9.685cm" svg:x2="-3.149cm" svg:y2="9.685cm">
          <text:p text:style-name="P6"/>
        </draw:line>
        <draw:frame draw:style-name="gr1" draw:text-style-name="P7" draw:layer="layout" svg:width="0.803cm" svg:height="0.683cm" svg:x="-2.956cm" svg:y="9.901cm">
          <draw:text-box>
            <text:p text:style-name="P6"><text:span text:style-name="T3">id</text:span></text:p>
          </draw:text-box>
        </draw:frame>
        <draw:custom-shape draw:style-name="gr7" draw:text-style-name="P2" draw:layer="layout" svg:width="0.174cm" svg:height="0.174cm" svg:x="2.152cm" svg:y="9.526cm">
          <text:p text:style-name="P6"/>
          <draw:enhanced-geometry svg:viewBox="0 0 21600 21600" draw:mirror-vertical="true" draw:glue-points="10800 0 3160 3160 0 10800 3160 18440 10800 21600 18440 18440 21600 10800 18440 3160" draw:text-areas="3200 3200 18400 18400" draw:type="ellipse"/>
        </draw:custom-shape>
        <draw:frame draw:style-name="gr1" draw:text-style-name="P7" draw:layer="layout" svg:width="1.755cm" svg:height="0.683cm" svg:x="-4.755cm" svg:y="9.402cm">
          <draw:text-box>
            <text:p text:style-name="P6"><text:span text:style-name="T3">zadaca</text:span></text:p>
          </draw:text-box>
        </draw:frame>
        <draw:frame draw:style-name="gr1" draw:text-style-name="P7" draw:layer="layout" svg:width="0.803cm" svg:height="0.683cm" svg:x="17.25cm" svg:y="17.144cm">
          <draw:text-box>
            <text:p text:style-name="P6"><text:span text:style-name="T3">id</text:span></text:p>
          </draw:text-box>
        </draw:frame>
        <draw:line draw:style-name="gr6" draw:text-style-name="P2" draw:layer="layout" svg:x1="17.971cm" svg:y1="17.44cm" svg:x2="17.971cm" svg:y2="17.075cm">
          <text:p text:style-name="P6"/>
        </draw:line>
        <draw:line draw:style-name="gr6" draw:text-style-name="P2" draw:layer="layout" svg:x1="17.976cm" svg:y1="17.243cm" svg:x2="18.25cm" svg:y2="17.085cm">
          <text:p text:style-name="P6"/>
        </draw:line>
        <draw:line draw:style-name="gr6" draw:text-style-name="P2" draw:layer="layout" svg:x1="17.971cm" svg:y1="17.248cm" svg:x2="18.259cm" svg:y2="17.402cm">
          <text:p text:style-name="P6"/>
        </draw:line>
        <draw:line draw:style-name="gr6" draw:text-style-name="P2" draw:layer="layout" svg:x1="18.25cm" svg:y1="17.25cm" svg:x2="-0.75cm" svg:y2="17.25cm">
          <text:p text:style-name="P6"/>
        </draw:line>
        <draw:line draw:style-name="gr6" draw:text-style-name="P2" draw:layer="layout" svg:x1="-0.577cm" svg:y1="17.437cm" svg:x2="-0.577cm" svg:y2="17.072cm">
          <text:p text:style-name="P6"/>
        </draw:line>
        <draw:frame draw:style-name="gr1" draw:text-style-name="P7" draw:layer="layout" svg:width="1.933cm" svg:height="0.683cm" svg:x="-0.683cm" svg:y="16.567cm">
          <draw:text-box>
            <text:p text:style-name="P6"><text:span text:style-name="T3">predmet</text:span></text:p>
          </draw:text-box>
        </draw:frame>
        <draw:frame draw:style-name="gr1" draw:layer="layout" svg:width="4.079cm" svg:height="2.147cm" svg:x="-9.829cm" svg:y="14.2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geshi: VARCHAR</text:span></text:p>
            <text:p text:style-name="P1"><text:span text:style-name="T1">ekstenzija: VARCH</text:span></text:p>
          </draw:text-box>
        </draw:frame>
        <draw:custom-shape draw:style-name="gr2" draw:text-style-name="P2" draw:layer="layout" svg:width="0.519cm" svg:height="1.964cm" svg:x="-6.411cm" svg:y="14.377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" draw:text-style-name="P3" draw:layer="layout" svg:width="3.818cm" svg:height="2.237cm" svg:x="-10.069cm" svg:y="14.274cm" svg:viewBox="0 0 3819 2238" svg:d="m0 2c0 616 0 1230 0 1845 0 195 318 391 636 391 849 0 1697 0 2546 0 318 0 637-196 637-391 0-615 0-1229 0-1845 0-5-3818 0-3819 0z">
          <text:p text:style-name="P6"/>
        </draw:path>
        <draw:path draw:style-name="gr4" draw:text-style-name="P5" draw:layer="layout" svg:width="3.819cm" svg:height="0.777cm" svg:x="-10.07cm" svg:y="13.5cm" svg:viewBox="0 0 3820 778" svg:d="m3820 778c0-389-319-778-637-778-849 0-1698 0-2547 0-318 0-636 389-636 778 0 0 0 0 3820 0z">
          <text:p text:style-name="P4"><text:span text:style-name="T2">programskijezik</text:span></text:p>
        </draw:path>
        <draw:frame draw:style-name="gr5" draw:text-style-name="P2" draw:layer="layout" svg:width="0.3cm" svg:height="0.3cm" svg:x="-9.938cm" svg:y="14.508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9.938cm" svg:y="15.458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9.938cm" svg:y="14.988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9.938cm" svg:y="15.928cm">
          <draw:image xlink:href="Pictures/100002010000001000000010B17B76B9.png" xlink:type="simple" xlink:show="embed" xlink:actuate="onLoad">
            <text:p text:style-name="P6"/>
          </draw:image>
        </draw:frame>
        <draw:line draw:style-name="gr6" draw:text-style-name="P2" draw:layer="layout" svg:x1="-6.25cm" svg:y1="15.25cm" svg:x2="-4.5cm" svg:y2="15.25cm">
          <text:p text:style-name="P6"/>
        </draw:line>
        <draw:line draw:style-name="gr6" draw:text-style-name="P2" draw:layer="layout" svg:x1="-5.965cm" svg:y1="15.453cm" svg:x2="-5.965cm" svg:y2="15.088cm">
          <text:p text:style-name="P6"/>
        </draw:line>
        <draw:line draw:style-name="gr6" draw:text-style-name="P2" draw:layer="layout" svg:x1="-5.97cm" svg:y1="15.256cm" svg:x2="-6.244cm" svg:y2="15.098cm">
          <text:p text:style-name="P6"/>
        </draw:line>
        <draw:line draw:style-name="gr6" draw:text-style-name="P2" draw:layer="layout" svg:x1="-5.965cm" svg:y1="15.261cm" svg:x2="-6.253cm" svg:y2="15.415cm">
          <text:p text:style-name="P6"/>
        </draw:line>
        <draw:line draw:style-name="gr6" draw:text-style-name="P2" draw:layer="layout" svg:x1="-4.75cm" svg:y1="15.451cm" svg:x2="-4.75cm" svg:y2="15.086cm">
          <text:p text:style-name="P6"/>
        </draw:line>
        <draw:frame draw:style-name="gr1" draw:text-style-name="P7" draw:layer="layout" svg:width="0.803cm" svg:height="0.683cm" svg:x="-6.25cm" svg:y="15.317cm">
          <draw:text-box>
            <text:p text:style-name="P6"><text:span text:style-name="T3">id</text:span></text:p>
          </draw:text-box>
        </draw:frame>
        <draw:frame draw:style-name="gr1" draw:text-style-name="P7" draw:layer="layout" svg:width="1.611cm" svg:height="0.683cm" svg:x="-6cm" svg:y="14.5cm">
          <draw:text-box>
            <text:p text:style-name="P6"><text:span text:style-name="T3">prog...</text:span></text:p>
          </draw:text-box>
        </draw:frame>
        <draw:line draw:style-name="gr6" draw:text-style-name="P2" draw:layer="layout" svg:x1="-13cm" svg:y1="17.25cm" svg:x2="-4.5cm" svg:y2="17.25cm">
          <text:p text:style-name="P6"/>
        </draw:line>
        <draw:line draw:style-name="gr6" draw:text-style-name="P2" draw:layer="layout" svg:x1="-4.73cm" svg:y1="17.425cm" svg:x2="-4.73cm" svg:y2="17.06cm">
          <text:p text:style-name="P6"/>
        </draw:line>
        <draw:frame draw:style-name="gr1" draw:text-style-name="P7" draw:layer="layout" svg:width="2.644cm" svg:height="0.683cm" svg:x="-7.144cm" svg:y="16.5cm">
          <draw:text-box>
            <text:p text:style-name="P6"><text:span text:style-name="T3">komponenta</text:span></text:p>
          </draw:text-box>
        </draw:frame>
        <draw:line draw:style-name="gr6" draw:text-style-name="P2" draw:layer="layout" svg:x1="-12.842cm" svg:y1="19.741cm" svg:x2="-13.143cm" svg:y2="19.741cm">
          <text:p text:style-name="P6"/>
        </draw:line>
        <draw:frame draw:style-name="gr8" draw:text-style-name="P8" draw:layer="layout" svg:width="1.386cm" svg:height="0.683cm" svg:x="-13.756cm" svg:y="19.27cm">
          <draw:text-box>
            <text:p text:style-name="P6"><text:span text:style-name="T3">id</text:span></text:p>
          </draw:text-box>
        </draw:frame>
        <draw:line draw:style-name="gr6" draw:text-style-name="P2" draw:layer="layout" svg:x1="-13cm" svg:y1="20cm" svg:x2="-13cm" svg:y2="17.25cm">
          <text:p text:style-name="P6"/>
        </draw:line>
        <draw:line draw:style-name="gr6" draw:text-style-name="P2" draw:layer="layout" svg:x1="-12.998cm" svg:y1="19.738cm" svg:x2="-13.157cm" svg:y2="20.011cm">
          <text:p text:style-name="P6"/>
        </draw:line>
        <draw:line draw:style-name="gr6" draw:text-style-name="P2" draw:layer="layout" svg:x1="-12.999cm" svg:y1="19.745cm" svg:x2="-12.839cm" svg:y2="20.011cm">
          <text:p text:style-name="P6"/>
        </draw:line>
        <draw:frame draw:style-name="gr1" draw:layer="layout" svg:width="2.907cm" svg:height="1.199cm" svg:x="-8.684cm" svg:y="2.787cm">
          <draw:text-box>
            <text:p text:style-name="P1"><text:span text:style-name="T1">zadatak: INT</text:span></text:p>
            <text:p text:style-name="P1"><text:span text:style-name="T1">diff: TEXT</text:span></text:p>
          </draw:text-box>
        </draw:frame>
        <draw:path draw:style-name="gr3" draw:text-style-name="P3" draw:layer="layout" svg:width="3.772cm" svg:height="2.2cm" svg:x="-8.924cm" svg:y="2.799cm" svg:viewBox="0 0 3773 2201" svg:d="m0 2c0 606 0 1210 0 1815 0 191 314 384 628 384 839 0 1677 0 2516 0 314 0 629-193 629-384 0-605 0-1209 0-1815 0-5-3772 0-3773 0z">
          <text:p text:style-name="P6"/>
        </draw:path>
        <draw:path draw:style-name="gr4" draw:text-style-name="P5" draw:layer="layout" svg:width="3.773cm" svg:height="0.777cm" svg:x="-8.925cm" svg:y="2.025cm" svg:viewBox="0 0 3774 778" svg:d="m3774 778c0-389-315-778-629-778-839 0-1678 0-2517 0-314 0-628 389-628 778 0 0 0 0 3774 0z">
          <text:p text:style-name="P4"><text:span text:style-name="T2">zadatakdiff</text:span></text:p>
        </draw:path>
        <draw:frame draw:style-name="gr5" draw:text-style-name="P2" draw:layer="layout" svg:width="0.3cm" svg:height="0.3cm" svg:x="-8.793cm" svg:y="3.033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8.793cm" svg:y="3.513cm">
          <draw:image xlink:href="Pictures/100002010000001000000010B17B76B9.png" xlink:type="simple" xlink:show="embed" xlink:actuate="onLoad">
            <text:p text:style-name="P6"/>
          </draw:image>
        </draw:frame>
        <draw:line draw:style-name="gr6" draw:text-style-name="P2" draw:layer="layout" svg:x1="-6.5cm" svg:y1="5cm" svg:x2="-6.5cm" svg:y2="7cm">
          <text:p text:style-name="P6"/>
        </draw:line>
        <draw:line draw:style-name="gr6" draw:text-style-name="P2" draw:layer="layout" svg:x1="-6.5cm" svg:y1="7cm" svg:x2="-4.5cm" svg:y2="7cm">
          <text:p text:style-name="P6"/>
        </draw:line>
        <draw:line draw:style-name="gr6" draw:text-style-name="P2" draw:layer="layout" svg:x1="-6.333cm" svg:y1="5.29cm" svg:x2="-6.627cm" svg:y2="5.29cm">
          <text:p text:style-name="P6"/>
        </draw:line>
        <draw:frame draw:style-name="gr1" draw:text-style-name="P7" draw:layer="layout" svg:width="1.865cm" svg:height="0.683cm" svg:x="-8.365cm" svg:y="5.25cm">
          <draw:text-box>
            <text:p text:style-name="P6"><text:span text:style-name="T3">zadatak</text:span></text:p>
          </draw:text-box>
        </draw:frame>
        <draw:line draw:style-name="gr9" draw:text-style-name="P2" draw:layer="layout" svg:x1="-4.711cm" svg:y1="7.17cm" svg:x2="-4.711cm" svg:y2="6.805cm">
          <text:p text:style-name="P6"/>
        </draw:line>
        <draw:frame draw:style-name="gr1" draw:text-style-name="P7" draw:layer="layout" svg:width="0.803cm" svg:height="0.683cm" svg:x="-5.303cm" svg:y="6.317cm">
          <draw:text-box>
            <text:p text:style-name="P6"><text:span text:style-name="T3">id</text:span></text:p>
          </draw:text-box>
        </draw:frame>
        <draw:frame draw:style-name="gr1" draw:layer="layout" svg:width="3.304cm" svg:height="2.147cm" svg:x="-9.575cm" svg:y="10.392cm">
          <draw:text-box>
            <text:p text:style-name="P1"><text:span text:style-name="T1">id: INT</text:span></text:p>
            <text:p text:style-name="P1"><text:span text:style-name="T1">zadaca: INT</text:span></text:p>
            <text:p text:style-name="P1"><text:span text:style-name="T1">redni_broj: INT</text:span></text:p>
            <text:p text:style-name="P1"><text:span text:style-name="T1">ulaz: TXT</text:span></text:p>
          </draw:text-box>
        </draw:frame>
        <draw:custom-shape draw:style-name="gr2" draw:text-style-name="P2" draw:layer="layout" svg:width="0.519cm" svg:height="1.964cm" svg:x="-6.157cm" svg:y="10.507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814cm" svg:height="2.237cm" svg:x="-9.815cm" svg:y="10.404cm" svg:viewBox="0 0 3815 2238" svg:d="m0 2c0 616 0 1230 0 1845 0 195 317 391 635 391 848 0 1696 0 2544 0 317 0 636-196 636-391 0-615 0-1229 0-1845 0-5-3814 0-3815 0z">
          <text:p text:style-name="P6"/>
        </draw:path>
        <draw:path draw:style-name="gr4" draw:text-style-name="P5" draw:layer="layout" svg:width="3.815cm" svg:height="0.777cm" svg:x="-9.816cm" svg:y="9.63cm" svg:viewBox="0 0 3816 778" svg:d="m3816 778c0-389-319-778-636-778-848 0-1697 0-2545 0-318 0-635 389-635 778 0 0 0 0 3816 0z">
          <text:p text:style-name="P4"><text:span text:style-name="T2">stdin</text:span></text:p>
        </draw:path>
        <draw:frame draw:style-name="gr5" draw:text-style-name="P2" draw:layer="layout" svg:width="0.3cm" svg:height="0.3cm" svg:x="-9.684cm" svg:y="10.638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9.684cm" svg:y="11.588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-9.684cm" svg:y="12.058cm">
          <draw:image xlink:href="Pictures/100002010000001000000010B17B76B9.png" xlink:type="simple" xlink:show="embed" xlink:actuate="onLoad">
            <text:p text:style-name="P6"/>
          </draw:image>
        </draw:frame>
        <draw:line draw:style-name="gr6" draw:text-style-name="P2" draw:layer="layout" svg:x1="-5.841cm" svg:y1="11.423cm" svg:x2="-5.841cm" svg:y2="11.058cm">
          <text:p text:style-name="P6"/>
        </draw:line>
        <draw:frame draw:style-name="gr5" draw:text-style-name="P2" draw:layer="layout" svg:width="0.3cm" svg:height="0.3cm" svg:x="-9.672cm" svg:y="11.117cm">
          <draw:image xlink:href="Pictures/100002010000001000000010F520EFBD.png" xlink:type="simple" xlink:show="embed" xlink:actuate="onLoad">
            <text:p text:style-name="P6"/>
          </draw:image>
        </draw:frame>
        <draw:line draw:style-name="gr6" draw:text-style-name="P2" draw:layer="layout" svg:x1="-6cm" svg:y1="11.25cm" svg:x2="-5.5cm" svg:y2="11.25cm">
          <text:p text:style-name="P6"/>
        </draw:line>
        <draw:line draw:style-name="gr6" draw:text-style-name="P2" draw:layer="layout" svg:x1="-5.5cm" svg:y1="11.25cm" svg:x2="-5.5cm" svg:y2="13.25cm">
          <text:p text:style-name="P6"/>
        </draw:line>
        <draw:line draw:style-name="gr6" draw:text-style-name="P2" draw:layer="layout" svg:x1="-5.5cm" svg:y1="13.25cm" svg:x2="-4.5cm" svg:y2="13.25cm">
          <text:p text:style-name="P6"/>
        </draw:line>
        <draw:line draw:style-name="gr6" draw:text-style-name="P2" draw:layer="layout" svg:x1="-4.788cm" svg:y1="13.436cm" svg:x2="-4.788cm" svg:y2="13.071cm">
          <text:p text:style-name="P6"/>
        </draw:line>
        <draw:line draw:style-name="gr6" draw:text-style-name="P2" draw:layer="layout" svg:x1="-4.783cm" svg:y1="13.239cm" svg:x2="-4.509cm" svg:y2="13.081cm">
          <text:p text:style-name="P6"/>
        </draw:line>
        <draw:line draw:style-name="gr6" draw:text-style-name="P2" draw:layer="layout" svg:x1="-4.788cm" svg:y1="13.244cm" svg:x2="-4.5cm" svg:y2="13.398cm">
          <text:p text:style-name="P6"/>
        </draw:line>
        <draw:frame draw:style-name="gr1" draw:text-style-name="P7" draw:layer="layout" svg:width="0.803cm" svg:height="0.683cm" svg:x="-5.303cm" svg:y="13.317cm">
          <draw:text-box>
            <text:p text:style-name="P6"><text:span text:style-name="T3">id</text:span></text:p>
          </draw:text-box>
        </draw:frame>
        <draw:frame draw:style-name="gr1" draw:text-style-name="P7" draw:layer="layout" svg:width="1.755cm" svg:height="0.683cm" svg:x="-6.145cm" svg:y="10.5cm">
          <draw:text-box>
            <text:p text:style-name="P6"><text:span text:style-name="T3">zadaca</text:span></text:p>
          </draw:text-box>
        </draw:frame>
        <draw:frame draw:style-name="gr1" draw:layer="layout" svg:width="3.427cm" svg:height="2.147cm" svg:x="30.25cm" svg:y="6.6cm">
          <draw:text-box>
            <text:p text:style-name="P1"><text:span text:style-name="T1">id: INT</text:span></text:p>
            <text:p text:style-name="P1"><text:span text:style-name="T1">osoba: INT</text:span></text:p>
            <text:p text:style-name="P1"><text:span text:style-name="T1">iz_odsjeka: INT</text:span></text:p>
            <text:p text:style-name="P1"><text:span text:style-name="T1">u_odsjek: INT</text:span></text:p>
          </draw:text-box>
        </draw:frame>
        <draw:custom-shape draw:style-name="gr2" draw:text-style-name="P2" draw:layer="layout" svg:width="0.519cm" svg:height="1.964cm" svg:x="33.575cm" svg:y="6.542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72cm" svg:height="2.21cm" svg:x="30.001cm" svg:y="6.539cm" svg:viewBox="0 0 3773 2211" svg:d="m0 2c0 609 0 1215 0 1823 0 192 314 386 628 386 839 0 1677 0 2516 0 314 0 629-194 629-386 0-608 0-1214 0-1823 0-5-3772 0-3773 0z">
          <text:p text:style-name="P6"/>
        </draw:path>
        <draw:path draw:style-name="gr4" draw:text-style-name="P5" draw:layer="layout" svg:width="3.773cm" svg:height="0.777cm" svg:x="30cm" svg:y="5.765cm" svg:viewBox="0 0 3774 778" svg:d="m3774 778c0-389-315-778-629-778-839 0-1678 0-2517 0-314 0-628 389-628 778 0 0 0 0 3774 0z">
          <text:p text:style-name="P4"><text:span text:style-name="T2">promjena_odsjeka</text:span></text:p>
        </draw:path>
        <draw:frame draw:style-name="gr5" draw:text-style-name="P2" draw:layer="layout" svg:width="0.3cm" svg:height="0.3cm" svg:x="30.132cm" svg:y="6.773cm">
          <draw:image xlink:href="Pictures/100002010000001000000010384D0A63.png" xlink:type="simple" xlink:show="embed" xlink:actuate="onLoad">
            <text:p text:style-name="P6"/>
          </draw:image>
        </draw:frame>
        <draw:line draw:style-name="gr6" draw:text-style-name="P2" draw:layer="layout" svg:x1="22cm" svg:y1="6cm" svg:x2="29cm" svg:y2="6cm">
          <text:p text:style-name="P6"/>
        </draw:line>
        <draw:line draw:style-name="gr6" draw:text-style-name="P2" draw:layer="layout" svg:x1="22.289cm" svg:y1="6.193cm" svg:x2="22.289cm" svg:y2="5.828cm">
          <text:p text:style-name="P6"/>
        </draw:line>
        <draw:line draw:style-name="gr6" draw:text-style-name="P2" draw:layer="layout" svg:x1="22.284cm" svg:y1="5.996cm" svg:x2="22.01cm" svg:y2="5.838cm">
          <text:p text:style-name="P6"/>
        </draw:line>
        <draw:line draw:style-name="gr6" draw:text-style-name="P2" draw:layer="layout" svg:x1="22.289cm" svg:y1="6.001cm" svg:x2="22.001cm" svg:y2="6.155cm">
          <text:p text:style-name="P6"/>
        </draw:line>
        <draw:frame draw:style-name="gr1" draw:text-style-name="P7" draw:layer="layout" svg:width="0.803cm" svg:height="0.683cm" svg:x="22.25cm" svg:y="6cm">
          <draw:text-box>
            <text:p text:style-name="P6"><text:span text:style-name="T3">id</text:span></text:p>
          </draw:text-box>
        </draw:frame>
        <draw:line draw:style-name="gr6" draw:text-style-name="P2" draw:layer="layout" svg:x1="29cm" svg:y1="6cm" svg:x2="29cm" svg:y2="4cm">
          <text:p text:style-name="P6"/>
        </draw:line>
        <draw:line draw:style-name="gr6" draw:text-style-name="P2" draw:layer="layout" svg:x1="29cm" svg:y1="4cm" svg:x2="30cm" svg:y2="4cm">
          <text:p text:style-name="P6"/>
        </draw:line>
        <draw:line draw:style-name="gr6" draw:text-style-name="P2" draw:layer="layout" svg:x1="29.721cm" svg:y1="6.958cm" svg:x2="29.721cm" svg:y2="6.593cm">
          <text:p text:style-name="P6"/>
        </draw:line>
        <draw:frame draw:style-name="gr1" draw:text-style-name="P7" draw:layer="layout" svg:width="1.56cm" svg:height="0.683cm" svg:x="28.44cm" svg:y="6cm">
          <draw:text-box>
            <text:p text:style-name="P6"><text:span text:style-name="T3">osoba</text:span></text:p>
          </draw:text-box>
        </draw:frame>
        <draw:frame draw:style-name="gr5" draw:text-style-name="P2" draw:layer="layout" svg:width="0.3cm" svg:height="0.3cm" svg:x="30.146cm" svg:y="8.258cm">
          <draw:image xlink:href="Pictures/100002010000001000000010F520EFBD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146cm" svg:y="7.788cm">
          <draw:image xlink:href="Pictures/100002010000001000000010F520EFBD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146cm" svg:y="7.313cm">
          <draw:image xlink:href="Pictures/100002010000001000000010F520EFBD.png" xlink:type="simple" xlink:show="embed" xlink:actuate="onLoad">
            <text:p text:style-name="P6"/>
          </draw:image>
        </draw:frame>
        <draw:frame draw:style-name="gr1" draw:layer="layout" svg:width="3.88cm" svg:height="1.673cm" svg:x="30.243cm" svg:y="-0.373cm">
          <draw:text-box>
            <text:p text:style-name="P1"><text:span text:style-name="T1">id: VARCHAR</text:span></text:p>
            <text:p text:style-name="P1"><text:span text:style-name="T1">auth: INT</text:span></text:p>
            <text:p text:style-name="P1"><text:span text:style-name="T1">access: DATETIM</text:span></text:p>
          </draw:text-box>
        </draw:frame>
        <draw:custom-shape draw:style-name="gr2" draw:text-style-name="P2" draw:layer="layout" svg:width="0.519cm" svg:height="1.964cm" svg:x="33.575cm" svg:y="-0.358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72cm" svg:height="2.237cm" svg:x="30.001cm" svg:y="-0.361cm" svg:viewBox="0 0 3773 2238" svg:d="m0 2c0 616 0 1230 0 1845 0 195 314 391 628 391 839 0 1677 0 2516 0 314 0 629-196 629-391 0-615 0-1229 0-1845 0-5-3772 0-3773 0z">
          <text:p text:style-name="P6"/>
        </draw:path>
        <draw:path draw:style-name="gr4" draw:text-style-name="P5" draw:layer="layout" svg:width="3.773cm" svg:height="0.777cm" svg:x="30cm" svg:y="-1.135cm" svg:viewBox="0 0 3774 778" svg:d="m3774 778c0-389-315-778-629-778-839 0-1678 0-2517 0-314 0-628 389-628 778 0 0 0 0 3774 0z">
          <text:p text:style-name="P4"><text:span text:style-name="T2">rss</text:span></text:p>
        </draw:path>
        <draw:frame draw:style-name="gr5" draw:text-style-name="P2" draw:layer="layout" svg:width="0.3cm" svg:height="0.3cm" svg:x="30.132cm" svg:y="-0.127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132cm" svg:y="0.809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146cm" svg:y="0.343cm">
          <draw:image xlink:href="Pictures/100002010000001000000010F520EFBD.png" xlink:type="simple" xlink:show="embed" xlink:actuate="onLoad">
            <text:p text:style-name="P6"/>
          </draw:image>
        </draw:frame>
        <draw:line draw:style-name="gr6" draw:text-style-name="P2" draw:layer="layout" svg:x1="31.5cm" svg:y1="8.75cm" svg:x2="31.5cm" svg:y2="10.25cm">
          <text:p text:style-name="P6"/>
        </draw:line>
        <draw:line draw:style-name="gr6" draw:text-style-name="P2" draw:layer="layout" svg:x1="31.497cm" svg:y1="10.015cm" svg:x2="31.341cm" svg:y2="10.261cm">
          <text:p text:style-name="P6"/>
        </draw:line>
        <draw:line draw:style-name="gr6" draw:text-style-name="P2" draw:layer="layout" svg:x1="31.497cm" svg:y1="10.015cm" svg:x2="31.659cm" svg:y2="10.261cm">
          <text:p text:style-name="P6"/>
        </draw:line>
        <draw:line draw:style-name="gr6" draw:text-style-name="P2" draw:layer="layout" svg:x1="31.649cm" svg:y1="10.011cm" svg:x2="31.355cm" svg:y2="10.011cm">
          <text:p text:style-name="P6"/>
        </draw:line>
        <draw:line draw:style-name="gr6" draw:text-style-name="P2" draw:layer="layout" svg:x1="31.654cm" svg:y1="9cm" svg:x2="31.36cm" svg:y2="9cm">
          <text:p text:style-name="P6"/>
        </draw:line>
        <draw:frame draw:style-name="gr1" draw:text-style-name="P7" draw:layer="layout" svg:width="0.803cm" svg:height="0.683cm" svg:x="31.495cm" svg:y="9.522cm">
          <draw:text-box>
            <text:p text:style-name="P6"><text:span text:style-name="T3">id</text:span></text:p>
          </draw:text-box>
        </draw:frame>
        <draw:frame draw:style-name="gr1" draw:text-style-name="P7" draw:layer="layout" svg:width="2.335cm" svg:height="0.683cm" svg:x="29.296cm" svg:y="8.823cm">
          <draw:text-box>
            <text:p text:style-name="P6"><text:span text:style-name="T3">iz_odsjeka</text:span></text:p>
          </draw:text-box>
        </draw:frame>
        <draw:line draw:style-name="gr6" draw:text-style-name="P2" draw:layer="layout" svg:x1="32.6cm" svg:y1="8.75cm" svg:x2="32.6cm" svg:y2="10.25cm">
          <text:p text:style-name="P6"/>
        </draw:line>
        <draw:line draw:style-name="gr6" draw:text-style-name="P2" draw:layer="layout" svg:x1="32.601cm" svg:y1="9.999cm" svg:x2="32.445cm" svg:y2="10.245cm">
          <text:p text:style-name="P6"/>
        </draw:line>
        <draw:line draw:style-name="gr6" draw:text-style-name="P2" draw:layer="layout" svg:x1="32.601cm" svg:y1="9.999cm" svg:x2="32.763cm" svg:y2="10.245cm">
          <text:p text:style-name="P6"/>
        </draw:line>
        <draw:line draw:style-name="gr6" draw:text-style-name="P2" draw:layer="layout" svg:x1="32.753cm" svg:y1="9.995cm" svg:x2="32.459cm" svg:y2="9.995cm">
          <text:p text:style-name="P6"/>
        </draw:line>
        <draw:line draw:style-name="gr6" draw:text-style-name="P2" draw:layer="layout" svg:x1="32.754cm" svg:y1="9cm" svg:x2="32.46cm" svg:y2="9cm">
          <text:p text:style-name="P6"/>
        </draw:line>
        <draw:frame draw:style-name="gr1" draw:text-style-name="P7" draw:layer="layout" svg:width="0.803cm" svg:height="0.683cm" svg:x="32.595cm" svg:y="9.522cm">
          <draw:text-box>
            <text:p text:style-name="P6"><text:span text:style-name="T3">id</text:span></text:p>
          </draw:text-box>
        </draw:frame>
        <draw:frame draw:style-name="gr1" draw:text-style-name="P7" draw:layer="layout" svg:width="2.056cm" svg:height="0.683cm" svg:x="32.565cm" svg:y="8.817cm">
          <draw:text-box>
            <text:p text:style-name="P6"><text:span text:style-name="T3">u_odsjek</text:span></text:p>
          </draw:text-box>
        </draw:frame>
        <draw:line draw:style-name="gr6" draw:text-style-name="P2" draw:layer="layout" svg:x1="22cm" svg:y1="3cm" svg:x2="23.75cm" svg:y2="3cm">
          <text:p text:style-name="P6"/>
        </draw:line>
        <draw:frame draw:style-name="gr1" draw:text-style-name="P7" draw:layer="layout" svg:width="0.803cm" svg:height="0.683cm" svg:x="22.25cm" svg:y="3cm">
          <draw:text-box>
            <text:p text:style-name="P6"><text:span text:style-name="T3">id</text:span></text:p>
          </draw:text-box>
        </draw:frame>
        <draw:line draw:style-name="gr6" draw:text-style-name="P2" draw:layer="layout" svg:x1="22.298cm" svg:y1="3.189cm" svg:x2="22.298cm" svg:y2="2.824cm">
          <text:p text:style-name="P6"/>
        </draw:line>
        <draw:line draw:style-name="gr6" draw:text-style-name="P2" draw:layer="layout" svg:x1="22.293cm" svg:y1="2.992cm" svg:x2="22.019cm" svg:y2="2.834cm">
          <text:p text:style-name="P6"/>
        </draw:line>
        <draw:line draw:style-name="gr6" draw:text-style-name="P2" draw:layer="layout" svg:x1="22.298cm" svg:y1="2.997cm" svg:x2="22.01cm" svg:y2="3.151cm">
          <text:p text:style-name="P6"/>
        </draw:line>
        <draw:line draw:style-name="gr6" draw:text-style-name="P2" draw:layer="layout" svg:x1="23.75cm" svg:y1="3cm" svg:x2="23.75cm" svg:y2="1.75cm">
          <text:p text:style-name="P6"/>
        </draw:line>
        <draw:line draw:style-name="gr6" draw:text-style-name="P2" draw:layer="layout" svg:x1="23.75cm" svg:y1="1.75cm" svg:x2="29.5cm" svg:y2="1.75cm">
          <text:p text:style-name="P6"/>
        </draw:line>
        <draw:line draw:style-name="gr6" draw:text-style-name="P2" draw:layer="layout" svg:x1="29.5cm" svg:y1="1.75cm" svg:x2="29.5cm" svg:y2="0.75cm">
          <text:p text:style-name="P6"/>
        </draw:line>
        <draw:line draw:style-name="gr6" draw:text-style-name="P2" draw:layer="layout" svg:x1="29.5cm" svg:y1="0.75cm" svg:x2="30cm" svg:y2="0.75cm">
          <text:p text:style-name="P6"/>
        </draw:line>
        <draw:line draw:style-name="gr6" draw:text-style-name="P2" draw:layer="layout" svg:x1="29.721cm" svg:y1="0.948cm" svg:x2="29.721cm" svg:y2="0.583cm">
          <text:p text:style-name="P6"/>
        </draw:line>
        <draw:line draw:style-name="gr6" draw:text-style-name="P2" draw:layer="layout" svg:x1="22cm" svg:y1="1.5cm" svg:x2="23.25cm" svg:y2="1.5cm">
          <text:p text:style-name="P6"/>
        </draw:line>
        <draw:line draw:style-name="gr6" draw:text-style-name="P2" draw:layer="layout" svg:x1="22.25cm" svg:y1="1.682cm" svg:x2="22.25cm" svg:y2="1.317cm">
          <text:p text:style-name="P6"/>
        </draw:line>
        <draw:frame draw:style-name="gr1" draw:text-style-name="P7" draw:layer="layout" svg:width="0.803cm" svg:height="0.683cm" svg:x="22.25cm" svg:y="1.5cm">
          <draw:text-box>
            <text:p text:style-name="P6"><text:span text:style-name="T3">id</text:span></text:p>
          </draw:text-box>
        </draw:frame>
        <draw:line draw:style-name="gr6" draw:text-style-name="P2" draw:layer="layout" svg:x1="23.25cm" svg:y1="1.5cm" svg:x2="23.25cm" svg:y2="-2.25cm">
          <text:p text:style-name="P6"/>
        </draw:line>
        <draw:line draw:style-name="gr6" draw:text-style-name="P2" draw:layer="layout" svg:x1="23.25cm" svg:y1="-2.5cm" svg:x2="30cm" svg:y2="-2.5cm">
          <text:p text:style-name="P6"/>
        </draw:line>
        <draw:frame draw:style-name="gr1" draw:layer="layout" svg:width="4.079cm" svg:height="7.835cm" svg:x="30.241cm" svg:y="-9.482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zavrsena_skola: V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redovni: TINYINT</text:span></text:p>
            <text:p text:style-name="P1"><text:span text:style-name="T1">odsjek_prvi: INT</text:span></text:p>
            <text:p text:style-name="P1"><text:span text:style-name="T1">odsjek_drugi: INT</text:span></text:p>
            <text:p text:style-name="P1"><text:span text:style-name="T1">odsjek_treci: INT</text:span></text:p>
            <text:p text:style-name="P1"><text:span text:style-name="T1">...</text:span></text:p>
          </draw:text-box>
        </draw:frame>
        <draw:custom-shape draw:style-name="gr2" draw:text-style-name="P2" draw:layer="layout" svg:width="0.519cm" svg:height="6.757cm" svg:x="33.623cm" svg:y="-9.303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6cm" svg:height="7.968cm" svg:x="30.001cm" svg:y="-9.469cm" svg:viewBox="0 0 3761 7969" svg:d="m1 5c0 1269-1 5888-1 7157 0 403 313 807 626 807 836 0 1671 0 2507 0 313 0 628-407 628-811 0-1268 0-5884 0-7153 0-12-3760 0-3760 0z">
          <text:p text:style-name="P6"/>
        </draw:path>
        <draw:path draw:style-name="gr4" draw:text-style-name="P5" draw:layer="layout" svg:width="3.773cm" svg:height="0.777cm" svg:x="30cm" svg:y="-10.244cm" svg:viewBox="0 0 3774 778" svg:d="m3774 778c0-389-315-778-629-778-839 0-1678 0-2517 0-314 0-628 389-628 778 0 0 0 0 3774 0z">
          <text:p text:style-name="P4"><text:span text:style-name="T2">prijemni</text:span></text:p>
        </draw:path>
        <draw:frame draw:style-name="gr5" draw:text-style-name="P2" draw:layer="layout" svg:width="0.3cm" svg:height="0.3cm" svg:x="30.132cm" svg:y="-9.236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132cm" svg:y="-8.786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132cm" svg:y="-8.3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132cm" svg:y="-7.814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132cm" svg:y="-7.346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132cm" svg:y="-6.879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132cm" svg:y="-6.385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132cm" svg:y="-5.899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132cm" svg:y="-5.413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132cm" svg:y="-4.945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132cm" svg:y="-3.985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135cm" svg:y="-3.527cm">
          <draw:image xlink:href="Pictures/100002010000001000000010F520EFBD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135cm" svg:y="-4.487cm">
          <draw:image xlink:href="Pictures/100002010000001000000010F520EFBD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135cm" svg:y="-3.072cm">
          <draw:image xlink:href="Pictures/100002010000001000000010F520EFBD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0.135cm" svg:y="-2.582cm">
          <draw:image xlink:href="Pictures/100002010000001000000010F520EFBD.png" xlink:type="simple" xlink:show="embed" xlink:actuate="onLoad">
            <text:p text:style-name="P6"/>
          </draw:image>
        </draw:frame>
        <draw:line draw:style-name="gr6" draw:text-style-name="P2" draw:layer="layout" svg:x1="29.801cm" svg:y1="-2.334cm" svg:x2="29.801cm" svg:y2="-2.699cm">
          <text:p text:style-name="P6"/>
        </draw:line>
        <draw:frame draw:style-name="gr1" draw:text-style-name="P7" draw:layer="layout" svg:width="0.803cm" svg:height="0.683cm" svg:x="29.147cm" svg:y="-3.133cm">
          <draw:text-box>
            <text:p text:style-name="P6"><text:span text:style-name="T3">id</text:span></text:p>
          </draw:text-box>
        </draw:frame>
        <draw:line draw:style-name="gr6" draw:text-style-name="P2" draw:layer="layout" svg:x1="33.75cm" svg:y1="-2.25cm" svg:x2="35cm" svg:y2="-2.25cm">
          <text:p text:style-name="P6"/>
        </draw:line>
        <draw:line draw:style-name="gr6" draw:text-style-name="P2" draw:layer="layout" svg:x1="35cm" svg:y1="-2.25cm" svg:x2="35cm" svg:y2="11.25cm">
          <text:p text:style-name="P6"/>
        </draw:line>
        <draw:line draw:style-name="gr6" draw:text-style-name="P2" draw:layer="layout" svg:x1="35cm" svg:y1="11.25cm" svg:x2="34.5cm" svg:y2="11.25cm">
          <text:p text:style-name="P6"/>
        </draw:line>
        <draw:line draw:style-name="gr6" draw:text-style-name="P2" draw:layer="layout" svg:x1="34.001cm" svg:y1="-2.063cm" svg:x2="34.001cm" svg:y2="-2.428cm">
          <text:p text:style-name="P6"/>
        </draw:line>
        <draw:frame draw:style-name="gr1" draw:text-style-name="P7" draw:layer="layout" svg:width="1.992cm" svg:height="0.683cm" svg:x="33.952cm" svg:y="-2.898cm">
          <draw:text-box>
            <text:p text:style-name="P6"><text:span text:style-name="T3">odsjek_*</text:span></text:p>
          </draw:text-box>
        </draw:frame>
        <draw:line draw:style-name="gr6" draw:text-style-name="P2" draw:layer="layout" svg:x1="34.795cm" svg:y1="11.442cm" svg:x2="34.795cm" svg:y2="11.077cm">
          <text:p text:style-name="P6"/>
        </draw:line>
        <draw:line draw:style-name="gr6" draw:text-style-name="P2" draw:layer="layout" svg:x1="34.79cm" svg:y1="11.245cm" svg:x2="34.516cm" svg:y2="11.087cm">
          <text:p text:style-name="P6"/>
        </draw:line>
        <draw:line draw:style-name="gr6" draw:text-style-name="P2" draw:layer="layout" svg:x1="34.795cm" svg:y1="11.25cm" svg:x2="34.507cm" svg:y2="11.404cm">
          <text:p text:style-name="P6"/>
        </draw:line>
        <draw:frame draw:style-name="gr1" draw:text-style-name="P7" draw:layer="layout" svg:width="0.803cm" svg:height="0.683cm" svg:x="34.596cm" svg:y="11.223cm">
          <draw:text-box>
            <text:p text:style-name="P6"><text:span text:style-name="T3">id</text:span></text:p>
          </draw:text-box>
        </draw:frame>
        <draw:frame draw:style-name="gr1" draw:text-style-name="P7" draw:layer="layout" svg:width="1.26cm" svg:height="0.683cm" svg:x="28.952cm" svg:y="0.002cm">
          <draw:text-box>
            <text:p text:style-name="P6"><text:span text:style-name="T3">auth</text:span></text:p>
          </draw:text-box>
        </draw:frame>
        <draw:line draw:style-name="gr6" draw:text-style-name="P2" draw:layer="layout" svg:x1="30cm" svg:y1="-4cm" svg:x2="29cm" svg:y2="-4cm">
          <text:p text:style-name="P6"/>
        </draw:line>
        <draw:line draw:style-name="gr6" draw:text-style-name="P2" draw:layer="layout" svg:x1="29cm" svg:y1="-4cm" svg:x2="29cm" svg:y2="2.75cm">
          <text:p text:style-name="P6"/>
        </draw:line>
        <draw:line draw:style-name="gr6" draw:text-style-name="P2" draw:layer="layout" svg:x1="29cm" svg:y1="2.75cm" svg:x2="28.5cm" svg:y2="2.75cm">
          <text:p text:style-name="P6"/>
        </draw:line>
        <draw:line draw:style-name="gr6" draw:text-style-name="P2" draw:layer="layout" svg:x1="28.784cm" svg:y1="2.947cm" svg:x2="28.784cm" svg:y2="2.582cm">
          <text:p text:style-name="P6"/>
        </draw:line>
        <draw:line draw:style-name="gr6" draw:text-style-name="P2" draw:layer="layout" svg:x1="28.779cm" svg:y1="2.75cm" svg:x2="28.505cm" svg:y2="2.592cm">
          <text:p text:style-name="P6"/>
        </draw:line>
        <draw:line draw:style-name="gr6" draw:text-style-name="P2" draw:layer="layout" svg:x1="28.784cm" svg:y1="2.755cm" svg:x2="28.496cm" svg:y2="2.909cm">
          <text:p text:style-name="P6"/>
        </draw:line>
        <draw:frame draw:style-name="gr1" draw:text-style-name="P7" draw:layer="layout" svg:width="0.803cm" svg:height="0.683cm" svg:x="28.323cm" svg:y="2cm">
          <draw:text-box>
            <text:p text:style-name="P6"><text:span text:style-name="T3">id</text:span></text:p>
          </draw:text-box>
        </draw:frame>
        <draw:line draw:style-name="gr6" draw:text-style-name="P2" draw:layer="layout" svg:x1="29.802cm" svg:y1="-3.833cm" svg:x2="29.802cm" svg:y2="-4.198cm">
          <text:p text:style-name="P6"/>
        </draw:line>
        <draw:frame draw:style-name="gr1" draw:text-style-name="P7" draw:layer="layout" svg:width="1.67cm" svg:height="0.683cm" svg:x="28.548cm" svg:y="-4.732cm">
          <draw:text-box>
            <text:p text:style-name="P6"><text:span text:style-name="T3">kanton</text:span></text:p>
          </draw:text-box>
        </draw:frame>
        <draw:frame draw:style-name="gr1" draw:layer="layout" svg:width="3.897cm" svg:height="1.199cm" svg:x="36.493cm" svg:y="-8.688cm">
          <draw:text-box>
            <text:p text:style-name="P1"><text:span text:style-name="T1">prijemni: INT</text:span></text:p>
            <text:p text:style-name="P1"><text:span text:style-name="T1">vrijeme: TIMESTA</text:span></text:p>
          </draw:text-box>
        </draw:frame>
        <draw:custom-shape draw:style-name="gr2" draw:text-style-name="P2" draw:layer="layout" svg:width="0.519cm" svg:height="1.964cm" svg:x="39.825cm" svg:y="-8.673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72cm" svg:height="2.237cm" svg:x="36.251cm" svg:y="-8.676cm" svg:viewBox="0 0 3773 2238" svg:d="m0 2c0 616 0 1230 0 1845 0 195 314 391 628 391 839 0 1677 0 2516 0 314 0 629-196 629-391 0-615 0-1229 0-1845 0-5-3772 0-3773 0z">
          <text:p text:style-name="P6"/>
        </draw:path>
        <draw:path draw:style-name="gr4" draw:text-style-name="P5" draw:layer="layout" svg:width="3.773cm" svg:height="0.777cm" svg:x="36.25cm" svg:y="-9.45cm" svg:viewBox="0 0 3774 778" svg:d="m3774 778c0-389-315-778-629-778-839 0-1678 0-2517 0-314 0-628 389-628 778 0 0 0 0 3774 0z">
          <text:p text:style-name="P4"><text:span text:style-name="T2">prijemni_trenutno...</text:span></text:p>
        </draw:path>
        <draw:frame draw:style-name="gr5" draw:text-style-name="P2" draw:layer="layout" svg:width="0.3cm" svg:height="0.3cm" svg:x="36.382cm" svg:y="-7.976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6.396cm" svg:y="-8.442cm">
          <draw:image xlink:href="Pictures/100002010000001000000010F520EFBD.png" xlink:type="simple" xlink:show="embed" xlink:actuate="onLoad">
            <text:p text:style-name="P6"/>
          </draw:image>
        </draw:frame>
        <draw:line draw:style-name="gr6" draw:text-style-name="P2" draw:layer="layout" svg:x1="36.25cm" svg:y1="-8.2cm" svg:x2="33.75cm" svg:y2="-8.2cm">
          <text:p text:style-name="P6"/>
        </draw:line>
        <draw:line draw:style-name="gr6" draw:text-style-name="P2" draw:layer="layout" svg:x1="34.051cm" svg:y1="-8.002cm" svg:x2="34.051cm" svg:y2="-8.367cm">
          <text:p text:style-name="P6"/>
        </draw:line>
        <draw:line draw:style-name="gr6" draw:text-style-name="P2" draw:layer="layout" svg:x1="34.046cm" svg:y1="-8.199cm" svg:x2="33.772cm" svg:y2="-8.357cm">
          <text:p text:style-name="P6"/>
        </draw:line>
        <draw:line draw:style-name="gr6" draw:text-style-name="P2" draw:layer="layout" svg:x1="34.051cm" svg:y1="-8.194cm" svg:x2="33.763cm" svg:y2="-8.04cm">
          <text:p text:style-name="P6"/>
        </draw:line>
        <draw:frame draw:style-name="gr1" draw:text-style-name="P7" draw:layer="layout" svg:width="0.803cm" svg:height="0.683cm" svg:x="33.852cm" svg:y="-8.221cm">
          <draw:text-box>
            <text:p text:style-name="P6"><text:span text:style-name="T3">id</text:span></text:p>
          </draw:text-box>
        </draw:frame>
        <draw:line draw:style-name="gr6" draw:text-style-name="P2" draw:layer="layout" svg:x1="36.001cm" svg:y1="-8.017cm" svg:x2="36.001cm" svg:y2="-8.382cm">
          <text:p text:style-name="P6"/>
        </draw:line>
        <draw:frame draw:style-name="gr1" draw:text-style-name="P7" draw:layer="layout" svg:width="1.861cm" svg:height="0.683cm" svg:x="34.453cm" svg:y="-8.92cm">
          <draw:text-box>
            <text:p text:style-name="P6"><text:span text:style-name="T3">prijemni</text:span></text:p>
          </draw:text-box>
        </draw:frame>
        <draw:frame draw:style-name="gr1" draw:layer="layout" svg:width="3.8cm" svg:height="2.147cm" svg:x="36.493cm" svg:y="-5.088cm">
          <draw:text-box>
            <text:p text:style-name="P1"><text:span text:style-name="T1">prijemni: INT</text:span></text:p>
            <text:p text:style-name="P1"><text:span text:style-name="T1">razred: TINYINT</text:span></text:p>
            <text:p text:style-name="P1"><text:span text:style-name="T1">ocjena: TINYINT</text:span></text:p>
            <text:p text:style-name="P1"><text:span text:style-name="T1">tipocjene: TINYIN</text:span></text:p>
          </draw:text-box>
        </draw:frame>
        <draw:custom-shape draw:style-name="gr2" draw:text-style-name="P2" draw:layer="layout" svg:width="0.519cm" svg:height="1.964cm" svg:x="39.825cm" svg:y="-5.073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72cm" svg:height="2.237cm" svg:x="36.251cm" svg:y="-5.076cm" svg:viewBox="0 0 3773 2238" svg:d="m0 2c0 616 0 1230 0 1845 0 195 314 391 628 391 839 0 1677 0 2516 0 314 0 629-196 629-391 0-615 0-1229 0-1845 0-5-3772 0-3773 0z">
          <text:p text:style-name="P6"/>
        </draw:path>
        <draw:path draw:style-name="gr4" draw:text-style-name="P5" draw:layer="layout" svg:width="3.773cm" svg:height="0.777cm" svg:x="36.25cm" svg:y="-5.85cm" svg:viewBox="0 0 3774 778" svg:d="m3774 778c0-389-315-778-629-778-839 0-1678 0-2517 0-314 0-628 389-628 778 0 0 0 0 3774 0z">
          <text:p text:style-name="P4"><text:span text:style-name="T2">prijemniocjene</text:span></text:p>
        </draw:path>
        <draw:frame draw:style-name="gr5" draw:text-style-name="P2" draw:layer="layout" svg:width="0.3cm" svg:height="0.3cm" svg:x="36.382cm" svg:y="-4.376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6.396cm" svg:y="-4.842cm">
          <draw:image xlink:href="Pictures/100002010000001000000010F520EFBD.png" xlink:type="simple" xlink:show="embed" xlink:actuate="onLoad">
            <text:p text:style-name="P6"/>
          </draw:image>
        </draw:frame>
        <draw:line draw:style-name="gr6" draw:text-style-name="P2" draw:layer="layout" svg:x1="36.25cm" svg:y1="-4.6cm" svg:x2="33.75cm" svg:y2="-4.6cm">
          <text:p text:style-name="P6"/>
        </draw:line>
        <draw:line draw:style-name="gr6" draw:text-style-name="P2" draw:layer="layout" svg:x1="34.051cm" svg:y1="-4.402cm" svg:x2="34.051cm" svg:y2="-4.767cm">
          <text:p text:style-name="P6"/>
        </draw:line>
        <draw:line draw:style-name="gr6" draw:text-style-name="P2" draw:layer="layout" svg:x1="34.046cm" svg:y1="-4.599cm" svg:x2="33.772cm" svg:y2="-4.757cm">
          <text:p text:style-name="P6"/>
        </draw:line>
        <draw:line draw:style-name="gr6" draw:text-style-name="P2" draw:layer="layout" svg:x1="34.051cm" svg:y1="-4.594cm" svg:x2="33.763cm" svg:y2="-4.44cm">
          <text:p text:style-name="P6"/>
        </draw:line>
        <draw:frame draw:style-name="gr1" draw:text-style-name="P7" draw:layer="layout" svg:width="0.803cm" svg:height="0.683cm" svg:x="33.852cm" svg:y="-4.621cm">
          <draw:text-box>
            <text:p text:style-name="P6"><text:span text:style-name="T3">id</text:span></text:p>
          </draw:text-box>
        </draw:frame>
        <draw:line draw:style-name="gr6" draw:text-style-name="P2" draw:layer="layout" svg:x1="36.001cm" svg:y1="-4.417cm" svg:x2="36.001cm" svg:y2="-4.782cm">
          <text:p text:style-name="P6"/>
        </draw:line>
        <draw:frame draw:style-name="gr1" draw:text-style-name="P7" draw:layer="layout" svg:width="1.861cm" svg:height="0.683cm" svg:x="34.453cm" svg:y="-5.32cm">
          <draw:text-box>
            <text:p text:style-name="P6"><text:span text:style-name="T3">prijemni</text:span></text:p>
          </draw:text-box>
        </draw:frame>
        <draw:frame draw:style-name="gr5" draw:text-style-name="P2" draw:layer="layout" svg:width="0.3cm" svg:height="0.3cm" svg:x="36.382cm" svg:y="-3.891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6.382cm" svg:y="-3.431cm">
          <draw:image xlink:href="Pictures/100002010000001000000010B17B76B9.png" xlink:type="simple" xlink:show="embed" xlink:actuate="onLoad">
            <text:p text:style-name="P6"/>
          </draw:image>
        </draw:frame>
        <draw:frame draw:style-name="gr1" draw:layer="layout" svg:width="4.041cm" svg:height="4.043cm" svg:x="36.526cm" svg:y="-1.461cm">
          <draw:text-box>
            <text:p text:style-name="P1"><text:span text:style-name="T1">id: INT</text:span></text:p>
            <text:p text:style-name="P1"><text:span text:style-name="T1">donja_granica: FL</text:span></text:p>
            <text:p text:style-name="P1"><text:span text:style-name="T1">gornja_granica: FL</text:span></text:p>
            <text:p text:style-name="P1"><text:span text:style-name="T1">kandidati_strani: I</text:span></text:p>
            <text:p text:style-name="P1"><text:span text:style-name="T1">kandidati_sami_p</text:span></text:p>
            <text:p text:style-name="P1"><text:span text:style-name="T1">kandidati_kanton_</text:span></text:p>
            <text:p text:style-name="P1"><text:span text:style-name="T1">prijemni_max: INT</text:span></text:p>
            <text:p text:style-name="P1"><text:span text:style-name="T1">studij: INT</text:span></text:p>
          </draw:text-box>
        </draw:frame>
        <draw:path draw:style-name="gr4" draw:text-style-name="P5" draw:layer="layout" svg:width="3.749cm" svg:height="0.777cm" svg:x="36.25cm" svg:y="-2.25cm" svg:viewBox="0 0 3750 778" svg:d="m3750 778c0-389-313-778-625-778-834 0-1667 0-2501 0-312 0-624 389-624 778 0 0 0 0 3750 0z">
          <text:p text:style-name="P4"><text:span text:style-name="T2">upis_kriterij</text:span></text:p>
        </draw:path>
        <draw:frame draw:style-name="gr5" draw:text-style-name="P2" draw:layer="layout" svg:width="0.3cm" svg:height="0.3cm" svg:x="36.417cm" svg:y="-1.215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6.417cm" svg:y="-0.233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6.417cm" svg:y="0.675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6.42cm" svg:y="2.126cm">
          <draw:image xlink:href="Pictures/100002010000001000000010F520EFBD.png" xlink:type="simple" xlink:show="embed" xlink:actuate="onLoad">
            <text:p text:style-name="P6"/>
          </draw:image>
        </draw:frame>
        <draw:custom-shape draw:style-name="gr2" draw:text-style-name="P2" draw:layer="layout" svg:width="0.519cm" svg:height="4.007cm" svg:x="39.944cm" svg:y="-1.345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49cm" svg:height="4.475cm" svg:x="36.25cm" svg:y="-1.476cm" svg:viewBox="0 0 3750 4476" svg:d="m0 5c0 1230 0 2459 0 3689 0 391 312 782 624 782 834 0 1667 0 2501 0 312 0 625-391 625-782 0-1230 0-2459 0-3689 0-11-3749-1-3750 0z">
          <text:p text:style-name="P6"/>
        </draw:path>
        <draw:frame draw:style-name="gr5" draw:text-style-name="P2" draw:layer="layout" svg:width="0.3cm" svg:height="0.3cm" svg:x="36.417cm" svg:y="-0.693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6.417cm" svg:y="1.175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6.417cm" svg:y="1.63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6.417cm" svg:y="0.197cm">
          <draw:image xlink:href="Pictures/100002010000001000000010B17B76B9.png" xlink:type="simple" xlink:show="embed" xlink:actuate="onLoad">
            <text:p text:style-name="P6"/>
          </draw:image>
        </draw:frame>
        <draw:line draw:style-name="gr6" draw:text-style-name="P2" draw:layer="layout" svg:x1="37.5cm" svg:y1="12cm" svg:x2="34.5cm" svg:y2="12cm">
          <text:p text:style-name="P6"/>
        </draw:line>
        <draw:line draw:style-name="gr6" draw:text-style-name="P2" draw:layer="layout" svg:x1="34.796cm" svg:y1="12.191cm" svg:x2="34.796cm" svg:y2="11.826cm">
          <text:p text:style-name="P6"/>
        </draw:line>
        <draw:line draw:style-name="gr6" draw:text-style-name="P2" draw:layer="layout" svg:x1="34.791cm" svg:y1="11.994cm" svg:x2="34.517cm" svg:y2="11.836cm">
          <text:p text:style-name="P6"/>
        </draw:line>
        <draw:line draw:style-name="gr6" draw:text-style-name="P2" draw:layer="layout" svg:x1="34.796cm" svg:y1="11.999cm" svg:x2="34.508cm" svg:y2="12.153cm">
          <text:p text:style-name="P6"/>
        </draw:line>
        <draw:frame draw:style-name="gr1" draw:text-style-name="P7" draw:layer="layout" svg:width="0.803cm" svg:height="0.683cm" svg:x="34.597cm" svg:y="12.024cm">
          <draw:text-box>
            <text:p text:style-name="P6"><text:span text:style-name="T3">id</text:span></text:p>
          </draw:text-box>
        </draw:frame>
        <draw:line draw:style-name="gr6" draw:text-style-name="P2" draw:layer="layout" svg:x1="37.5cm" svg:y1="12cm" svg:x2="37.5cm" svg:y2="3cm">
          <text:p text:style-name="P6"/>
        </draw:line>
        <draw:line draw:style-name="gr6" draw:text-style-name="P2" draw:layer="layout" svg:x1="37.654cm" svg:y1="3.3cm" svg:x2="37.36cm" svg:y2="3.3cm">
          <text:p text:style-name="P6"/>
        </draw:line>
        <draw:frame draw:style-name="gr1" draw:text-style-name="P7" draw:layer="layout" svg:width="1.408cm" svg:height="0.683cm" svg:x="36.052cm" svg:y="3.003cm">
          <draw:text-box>
            <text:p text:style-name="P6"><text:span text:style-name="T3">studij</text:span></text:p>
          </draw:text-box>
        </draw:frame>
        <draw:line draw:style-name="gr6" draw:text-style-name="P2" draw:layer="layout" svg:x1="22cm" svg:y1="5.5cm" svg:x2="38.25cm" svg:y2="5.5cm">
          <text:p text:style-name="P6"/>
        </draw:line>
        <draw:line draw:style-name="gr6" draw:text-style-name="P2" draw:layer="layout" svg:x1="22.25cm" svg:y1="5.722cm" svg:x2="22.25cm" svg:y2="5.357cm">
          <text:p text:style-name="P6"/>
        </draw:line>
        <draw:frame draw:style-name="gr1" draw:text-style-name="P7" draw:layer="layout" svg:width="0.803cm" svg:height="0.683cm" svg:x="22.25cm" svg:y="4.917cm">
          <draw:text-box>
            <text:p text:style-name="P6"><text:span text:style-name="T3">id</text:span></text:p>
          </draw:text-box>
        </draw:frame>
        <draw:frame draw:style-name="gr1" draw:layer="layout" svg:width="4.1cm" svg:height="6.887cm" svg:x="38.491cm" svg:y="4.512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email: VARCHAR</text:span></text:p>
            <text:p text:style-name="P1"><text:span text:style-name="T1">brindexa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srednja_skola: VA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vrijeme_zahtjeva:</text:span></text:p>
          </draw:text-box>
        </draw:frame>
        <draw:custom-shape draw:style-name="gr2" draw:text-style-name="P2" draw:layer="layout" svg:width="0.519cm" svg:height="6.757cm" svg:x="41.873cm" svg:y="4.691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3.76cm" svg:height="7.968cm" svg:x="38.251cm" svg:y="4.525cm" svg:viewBox="0 0 3761 7969" svg:d="m1 5c0 1269-1 5888-1 7157 0 403 313 807 626 807 836 0 1671 0 2507 0 313 0 628-407 628-811 0-1268 0-5884 0-7153 0-12-3760 0-3760 0z">
          <text:p text:style-name="P6"/>
        </draw:path>
        <draw:path draw:style-name="gr4" draw:text-style-name="P5" draw:layer="layout" svg:width="3.773cm" svg:height="0.777cm" svg:x="38.25cm" svg:y="3.75cm" svg:viewBox="0 0 3774 778" svg:d="m3774 778c0-389-315-778-629-778-839 0-1678 0-2517 0-314 0-628 389-628 778 0 0 0 0 3774 0z">
          <text:p text:style-name="P4"><text:span text:style-name="T2">promjena_podataka</text:span></text:p>
        </draw:path>
        <draw:frame draw:style-name="gr5" draw:text-style-name="P2" draw:layer="layout" svg:width="0.3cm" svg:height="0.3cm" svg:x="38.382cm" svg:y="4.758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8.382cm" svg:y="5.208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8.382cm" svg:y="5.694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8.382cm" svg:y="6.18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8.382cm" svg:y="6.648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8.382cm" svg:y="7.115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8.382cm" svg:y="7.609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8.382cm" svg:y="8.095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8.382cm" svg:y="8.581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8.382cm" svg:y="9.049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8.382cm" svg:y="9.516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8.382cm" svg:y="10.009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8.382cm" svg:y="10.881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38.385cm" svg:y="10.467cm">
          <draw:image xlink:href="Pictures/100002010000001000000010F520EFBD.png" xlink:type="simple" xlink:show="embed" xlink:actuate="onLoad">
            <text:p text:style-name="P6"/>
          </draw:image>
        </draw:frame>
        <draw:line draw:style-name="gr6" draw:text-style-name="P2" draw:layer="layout" svg:x1="38.021cm" svg:y1="5.704cm" svg:x2="38.021cm" svg:y2="5.339cm">
          <text:p text:style-name="P6"/>
        </draw:line>
        <draw:frame draw:style-name="gr1" draw:text-style-name="P7" draw:layer="layout" svg:width="0.803cm" svg:height="0.683cm" svg:x="37.396cm" svg:y="4.923cm">
          <draw:text-box>
            <text:p text:style-name="P6"><text:span text:style-name="T3">id</text:span></text:p>
          </draw:text-box>
        </draw:frame>
        <draw:line draw:style-name="gr6" draw:text-style-name="P2" draw:layer="layout" svg:x1="17.25cm" svg:y1="11cm" svg:x2="17.25cm" svg:y2="13.5cm">
          <text:p text:style-name="P6"/>
        </draw:line>
        <draw:custom-shape draw:style-name="gr7" draw:text-style-name="P2" draw:layer="layout" svg:width="0.174cm" svg:height="0.174cm" svg:x="17.148cm" svg:y="11.273cm">
          <text:p text:style-name="P6"/>
          <draw:enhanced-geometry svg:viewBox="0 0 21600 21600" draw:mirror-vertical="true" draw:glue-points="10800 0 3160 3160 0 10800 3160 18440 10800 21600 18440 18440 21600 10800 18440 3160" draw:text-areas="3200 3200 18400 18400" draw:type="ellipse"/>
        </draw:custom-shape>
        <draw:line draw:style-name="gr6" draw:text-style-name="P2" draw:layer="layout" svg:x1="17.25cm" svg:y1="13.5cm" svg:x2="18.25cm" svg:y2="13.5cm">
          <text:p text:style-name="P6"/>
        </draw:line>
        <draw:frame draw:style-name="gr1" draw:text-style-name="P7" draw:layer="layout" svg:width="2.145cm" svg:height="0.683cm" svg:x="14.063cm" svg:y="10.067cm">
          <draw:text-box>
            <text:p text:style-name="P6"><text:span text:style-name="T3">nastavnik</text:span></text:p>
          </draw:text-box>
        </draw:frame>
        <draw:custom-shape draw:style-name="gr7" draw:text-style-name="P2" draw:layer="layout" svg:width="0.174cm" svg:height="0.174cm" svg:x="14.655cm" svg:y="10.812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2" draw:layer="layout" svg:x1="10.25cm" svg:y1="5.25cm" svg:x2="10.25cm" svg:y2="5.834cm">
          <text:p text:style-name="P6"/>
        </draw:line>
        <draw:custom-shape draw:style-name="gr7" draw:text-style-name="P2" draw:layer="layout" svg:width="0.174cm" svg:height="0.174cm" svg:x="10.157cm" svg:y="5.378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" draw:layer="layout" svg:width="4.016cm" svg:height="3.569cm" svg:x="4.381cm" svg:y="7.716cm">
          <draw:text-box>
            <text:p text:style-name="P1"><text:span text:style-name="T1">id: INT</text:span></text:p>
            <text:p text:style-name="P1"><text:span text:style-name="T1">student: INT</text:span></text:p>
            <text:p text:style-name="P1"><text:span text:style-name="T1">nastavnik: INT</text:span></text:p>
            <text:p text:style-name="P1"><text:span text:style-name="T1">labgrupa: INT</text:span></text:p>
            <text:p text:style-name="P1"><text:span text:style-name="T1">predmet: INT</text:span><text:span text:style-name="T1"><text:line-break/></text:span><text:span text:style-name="T1">datum: DATETIME</text:span></text:p>
            <text:p text:style-name="P1"><text:span text:style-name="T1">komentar: TEXT</text:span></text:p>
          </draw:text-box>
        </draw:frame>
        <draw:custom-shape draw:style-name="gr2" draw:text-style-name="P2" draw:layer="layout" svg:width="0.543cm" svg:height="3.253cm" svg:x="7.799cm" svg:y="7.835cm">
          <text:p text:style-name="P6"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3cm" svg:height="0.3cm" svg:x="4.27cm" svg:y="7.962cm">
          <draw:image xlink:href="Pictures/100002010000001000000010384D0A63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4.27cm" svg:y="10.784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4.273cm" svg:y="9.395cm">
          <draw:image xlink:href="Pictures/100002010000001000000010F520EFBD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4.275cm" svg:y="9.875cm">
          <draw:image xlink:href="Pictures/100002010000001000000010F520EFBD.png" xlink:type="simple" xlink:show="embed" xlink:actuate="onLoad">
            <text:p text:style-name="P6"/>
          </draw:image>
        </draw:frame>
        <draw:path draw:style-name="gr3" draw:text-style-name="P3" draw:layer="layout" svg:width="3.772cm" svg:height="4.506cm" svg:x="4.25cm" svg:y="7.743cm" svg:viewBox="0 0 3773 4507" svg:d="m0 5c0 1238 0 2476 0 3715 0 393 314 787 628 787 839 0 1677 0 2516 0 314 0 629-394 629-787 0-1239 0-2477 0-3715 0-11-3772-1-3773 0z">
          <text:p text:style-name="P6"/>
        </draw:path>
        <draw:frame draw:style-name="gr5" draw:text-style-name="P2" draw:layer="layout" svg:width="0.3cm" svg:height="0.3cm" svg:x="4.27cm" svg:y="10.34cm">
          <draw:image xlink:href="Pictures/100002010000001000000010B17B76B9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4.273cm" svg:y="8.923cm">
          <draw:image xlink:href="Pictures/100002010000001000000010F520EFBD.png" xlink:type="simple" xlink:show="embed" xlink:actuate="onLoad">
            <text:p text:style-name="P6"/>
          </draw:image>
        </draw:frame>
        <draw:frame draw:style-name="gr5" draw:text-style-name="P2" draw:layer="layout" svg:width="0.3cm" svg:height="0.3cm" svg:x="4.275cm" svg:y="8.452cm">
          <draw:image xlink:href="Pictures/100002010000001000000010F520EFBD.png" xlink:type="simple" xlink:show="embed" xlink:actuate="onLoad">
            <text:p text:style-name="P6"/>
          </draw:image>
        </draw:frame>
        <draw:path draw:style-name="gr3" draw:text-style-name="P3" draw:layer="layout" svg:width="3.772cm" svg:height="1.65cm" svg:x="8.252cm" svg:y="6.599cm" svg:viewBox="0 0 3773 1651" svg:d="m0 2c0 454 0 907 0 1361 0 144 314 288 628 288 839 0 1677 0 2516 0 314 0 629-144 629-288 0-454 0-907 0-1361 0-4-3772-1-3773 0z">
          <text:p text:style-name="P6"/>
        </draw:path>
        <draw:path draw:style-name="gr4" draw:text-style-name="P5" draw:layer="layout" svg:width="3.773cm" svg:height="0.777cm" svg:x="8.25cm" svg:y="5.824cm" svg:viewBox="0 0 3774 778" svg:d="m3774 778c0-389-315-778-629-778-839 0-1678 0-2517 0-314 0-628 389-628 778 0 0 0 0 3774 0z">
          <text:p text:style-name="P4"><text:span text:style-name="T2">student_labgrupa</text:span></text:p>
        </draw:path>
        <draw:path draw:style-name="gr4" draw:text-style-name="P5" draw:layer="layout" svg:width="3.773cm" svg:height="0.777cm" svg:x="4.25cm" svg:y="7cm" svg:viewBox="0 0 3774 778" svg:d="m3774 778c0-389-315-778-629-778-839 0-1678 0-2517 0-314 0-628 389-628 778 0 0 0 0 3774 0z">
          <text:p text:style-name="P4"><text:span text:style-name="T2">komentar</text:span></text:p>
        </draw:path>
        <draw:line draw:style-name="gr6" draw:text-style-name="P2" draw:layer="layout" svg:x1="8.713cm" svg:y1="13.943cm" svg:x2="8.713cm" svg:y2="13.578cm">
          <text:p text:style-name="P6"/>
        </draw:line>
        <draw:line draw:style-name="gr6" draw:text-style-name="P2" draw:layer="layout" svg:x1="8.718cm" svg:y1="13.746cm" svg:x2="8.992cm" svg:y2="13.588cm">
          <text:p text:style-name="P6"/>
        </draw:line>
        <draw:line draw:style-name="gr6" draw:text-style-name="P2" draw:layer="layout" svg:x1="8.713cm" svg:y1="13.751cm" svg:x2="9.001cm" svg:y2="13.905cm">
          <text:p text:style-name="P6"/>
        </draw:line>
        <draw:frame draw:style-name="gr1" draw:text-style-name="P7" draw:layer="layout" svg:width="0.803cm" svg:height="0.683cm" svg:x="8.197cm" svg:y="13.817cm">
          <draw:text-box>
            <text:p text:style-name="P6"><text:span text:style-name="T3">id</text:span></text:p>
          </draw:text-box>
        </draw:frame>
        <draw:line draw:style-name="gr6" draw:text-style-name="P2" draw:layer="layout" svg:x1="9cm" svg:y1="13.75cm" svg:x2="5.75cm" svg:y2="13.75cm">
          <text:p text:style-name="P6"/>
        </draw:line>
        <draw:line draw:style-name="gr6" draw:text-style-name="P2" draw:layer="layout" svg:x1="5.75cm" svg:y1="13.75cm" svg:x2="5.75cm" svg:y2="12.25cm">
          <text:p text:style-name="P6"/>
        </draw:line>
        <draw:line draw:style-name="gr6" draw:text-style-name="P2" draw:layer="layout" svg:x1="5.903cm" svg:y1="12.509cm" svg:x2="5.602cm" svg:y2="12.509cm">
          <text:p text:style-name="P6"/>
        </draw:line>
        <draw:frame draw:style-name="gr1" draw:text-style-name="P7" draw:layer="layout" svg:width="2.013cm" svg:height="0.683cm" svg:x="4.737cm" svg:y="12.567cm">
          <draw:text-box>
            <text:p text:style-name="P6"><text:span text:style-name="T3">labgrupa</text:span></text:p>
          </draw:text-box>
        </draw:frame>
        <draw:frame draw:style-name="gr1" draw:text-style-name="P7" draw:layer="layout" svg:width="2.145cm" svg:height="0.683cm" svg:x="3.855cm" svg:y="6cm">
          <draw:text-box>
            <text:p text:style-name="P6"><text:span text:style-name="T3">nastavnik</text:span></text:p>
          </draw:text-box>
        </draw:frame>
        <draw:line draw:style-name="gr6" draw:text-style-name="P2" draw:layer="layout" svg:x1="5cm" svg:y1="4cm" svg:x2="5cm" svg:y2="7cm">
          <text:p text:style-name="P6"/>
        </draw:line>
        <draw:frame draw:style-name="gr1" draw:text-style-name="P7" draw:layer="layout" svg:width="1.78cm" svg:height="0.683cm" svg:x="6.47cm" svg:y="6.317cm">
          <draw:text-box>
            <text:p text:style-name="P6"><text:span text:style-name="T3">student</text:span></text:p>
          </draw:text-box>
        </draw:frame>
        <draw:line draw:style-name="gr6" draw:text-style-name="P2" draw:layer="layout" svg:x1="6.5cm" svg:y1="4.5cm" svg:x2="6.5cm" svg:y2="7cm">
          <text:p text:style-name="P6"/>
        </draw:line>
        <draw:line draw:style-name="gr6" draw:text-style-name="P2" draw:layer="layout" svg:x1="6.5cm" svg:y1="4.5cm" svg:x2="18.25cm" svg:y2="4.5cm">
          <text:p text:style-name="P6"/>
        </draw:line>
        <draw:frame draw:style-name="gr1" draw:text-style-name="P7" draw:layer="layout" svg:width="0.803cm" svg:height="0.683cm" svg:x="17.197cm" svg:y="3.965cm">
          <draw:text-box>
            <text:p text:style-name="P6"><text:span text:style-name="T3">id</text:span></text:p>
          </draw:text-box>
        </draw:frame>
        <draw:line draw:style-name="gr6" draw:text-style-name="P2" draw:layer="layout" svg:x1="-0.25cm" svg:y1="3cm" svg:x2="-0.25cm" svg:y2="10cm">
          <text:p text:style-name="P6"/>
        </draw:line>
        <draw:line draw:style-name="gr6" draw:text-style-name="P2" draw:layer="layout" svg:x1="18.25cm" svg:y1="16.25cm" svg:x2="6.75cm" svg:y2="16.25cm">
          <text:p text:style-name="P6"/>
        </draw:line>
        <draw:line draw:style-name="gr6" draw:text-style-name="P2" draw:layer="layout" svg:x1="6.75cm" svg:y1="16.25cm" svg:x2="6.75cm" svg:y2="12.25cm">
          <text:p text:style-name="P6"/>
        </draw:line>
        <draw:line draw:style-name="gr6" draw:text-style-name="P2" draw:layer="layout" svg:x1="17.963cm" svg:y1="16.438cm" svg:x2="17.963cm" svg:y2="16.073cm">
          <text:p text:style-name="P6"/>
        </draw:line>
        <draw:line draw:style-name="gr6" draw:text-style-name="P2" draw:layer="layout" svg:x1="17.968cm" svg:y1="16.241cm" svg:x2="18.242cm" svg:y2="16.083cm">
          <text:p text:style-name="P6"/>
        </draw:line>
        <draw:line draw:style-name="gr6" draw:text-style-name="P2" draw:layer="layout" svg:x1="17.963cm" svg:y1="16.246cm" svg:x2="18.251cm" svg:y2="16.4cm">
          <text:p text:style-name="P6"/>
        </draw:line>
        <draw:frame draw:style-name="gr1" draw:text-style-name="P7" draw:layer="layout" svg:width="0.803cm" svg:height="0.683cm" svg:x="17.251cm" svg:y="16.131cm">
          <draw:text-box>
            <text:p text:style-name="P6"><text:span text:style-name="T3">id</text:span></text:p>
          </draw:text-box>
        </draw:frame>
        <draw:line draw:style-name="gr6" draw:text-style-name="P2" draw:layer="layout" svg:x1="6.911cm" svg:y1="12.509cm" svg:x2="6.61cm" svg:y2="12.509cm">
          <text:p text:style-name="P6"/>
        </draw:line>
        <draw:frame draw:style-name="gr1" draw:text-style-name="P7" draw:layer="layout" svg:width="1.933cm" svg:height="0.683cm" svg:x="6.738cm" svg:y="12.268cm">
          <draw:text-box>
            <text:p text:style-name="P6"><text:span text:style-name="T3">predmet</text:span></text:p>
          </draw:text-box>
        </draw:frame>
        <draw:line draw:style-name="gr6" draw:text-style-name="P2" draw:layer="layout" svg:x1="5cm" svg:y1="4cm" svg:x2="18.25cm" svg:y2="4cm">
          <text:p text:style-name="P6"/>
        </draw:line>
        <draw:frame draw:style-name="gr1" draw:text-style-name="P7" draw:layer="layout" svg:width="0.803cm" svg:height="0.683cm" svg:x="17.198cm" svg:y="2.966cm">
          <draw:text-box>
            <text:p text:style-name="P6"><text:span text:style-name="T3">id</text:span></text:p>
          </draw:text-box>
        </draw:frame>
        <draw:line draw:style-name="gr6" draw:text-style-name="P2" draw:layer="layout" svg:x1="17.956cm" svg:y1="4.189cm" svg:x2="17.956cm" svg:y2="3.824cm">
          <text:p text:style-name="P6"/>
        </draw:line>
        <draw:line draw:style-name="gr6" draw:text-style-name="P2" draw:layer="layout" svg:x1="17.961cm" svg:y1="3.992cm" svg:x2="18.235cm" svg:y2="3.834cm">
          <text:p text:style-name="P6"/>
        </draw:line>
        <draw:line draw:style-name="gr6" draw:text-style-name="P2" draw:layer="layout" svg:x1="17.956cm" svg:y1="3.997cm" svg:x2="18.244cm" svg:y2="4.151cm">
          <text:p text:style-name="P6"/>
        </draw:line>
        <draw:line draw:style-name="gr6" draw:text-style-name="P2" draw:layer="layout" svg:x1="17.956cm" svg:y1="4.689cm" svg:x2="17.956cm" svg:y2="4.324cm">
          <text:p text:style-name="P6"/>
        </draw:line>
        <draw:line draw:style-name="gr6" draw:text-style-name="P2" draw:layer="layout" svg:x1="17.961cm" svg:y1="4.492cm" svg:x2="18.235cm" svg:y2="4.334cm">
          <text:p text:style-name="P6"/>
        </draw:line>
        <draw:line draw:style-name="gr6" draw:text-style-name="P2" draw:layer="layout" svg:x1="17.956cm" svg:y1="4.497cm" svg:x2="18.244cm" svg:y2="4.651cm">
          <text:p text:style-name="P6"/>
        </draw:line>
        <draw:line draw:style-name="gr6" draw:text-style-name="P2" draw:layer="layout" svg:x1="17.971cm" svg:y1="5.439cm" svg:x2="17.971cm" svg:y2="5.074cm">
          <text:p text:style-name="P6"/>
        </draw:line>
        <draw:line draw:style-name="gr6" draw:text-style-name="P2" draw:layer="layout" svg:x1="17.871cm" svg:y1="5.439cm" svg:x2="17.871cm" svg:y2="5.074cm">
          <text:p text:style-name="P6"/>
        </draw:line>
        <draw:line draw:style-name="gr6" draw:text-style-name="P2" draw:layer="layout" svg:x1="17.971cm" svg:y1="3.681cm" svg:x2="17.971cm" svg:y2="3.316cm">
          <text:p text:style-name="P6"/>
        </draw:line>
        <draw:line draw:style-name="gr6" draw:text-style-name="P2" draw:layer="layout" svg:x1="17.871cm" svg:y1="3.681cm" svg:x2="17.871cm" svg:y2="3.316cm">
          <text:p text:style-name="P6"/>
        </draw:line>
        <draw:line draw:style-name="gr6" draw:text-style-name="P2" draw:layer="layout" svg:x1="5.165cm" svg:y1="6.829cm" svg:x2="4.868cm" svg:y2="6.829cm">
          <text:p text:style-name="P6"/>
        </draw:line>
        <draw:line draw:style-name="gr6" draw:text-style-name="P2" draw:layer="layout" svg:x1="6.666cm" svg:y1="6.829cm" svg:x2="6.369cm" svg:y2="6.829cm">
          <text:p text:style-name="P6"/>
        </draw:line>
        <draw:line draw:style-name="gr6" draw:text-style-name="P2" draw:layer="layout" svg:x1="-14.25cm" svg:y1="20cm" svg:x2="-14.25cm" svg:y2="18.25cm">
          <text:p text:style-name="P6"/>
        </draw:line>
        <draw:line draw:style-name="gr6" draw:text-style-name="P2" draw:layer="layout" svg:x1="-14.25cm" svg:y1="18.25cm" svg:x2="1.5cm" svg:y2="18.25cm">
          <text:p text:style-name="P6"/>
        </draw:line>
        <draw:line draw:style-name="gr6" draw:text-style-name="P2" draw:layer="layout" svg:x1="1.5cm" svg:y1="18.25cm" svg:x2="1.5cm" svg:y2="16cm">
          <text:p text:style-name="P6"/>
        </draw:line>
        <draw:line draw:style-name="gr6" draw:text-style-name="P2" draw:layer="layout" svg:x1="1.655cm" svg:y1="16.202cm" svg:x2="1.354cm" svg:y2="16.202cm">
          <text:p text:style-name="P6"/>
        </draw:line>
        <draw:frame draw:style-name="gr1" draw:text-style-name="P7" draw:layer="layout" svg:width="2.644cm" svg:height="0.683cm" svg:x="0.206cm" svg:y="16.167cm">
          <draw:text-box>
            <text:p text:style-name="P6"><text:span text:style-name="T3">komponenta</text:span></text:p>
          </draw:text-box>
        </draw:frame>
        <draw:line draw:style-name="gr6" draw:text-style-name="P2" draw:layer="layout" svg:x1="-14.093cm" svg:y1="19.735cm" svg:x2="-14.394cm" svg:y2="19.735cm">
          <text:p text:style-name="P6"/>
        </draw:line>
        <draw:frame draw:style-name="gr8" draw:text-style-name="P8" draw:layer="layout" svg:width="1.386cm" svg:height="0.683cm" svg:x="-15.014cm" svg:y="19.271cm">
          <draw:text-box>
            <text:p text:style-name="P6"><text:span text:style-name="T3">id</text:span></text:p>
          </draw:text-box>
        </draw:frame>
        <draw:line draw:style-name="gr6" draw:text-style-name="P2" draw:layer="layout" svg:x1="-14.249cm" svg:y1="19.732cm" svg:x2="-14.408cm" svg:y2="20.005cm">
          <text:p text:style-name="P6"/>
        </draw:line>
        <draw:line draw:style-name="gr6" draw:text-style-name="P2" draw:layer="layout" svg:x1="-14.25cm" svg:y1="19.739cm" svg:x2="-14.09cm" svg:y2="20.005cm">
          <text:p text:style-name="P6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bs" fo:country="B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ETF</meta:initial-creator>
    <meta:creation-date>2009-02-17T18:16:21</meta:creation-date>
    <dc:creator>ETF</dc:creator>
    <dc:date>2009-02-18T13:30:54</dc:date>
    <dc:language>bs-BA</dc:language>
    <meta:editing-cycles>30</meta:editing-cycles>
    <meta:editing-duration>PT6H46M4S</meta:editing-duration>
    <meta:user-defined meta:name="Info 1"/>
    <meta:user-defined meta:name="Info 2"/>
    <meta:user-defined meta:name="Info 3"/>
    <meta:user-defined meta:name="Info 4"/>
    <meta:document-statistic meta:object-count="948"/>
  </office:meta>
</office:document-meta>
</file>